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GD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Эпоха</text:p>
          </table:table-cell>
          <table:table-cell office:value-type="string" calcext:value-type="string">
            <text:p>Точность</text:p>
          </table:table-cell>
          <table:table-cell office:value-type="string" calcext:value-type="string">
            <text:p>Функция потерь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.30275979" calcext:value-type="float">
            <text:p>2,302759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.30262027" calcext:value-type="float">
            <text:p>2,30262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.30262373" calcext:value-type="float">
            <text:p>2,302623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.30251512" calcext:value-type="float">
            <text:p>2,302515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.30246158" calcext:value-type="float">
            <text:p>2,302461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.30242719" calcext:value-type="float">
            <text:p>2,302427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.30239652" calcext:value-type="float">
            <text:p>2,302396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.30227787" calcext:value-type="float">
            <text:p>2,302277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.30221594" calcext:value-type="float">
            <text:p>2,3022159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.30216273" calcext:value-type="float">
            <text:p>2,302162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.30217972" calcext:value-type="float">
            <text:p>2,302179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.30211661" calcext:value-type="float">
            <text:p>2,302116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.30180431" calcext:value-type="float">
            <text:p>2,301804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.30196822" calcext:value-type="float">
            <text:p>2,301968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.30195747" calcext:value-type="float">
            <text:p>2,301957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.30184248" calcext:value-type="float">
            <text:p>2,301842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.30171826" calcext:value-type="float">
            <text:p>2,301718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.30170603" calcext:value-type="float">
            <text:p>2,301706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.30163428" calcext:value-type="float">
            <text:p>2,301634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.3015726" calcext:value-type="float">
            <text:p>2,30157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.01" calcext:value-type="float">
            <text:p>10,01</text:p>
          </table:table-cell>
          <table:table-cell office:value-type="float" office:value="2.30148236" calcext:value-type="float">
            <text:p>2,301482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.02" calcext:value-type="float">
            <text:p>10,02</text:p>
          </table:table-cell>
          <table:table-cell office:value-type="float" office:value="2.3013773" calcext:value-type="float">
            <text:p>2,301377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.03" calcext:value-type="float">
            <text:p>10,03</text:p>
          </table:table-cell>
          <table:table-cell office:value-type="float" office:value="2.30134981" calcext:value-type="float">
            <text:p>2,3013498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.04" calcext:value-type="float">
            <text:p>10,04</text:p>
          </table:table-cell>
          <table:table-cell office:value-type="float" office:value="2.30128324" calcext:value-type="float">
            <text:p>2,301283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.08" calcext:value-type="float">
            <text:p>10,08</text:p>
          </table:table-cell>
          <table:table-cell office:value-type="float" office:value="2.30125769" calcext:value-type="float">
            <text:p>2,301257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.1" calcext:value-type="float">
            <text:p>10,1</text:p>
          </table:table-cell>
          <table:table-cell office:value-type="float" office:value="2.30112023" calcext:value-type="float">
            <text:p>2,301120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.13" calcext:value-type="float">
            <text:p>10,13</text:p>
          </table:table-cell>
          <table:table-cell office:value-type="float" office:value="2.3010954" calcext:value-type="float">
            <text:p>2,301095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.18" calcext:value-type="float">
            <text:p>10,18</text:p>
          </table:table-cell>
          <table:table-cell office:value-type="float" office:value="2.30103077" calcext:value-type="float">
            <text:p>2,3010307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.23" calcext:value-type="float">
            <text:p>10,23</text:p>
          </table:table-cell>
          <table:table-cell office:value-type="float" office:value="2.30091118" calcext:value-type="float">
            <text:p>2,300911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.29" calcext:value-type="float">
            <text:p>10,29</text:p>
          </table:table-cell>
          <table:table-cell office:value-type="float" office:value="2.30091688" calcext:value-type="float">
            <text:p>2,3009168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.37" calcext:value-type="float">
            <text:p>10,37</text:p>
          </table:table-cell>
          <table:table-cell office:value-type="float" office:value="2.30081421" calcext:value-type="float">
            <text:p>2,300814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.46" calcext:value-type="float">
            <text:p>10,46</text:p>
          </table:table-cell>
          <table:table-cell office:value-type="float" office:value="2.30080981" calcext:value-type="float">
            <text:p>2,3008098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.59" calcext:value-type="float">
            <text:p>10,59</text:p>
          </table:table-cell>
          <table:table-cell office:value-type="float" office:value="2.30064201" calcext:value-type="float">
            <text:p>2,300642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.71" calcext:value-type="float">
            <text:p>10,71</text:p>
          </table:table-cell>
          <table:table-cell office:value-type="float" office:value="2.30061912" calcext:value-type="float">
            <text:p>2,300619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.85" calcext:value-type="float">
            <text:p>10,85</text:p>
          </table:table-cell>
          <table:table-cell office:value-type="float" office:value="2.30059673" calcext:value-type="float">
            <text:p>2,300596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.96" calcext:value-type="float">
            <text:p>10,96</text:p>
          </table:table-cell>
          <table:table-cell office:value-type="float" office:value="2.30069449" calcext:value-type="float">
            <text:p>2,300694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.09" calcext:value-type="float">
            <text:p>11,09</text:p>
          </table:table-cell>
          <table:table-cell office:value-type="float" office:value="2.30045023" calcext:value-type="float">
            <text:p>2,3004502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.21" calcext:value-type="float">
            <text:p>11,21</text:p>
          </table:table-cell>
          <table:table-cell office:value-type="float" office:value="2.30046071" calcext:value-type="float">
            <text:p>2,3004607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.3" calcext:value-type="float">
            <text:p>11,3</text:p>
          </table:table-cell>
          <table:table-cell office:value-type="float" office:value="2.30031297" calcext:value-type="float">
            <text:p>2,3003129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.44" calcext:value-type="float">
            <text:p>11,44</text:p>
          </table:table-cell>
          <table:table-cell office:value-type="float" office:value="2.30027205" calcext:value-type="float">
            <text:p>2,300272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.56" calcext:value-type="float">
            <text:p>11,56</text:p>
          </table:table-cell>
          <table:table-cell office:value-type="float" office:value="2.30023716" calcext:value-type="float">
            <text:p>2,300237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.66" calcext:value-type="float">
            <text:p>11,66</text:p>
          </table:table-cell>
          <table:table-cell office:value-type="float" office:value="2.30014745" calcext:value-type="float">
            <text:p>2,300147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.84" calcext:value-type="float">
            <text:p>11,84</text:p>
          </table:table-cell>
          <table:table-cell office:value-type="float" office:value="2.30002068" calcext:value-type="float">
            <text:p>2,3000206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.91" calcext:value-type="float">
            <text:p>11,91</text:p>
          </table:table-cell>
          <table:table-cell office:value-type="float" office:value="2.29990276" calcext:value-type="float">
            <text:p>2,2999027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.02" calcext:value-type="float">
            <text:p>12,02</text:p>
          </table:table-cell>
          <table:table-cell office:value-type="float" office:value="2.29995163" calcext:value-type="float">
            <text:p>2,2999516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.11" calcext:value-type="float">
            <text:p>12,11</text:p>
          </table:table-cell>
          <table:table-cell office:value-type="float" office:value="2.29980398" calcext:value-type="float">
            <text:p>2,2998039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.2" calcext:value-type="float">
            <text:p>12,2</text:p>
          </table:table-cell>
          <table:table-cell office:value-type="float" office:value="2.2998607" calcext:value-type="float">
            <text:p>2,299860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.29" calcext:value-type="float">
            <text:p>12,29</text:p>
          </table:table-cell>
          <table:table-cell office:value-type="float" office:value="2.29976554" calcext:value-type="float">
            <text:p>2,2997655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.38" calcext:value-type="float">
            <text:p>12,38</text:p>
          </table:table-cell>
          <table:table-cell office:value-type="float" office:value="2.29964673" calcext:value-type="float">
            <text:p>2,299646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.49" calcext:value-type="float">
            <text:p>12,49</text:p>
          </table:table-cell>
          <table:table-cell office:value-type="float" office:value="2.29957684" calcext:value-type="float">
            <text:p>2,299576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.56" calcext:value-type="float">
            <text:p>12,56</text:p>
          </table:table-cell>
          <table:table-cell office:value-type="float" office:value="2.29949534" calcext:value-type="float">
            <text:p>2,2994953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.61" calcext:value-type="float">
            <text:p>12,61</text:p>
          </table:table-cell>
          <table:table-cell office:value-type="float" office:value="2.2994974" calcext:value-type="float">
            <text:p>2,299497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.67" calcext:value-type="float">
            <text:p>12,67</text:p>
          </table:table-cell>
          <table:table-cell office:value-type="float" office:value="2.29936801" calcext:value-type="float">
            <text:p>2,299368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.74" calcext:value-type="float">
            <text:p>12,74</text:p>
          </table:table-cell>
          <table:table-cell office:value-type="float" office:value="2.2992816" calcext:value-type="float">
            <text:p>2,299281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.83" calcext:value-type="float">
            <text:p>12,83</text:p>
          </table:table-cell>
          <table:table-cell office:value-type="float" office:value="2.29934055" calcext:value-type="float">
            <text:p>2,299340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.88" calcext:value-type="float">
            <text:p>12,88</text:p>
          </table:table-cell>
          <table:table-cell office:value-type="float" office:value="2.29921782" calcext:value-type="float">
            <text:p>2,2992178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.94" calcext:value-type="float">
            <text:p>12,94</text:p>
          </table:table-cell>
          <table:table-cell office:value-type="float" office:value="2.29909072" calcext:value-type="float">
            <text:p>2,2990907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.99" calcext:value-type="float">
            <text:p>12,99</text:p>
          </table:table-cell>
          <table:table-cell office:value-type="float" office:value="2.29902976" calcext:value-type="float">
            <text:p>2,2990297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.03" calcext:value-type="float">
            <text:p>13,03</text:p>
          </table:table-cell>
          <table:table-cell office:value-type="float" office:value="2.29900271" calcext:value-type="float">
            <text:p>2,299002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.08" calcext:value-type="float">
            <text:p>13,08</text:p>
          </table:table-cell>
          <table:table-cell office:value-type="float" office:value="2.29881033" calcext:value-type="float">
            <text:p>2,2988103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.13" calcext:value-type="float">
            <text:p>13,13</text:p>
          </table:table-cell>
          <table:table-cell office:value-type="float" office:value="2.29884668" calcext:value-type="float">
            <text:p>2,2988466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.18" calcext:value-type="float">
            <text:p>13,18</text:p>
          </table:table-cell>
          <table:table-cell office:value-type="float" office:value="2.29881838" calcext:value-type="float">
            <text:p>2,2988183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.25" calcext:value-type="float">
            <text:p>13,25</text:p>
          </table:table-cell>
          <table:table-cell office:value-type="float" office:value="2.29870092" calcext:value-type="float">
            <text:p>2,2987009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.31" calcext:value-type="float">
            <text:p>13,31</text:p>
          </table:table-cell>
          <table:table-cell office:value-type="float" office:value="2.29867807" calcext:value-type="float">
            <text:p>2,2986780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.36" calcext:value-type="float">
            <text:p>13,36</text:p>
          </table:table-cell>
          <table:table-cell office:value-type="float" office:value="2.29854977" calcext:value-type="float">
            <text:p>2,2985497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.46" calcext:value-type="float">
            <text:p>13,46</text:p>
          </table:table-cell>
          <table:table-cell office:value-type="float" office:value="2.29847808" calcext:value-type="float">
            <text:p>2,2984780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.52" calcext:value-type="float">
            <text:p>13,52</text:p>
          </table:table-cell>
          <table:table-cell office:value-type="float" office:value="2.29840283" calcext:value-type="float">
            <text:p>2,2984028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.59" calcext:value-type="float">
            <text:p>13,59</text:p>
          </table:table-cell>
          <table:table-cell office:value-type="float" office:value="2.29831187" calcext:value-type="float">
            <text:p>2,2983118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.7" calcext:value-type="float">
            <text:p>13,7</text:p>
          </table:table-cell>
          <table:table-cell office:value-type="float" office:value="2.29822193" calcext:value-type="float">
            <text:p>2,2982219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.8" calcext:value-type="float">
            <text:p>13,8</text:p>
          </table:table-cell>
          <table:table-cell office:value-type="float" office:value="2.29817251" calcext:value-type="float">
            <text:p>2,2981725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.88" calcext:value-type="float">
            <text:p>13,88</text:p>
          </table:table-cell>
          <table:table-cell office:value-type="float" office:value="2.29806422" calcext:value-type="float">
            <text:p>2,2980642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.01" calcext:value-type="float">
            <text:p>14,01</text:p>
          </table:table-cell>
          <table:table-cell office:value-type="float" office:value="2.29802242" calcext:value-type="float">
            <text:p>2,2980224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.12" calcext:value-type="float">
            <text:p>14,12</text:p>
          </table:table-cell>
          <table:table-cell office:value-type="float" office:value="2.29795235" calcext:value-type="float">
            <text:p>2,2979523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.2" calcext:value-type="float">
            <text:p>14,2</text:p>
          </table:table-cell>
          <table:table-cell office:value-type="float" office:value="2.29788354" calcext:value-type="float">
            <text:p>2,2978835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.32" calcext:value-type="float">
            <text:p>14,32</text:p>
          </table:table-cell>
          <table:table-cell office:value-type="float" office:value="2.29772455" calcext:value-type="float">
            <text:p>2,2977245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.43" calcext:value-type="float">
            <text:p>14,43</text:p>
          </table:table-cell>
          <table:table-cell office:value-type="float" office:value="2.29770098" calcext:value-type="float">
            <text:p>2,2977009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.57" calcext:value-type="float">
            <text:p>14,57</text:p>
          </table:table-cell>
          <table:table-cell office:value-type="float" office:value="2.29762626" calcext:value-type="float">
            <text:p>2,297626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.67" calcext:value-type="float">
            <text:p>14,67</text:p>
          </table:table-cell>
          <table:table-cell office:value-type="float" office:value="2.29756949" calcext:value-type="float">
            <text:p>2,2975694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.8" calcext:value-type="float">
            <text:p>14,8</text:p>
          </table:table-cell>
          <table:table-cell office:value-type="float" office:value="2.29750884" calcext:value-type="float">
            <text:p>2,2975088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.91" calcext:value-type="float">
            <text:p>14,91</text:p>
          </table:table-cell>
          <table:table-cell office:value-type="float" office:value="2.29742126" calcext:value-type="float">
            <text:p>2,2974212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.99" calcext:value-type="float">
            <text:p>14,99</text:p>
          </table:table-cell>
          <table:table-cell office:value-type="float" office:value="2.29730629" calcext:value-type="float">
            <text:p>2,2973062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5.1" calcext:value-type="float">
            <text:p>15,1</text:p>
          </table:table-cell>
          <table:table-cell office:value-type="float" office:value="2.29722551" calcext:value-type="float">
            <text:p>2,2972255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5.21" calcext:value-type="float">
            <text:p>15,21</text:p>
          </table:table-cell>
          <table:table-cell office:value-type="float" office:value="2.29712339" calcext:value-type="float">
            <text:p>2,2971233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5.29" calcext:value-type="float">
            <text:p>15,29</text:p>
          </table:table-cell>
          <table:table-cell office:value-type="float" office:value="2.29708738" calcext:value-type="float">
            <text:p>2,2970873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.43" calcext:value-type="float">
            <text:p>15,43</text:p>
          </table:table-cell>
          <table:table-cell office:value-type="float" office:value="2.29698094" calcext:value-type="float">
            <text:p>2,2969809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5.53" calcext:value-type="float">
            <text:p>15,53</text:p>
          </table:table-cell>
          <table:table-cell office:value-type="float" office:value="2.29698129" calcext:value-type="float">
            <text:p>2,2969812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5.7" calcext:value-type="float">
            <text:p>15,7</text:p>
          </table:table-cell>
          <table:table-cell office:value-type="float" office:value="2.29681591" calcext:value-type="float">
            <text:p>2,2968159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.85" calcext:value-type="float">
            <text:p>15,85</text:p>
          </table:table-cell>
          <table:table-cell office:value-type="float" office:value="2.29671609" calcext:value-type="float">
            <text:p>2,2967160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.96" calcext:value-type="float">
            <text:p>15,96</text:p>
          </table:table-cell>
          <table:table-cell office:value-type="float" office:value="2.29668633" calcext:value-type="float">
            <text:p>2,296686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6.14" calcext:value-type="float">
            <text:p>16,14</text:p>
          </table:table-cell>
          <table:table-cell office:value-type="float" office:value="2.29656826" calcext:value-type="float">
            <text:p>2,2965682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6.24" calcext:value-type="float">
            <text:p>16,24</text:p>
          </table:table-cell>
          <table:table-cell office:value-type="float" office:value="2.29640222" calcext:value-type="float">
            <text:p>2,2964022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6.34" calcext:value-type="float">
            <text:p>16,34</text:p>
          </table:table-cell>
          <table:table-cell office:value-type="float" office:value="2.29635324" calcext:value-type="float">
            <text:p>2,2963532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6.5" calcext:value-type="float">
            <text:p>16,5</text:p>
          </table:table-cell>
          <table:table-cell office:value-type="float" office:value="2.29627538" calcext:value-type="float">
            <text:p>2,2962753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6.63" calcext:value-type="float">
            <text:p>16,63</text:p>
          </table:table-cell>
          <table:table-cell office:value-type="float" office:value="2.29616695" calcext:value-type="float">
            <text:p>2,296166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6.75" calcext:value-type="float">
            <text:p>16,75</text:p>
          </table:table-cell>
          <table:table-cell office:value-type="float" office:value="2.29610009" calcext:value-type="float">
            <text:p>2,2961000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6.86" calcext:value-type="float">
            <text:p>16,86</text:p>
          </table:table-cell>
          <table:table-cell office:value-type="float" office:value="2.29594581" calcext:value-type="float">
            <text:p>2,2959458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7.06" calcext:value-type="float">
            <text:p>17,06</text:p>
          </table:table-cell>
          <table:table-cell office:value-type="float" office:value="2.29591165" calcext:value-type="float">
            <text:p>2,2959116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7.21" calcext:value-type="float">
            <text:p>17,21</text:p>
          </table:table-cell>
          <table:table-cell office:value-type="float" office:value="2.29579447" calcext:value-type="float">
            <text:p>2,2957944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7.34" calcext:value-type="float">
            <text:p>17,34</text:p>
          </table:table-cell>
          <table:table-cell office:value-type="float" office:value="2.29572546" calcext:value-type="float">
            <text:p>2,295725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.45" calcext:value-type="float">
            <text:p>17,45</text:p>
          </table:table-cell>
          <table:table-cell office:value-type="float" office:value="2.29558955" calcext:value-type="float">
            <text:p>2,2955895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7.59" calcext:value-type="float">
            <text:p>17,59</text:p>
          </table:table-cell>
          <table:table-cell office:value-type="float" office:value="2.29555446" calcext:value-type="float">
            <text:p>2,2955544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6.75" calcext:value-type="float">
            <text:p>26,75</text:p>
          </table:table-cell>
          <table:table-cell office:value-type="float" office:value="2.28879586" calcext:value-type="float">
            <text:p>2,2887958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6.89" calcext:value-type="float">
            <text:p>36,89</text:p>
          </table:table-cell>
          <table:table-cell office:value-type="float" office:value="2.27365135" calcext:value-type="float">
            <text:p>2,2736513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7.46" calcext:value-type="float">
            <text:p>37,46</text:p>
          </table:table-cell>
          <table:table-cell office:value-type="float" office:value="2.22300183" calcext:value-type="float">
            <text:p>2,2230018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1.92" calcext:value-type="float">
            <text:p>31,92</text:p>
          </table:table-cell>
          <table:table-cell office:value-type="float" office:value="2.05300336" calcext:value-type="float">
            <text:p>2,0530033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0.08" calcext:value-type="float">
            <text:p>40,08</text:p>
          </table:table-cell>
          <table:table-cell office:value-type="float" office:value="1.61739862" calcext:value-type="float">
            <text:p>1,6173986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51.54" calcext:value-type="float">
            <text:p>51,54</text:p>
          </table:table-cell>
          <table:table-cell office:value-type="float" office:value="1.22395234" calcext:value-type="float">
            <text:p>1,2239523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7.51" calcext:value-type="float">
            <text:p>57,51</text:p>
          </table:table-cell>
          <table:table-cell office:value-type="float" office:value="1.05500561" calcext:value-type="float">
            <text:p>1,0550056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1.46" calcext:value-type="float">
            <text:p>61,46</text:p>
          </table:table-cell>
          <table:table-cell office:value-type="float" office:value="0.97561252" calcext:value-type="float">
            <text:p>0,97561252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3.91" calcext:value-type="float">
            <text:p>63,91</text:p>
          </table:table-cell>
          <table:table-cell office:value-type="float" office:value="0.91263463" calcext:value-type="float">
            <text:p>0,9126346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7.39" calcext:value-type="float">
            <text:p>67,39</text:p>
          </table:table-cell>
          <table:table-cell office:value-type="float" office:value="0.86507524" calcext:value-type="float">
            <text:p>0,8650752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7.69" calcext:value-type="float">
            <text:p>67,69</text:p>
          </table:table-cell>
          <table:table-cell office:value-type="float" office:value="0.86660478" calcext:value-type="float">
            <text:p>0,86660478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7.71" calcext:value-type="float">
            <text:p>67,71</text:p>
          </table:table-cell>
          <table:table-cell office:value-type="float" office:value="0.89761998" calcext:value-type="float">
            <text:p>0,89761998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71.47" calcext:value-type="float">
            <text:p>71,47</text:p>
          </table:table-cell>
          <table:table-cell office:value-type="float" office:value="0.81215199" calcext:value-type="float">
            <text:p>0,81215199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70.66" calcext:value-type="float">
            <text:p>70,66</text:p>
          </table:table-cell>
          <table:table-cell office:value-type="float" office:value="0.81781044" calcext:value-type="float">
            <text:p>0,81781044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70.19" calcext:value-type="float">
            <text:p>70,19</text:p>
          </table:table-cell>
          <table:table-cell office:value-type="float" office:value="0.85765452" calcext:value-type="float">
            <text:p>0,85765452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72.38" calcext:value-type="float">
            <text:p>72,38</text:p>
          </table:table-cell>
          <table:table-cell office:value-type="float" office:value="0.77688363" calcext:value-type="float">
            <text:p>0,77688363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72.43" calcext:value-type="float">
            <text:p>72,43</text:p>
          </table:table-cell>
          <table:table-cell office:value-type="float" office:value="0.81985954" calcext:value-type="float">
            <text:p>0,81985954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71.85" calcext:value-type="float">
            <text:p>71,85</text:p>
          </table:table-cell>
          <table:table-cell office:value-type="float" office:value="0.82973679" calcext:value-type="float">
            <text:p>0,82973679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73.37" calcext:value-type="float">
            <text:p>73,37</text:p>
          </table:table-cell>
          <table:table-cell office:value-type="float" office:value="0.79433351" calcext:value-type="float">
            <text:p>0,79433351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73.24" calcext:value-type="float">
            <text:p>73,24</text:p>
          </table:table-cell>
          <table:table-cell office:value-type="float" office:value="0.82725199" calcext:value-type="float">
            <text:p>0,82725199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73.98" calcext:value-type="float">
            <text:p>73,98</text:p>
          </table:table-cell>
          <table:table-cell office:value-type="float" office:value="0.81332435" calcext:value-type="float">
            <text:p>0,81332435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74.33" calcext:value-type="float">
            <text:p>74,33</text:p>
          </table:table-cell>
          <table:table-cell office:value-type="float" office:value="0.82379084" calcext:value-type="float">
            <text:p>0,82379084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73.34" calcext:value-type="float">
            <text:p>73,34</text:p>
          </table:table-cell>
          <table:table-cell office:value-type="float" office:value="0.87062153" calcext:value-type="float">
            <text:p>0,87062153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75.25" calcext:value-type="float">
            <text:p>75,25</text:p>
          </table:table-cell>
          <table:table-cell office:value-type="float" office:value="0.83564464" calcext:value-type="float">
            <text:p>0,83564464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75.29" calcext:value-type="float">
            <text:p>75,29</text:p>
          </table:table-cell>
          <table:table-cell office:value-type="float" office:value="0.85541387" calcext:value-type="float">
            <text:p>0,85541387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75.83" calcext:value-type="float">
            <text:p>75,83</text:p>
          </table:table-cell>
          <table:table-cell office:value-type="float" office:value="0.84470225" calcext:value-type="float">
            <text:p>0,84470225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75.73" calcext:value-type="float">
            <text:p>75,73</text:p>
          </table:table-cell>
          <table:table-cell office:value-type="float" office:value="0.86156201" calcext:value-type="float">
            <text:p>0,86156201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75.58" calcext:value-type="float">
            <text:p>75,58</text:p>
          </table:table-cell>
          <table:table-cell office:value-type="float" office:value="0.9062713" calcext:value-type="float">
            <text:p>0,9062713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76.55" calcext:value-type="float">
            <text:p>76,55</text:p>
          </table:table-cell>
          <table:table-cell office:value-type="float" office:value="0.87717894" calcext:value-type="float">
            <text:p>0,87717894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76.52" calcext:value-type="float">
            <text:p>76,52</text:p>
          </table:table-cell>
          <table:table-cell office:value-type="float" office:value="0.9295021" calcext:value-type="float">
            <text:p>0,9295021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76.41" calcext:value-type="float">
            <text:p>76,41</text:p>
          </table:table-cell>
          <table:table-cell office:value-type="float" office:value="0.94872465" calcext:value-type="float">
            <text:p>0,94872465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75.35" calcext:value-type="float">
            <text:p>75,35</text:p>
          </table:table-cell>
          <table:table-cell office:value-type="float" office:value="1.05724347" calcext:value-type="float">
            <text:p>1,05724347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77.14" calcext:value-type="float">
            <text:p>77,14</text:p>
          </table:table-cell>
          <table:table-cell office:value-type="float" office:value="0.95775368" calcext:value-type="float">
            <text:p>0,95775368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77.04" calcext:value-type="float">
            <text:p>77,04</text:p>
          </table:table-cell>
          <table:table-cell office:value-type="float" office:value="0.98212791" calcext:value-type="float">
            <text:p>0,98212791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77.06" calcext:value-type="float">
            <text:p>77,06</text:p>
          </table:table-cell>
          <table:table-cell office:value-type="float" office:value="1.02940978" calcext:value-type="float">
            <text:p>1,02940978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77.06" calcext:value-type="float">
            <text:p>77,06</text:p>
          </table:table-cell>
          <table:table-cell office:value-type="float" office:value="1.07274684" calcext:value-type="float">
            <text:p>1,07274684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77.18" calcext:value-type="float">
            <text:p>77,18</text:p>
          </table:table-cell>
          <table:table-cell office:value-type="float" office:value="1.11838308" calcext:value-type="float">
            <text:p>1,1183830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76.88" calcext:value-type="float">
            <text:p>76,88</text:p>
          </table:table-cell>
          <table:table-cell office:value-type="float" office:value="1.19169846" calcext:value-type="float">
            <text:p>1,19169846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77.06" calcext:value-type="float">
            <text:p>77,06</text:p>
          </table:table-cell>
          <table:table-cell office:value-type="float" office:value="1.20314359" calcext:value-type="float">
            <text:p>1,20314359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77.09" calcext:value-type="float">
            <text:p>77,09</text:p>
          </table:table-cell>
          <table:table-cell office:value-type="float" office:value="1.2554726" calcext:value-type="float">
            <text:p>1,2554726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76.93" calcext:value-type="float">
            <text:p>76,93</text:p>
          </table:table-cell>
          <table:table-cell office:value-type="float" office:value="1.31728572" calcext:value-type="float">
            <text:p>1,31728572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76.95" calcext:value-type="float">
            <text:p>76,95</text:p>
          </table:table-cell>
          <table:table-cell office:value-type="float" office:value="1.33513251" calcext:value-type="float">
            <text:p>1,33513251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76.97" calcext:value-type="float">
            <text:p>76,97</text:p>
          </table:table-cell>
          <table:table-cell office:value-type="float" office:value="1.3878034" calcext:value-type="float">
            <text:p>1,3878034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76.97" calcext:value-type="float">
            <text:p>76,97</text:p>
          </table:table-cell>
          <table:table-cell office:value-type="float" office:value="1.40085107" calcext:value-type="float">
            <text:p>1,40085107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76.94" calcext:value-type="float">
            <text:p>76,94</text:p>
          </table:table-cell>
          <table:table-cell office:value-type="float" office:value="1.45324344" calcext:value-type="float">
            <text:p>1,4532434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76.89" calcext:value-type="float">
            <text:p>76,89</text:p>
          </table:table-cell>
          <table:table-cell office:value-type="float" office:value="1.47922835" calcext:value-type="float">
            <text:p>1,47922835</text:p>
          </table:table-cell>
        </table:table-row>
      </table:table>
      <table:table table:name="SMD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Эпоха</text:p>
          </table:table-cell>
          <table:table-cell office:value-type="string" calcext:value-type="string">
            <text:p>Точность</text:p>
          </table:table-cell>
          <table:table-cell office:value-type="string" calcext:value-type="string">
            <text:p>Функция потерь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82" calcext:value-type="float">
            <text:p>10,82</text:p>
          </table:table-cell>
          <table:table-cell office:value-type="float" office:value="2.3011661" calcext:value-type="float">
            <text:p>2,30116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.34" calcext:value-type="float">
            <text:p>14,34</text:p>
          </table:table-cell>
          <table:table-cell office:value-type="float" office:value="2.29966759" calcext:value-type="float">
            <text:p>2,299667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.75" calcext:value-type="float">
            <text:p>16,75</text:p>
          </table:table-cell>
          <table:table-cell office:value-type="float" office:value="2.29820632" calcext:value-type="float">
            <text:p>2,298206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.28" calcext:value-type="float">
            <text:p>18,28</text:p>
          </table:table-cell>
          <table:table-cell office:value-type="float" office:value="2.29645429" calcext:value-type="float">
            <text:p>2,296454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.79" calcext:value-type="float">
            <text:p>19,79</text:p>
          </table:table-cell>
          <table:table-cell office:value-type="float" office:value="2.29457828" calcext:value-type="float">
            <text:p>2,294578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.35" calcext:value-type="float">
            <text:p>20,35</text:p>
          </table:table-cell>
          <table:table-cell office:value-type="float" office:value="2.29236632" calcext:value-type="float">
            <text:p>2,292366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.47" calcext:value-type="float">
            <text:p>22,47</text:p>
          </table:table-cell>
          <table:table-cell office:value-type="float" office:value="2.28959281" calcext:value-type="float">
            <text:p>2,289592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.83" calcext:value-type="float">
            <text:p>26,83</text:p>
          </table:table-cell>
          <table:table-cell office:value-type="float" office:value="2.28625165" calcext:value-type="float">
            <text:p>2,286251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.12" calcext:value-type="float">
            <text:p>29,12</text:p>
          </table:table-cell>
          <table:table-cell office:value-type="float" office:value="2.28178894" calcext:value-type="float">
            <text:p>2,281788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.32" calcext:value-type="float">
            <text:p>31,32</text:p>
          </table:table-cell>
          <table:table-cell office:value-type="float" office:value="2.27601527" calcext:value-type="float">
            <text:p>2,276015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.55" calcext:value-type="float">
            <text:p>32,55</text:p>
          </table:table-cell>
          <table:table-cell office:value-type="float" office:value="2.26827305" calcext:value-type="float">
            <text:p>2,268273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.84" calcext:value-type="float">
            <text:p>34,84</text:p>
          </table:table-cell>
          <table:table-cell office:value-type="float" office:value="2.25712817" calcext:value-type="float">
            <text:p>2,257128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.71" calcext:value-type="float">
            <text:p>32,71</text:p>
          </table:table-cell>
          <table:table-cell office:value-type="float" office:value="2.24060153" calcext:value-type="float">
            <text:p>2,240601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.7" calcext:value-type="float">
            <text:p>29,7</text:p>
          </table:table-cell>
          <table:table-cell office:value-type="float" office:value="2.2150545" calcext:value-type="float">
            <text:p>2,21505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.12" calcext:value-type="float">
            <text:p>27,12</text:p>
          </table:table-cell>
          <table:table-cell office:value-type="float" office:value="2.17508943" calcext:value-type="float">
            <text:p>2,175089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.91" calcext:value-type="float">
            <text:p>24,91</text:p>
          </table:table-cell>
          <table:table-cell office:value-type="float" office:value="2.11299559" calcext:value-type="float">
            <text:p>2,112995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.59" calcext:value-type="float">
            <text:p>24,59</text:p>
          </table:table-cell>
          <table:table-cell office:value-type="float" office:value="2.02176231" calcext:value-type="float">
            <text:p>2,021762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.79" calcext:value-type="float">
            <text:p>26,79</text:p>
          </table:table-cell>
          <table:table-cell office:value-type="float" office:value="1.91086562" calcext:value-type="float">
            <text:p>1,910865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.07" calcext:value-type="float">
            <text:p>28,07</text:p>
          </table:table-cell>
          <table:table-cell office:value-type="float" office:value="1.83276105" calcext:value-type="float">
            <text:p>1,832761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.27" calcext:value-type="float">
            <text:p>25,27</text:p>
          </table:table-cell>
          <table:table-cell office:value-type="float" office:value="1.75196874" calcext:value-type="float">
            <text:p>1,7519687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.93" calcext:value-type="float">
            <text:p>27,93</text:p>
          </table:table-cell>
          <table:table-cell office:value-type="float" office:value="1.71546884" calcext:value-type="float">
            <text:p>1,715468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.91" calcext:value-type="float">
            <text:p>31,91</text:p>
          </table:table-cell>
          <table:table-cell office:value-type="float" office:value="1.72129012" calcext:value-type="float">
            <text:p>1,721290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5.1" calcext:value-type="float">
            <text:p>35,1</text:p>
          </table:table-cell>
          <table:table-cell office:value-type="float" office:value="1.52287011" calcext:value-type="float">
            <text:p>1,522870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.52" calcext:value-type="float">
            <text:p>26,52</text:p>
          </table:table-cell>
          <table:table-cell office:value-type="float" office:value="2.01379443" calcext:value-type="float">
            <text:p>2,013794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3.41" calcext:value-type="float">
            <text:p>43,41</text:p>
          </table:table-cell>
          <table:table-cell office:value-type="float" office:value="1.46058991" calcext:value-type="float">
            <text:p>1,4605899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2.06" calcext:value-type="float">
            <text:p>42,06</text:p>
          </table:table-cell>
          <table:table-cell office:value-type="float" office:value="1.40448626" calcext:value-type="float">
            <text:p>1,404486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.24" calcext:value-type="float">
            <text:p>37,24</text:p>
          </table:table-cell>
          <table:table-cell office:value-type="float" office:value="1.45023452" calcext:value-type="float">
            <text:p>1,450234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4.97" calcext:value-type="float">
            <text:p>44,97</text:p>
          </table:table-cell>
          <table:table-cell office:value-type="float" office:value="1.33499237" calcext:value-type="float">
            <text:p>1,3349923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9.4" calcext:value-type="float">
            <text:p>39,4</text:p>
          </table:table-cell>
          <table:table-cell office:value-type="float" office:value="1.40248433" calcext:value-type="float">
            <text:p>1,402484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.25" calcext:value-type="float">
            <text:p>43,25</text:p>
          </table:table-cell>
          <table:table-cell office:value-type="float" office:value="1.31038525" calcext:value-type="float">
            <text:p>1,310385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.27" calcext:value-type="float">
            <text:p>40,27</text:p>
          </table:table-cell>
          <table:table-cell office:value-type="float" office:value="1.41046716" calcext:value-type="float">
            <text:p>1,410467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3.98" calcext:value-type="float">
            <text:p>43,98</text:p>
          </table:table-cell>
          <table:table-cell office:value-type="float" office:value="1.43558483" calcext:value-type="float">
            <text:p>1,4355848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5.49" calcext:value-type="float">
            <text:p>45,49</text:p>
          </table:table-cell>
          <table:table-cell office:value-type="float" office:value="1.26351591" calcext:value-type="float">
            <text:p>1,2635159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2.7" calcext:value-type="float">
            <text:p>42,7</text:p>
          </table:table-cell>
          <table:table-cell office:value-type="float" office:value="1.30930495" calcext:value-type="float">
            <text:p>1,309304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57" calcext:value-type="float">
            <text:p>41,57</text:p>
          </table:table-cell>
          <table:table-cell office:value-type="float" office:value="1.28337128" calcext:value-type="float">
            <text:p>1,2833712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.81" calcext:value-type="float">
            <text:p>49,81</text:p>
          </table:table-cell>
          <table:table-cell office:value-type="float" office:value="1.14274039" calcext:value-type="float">
            <text:p>1,142740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.6" calcext:value-type="float">
            <text:p>36,6</text:p>
          </table:table-cell>
          <table:table-cell office:value-type="float" office:value="1.44745708" calcext:value-type="float">
            <text:p>1,4474570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.71" calcext:value-type="float">
            <text:p>50,71</text:p>
          </table:table-cell>
          <table:table-cell office:value-type="float" office:value="1.16783243" calcext:value-type="float">
            <text:p>1,1678324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3.09" calcext:value-type="float">
            <text:p>53,09</text:p>
          </table:table-cell>
          <table:table-cell office:value-type="float" office:value="1.14183446" calcext:value-type="float">
            <text:p>1,141834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.3" calcext:value-type="float">
            <text:p>52,3</text:p>
          </table:table-cell>
          <table:table-cell office:value-type="float" office:value="1.11330915" calcext:value-type="float">
            <text:p>1,113309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4.83" calcext:value-type="float">
            <text:p>44,83</text:p>
          </table:table-cell>
          <table:table-cell office:value-type="float" office:value="1.25699333" calcext:value-type="float">
            <text:p>1,256993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8.66" calcext:value-type="float">
            <text:p>38,66</text:p>
          </table:table-cell>
          <table:table-cell office:value-type="float" office:value="1.51065893" calcext:value-type="float">
            <text:p>1,5106589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3.76" calcext:value-type="float">
            <text:p>53,76</text:p>
          </table:table-cell>
          <table:table-cell office:value-type="float" office:value="1.08818633" calcext:value-type="float">
            <text:p>1,088186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4.4" calcext:value-type="float">
            <text:p>54,4</text:p>
          </table:table-cell>
          <table:table-cell office:value-type="float" office:value="1.08524873" calcext:value-type="float">
            <text:p>1,0852487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3.64" calcext:value-type="float">
            <text:p>53,64</text:p>
          </table:table-cell>
          <table:table-cell office:value-type="float" office:value="1.08192336" calcext:value-type="float">
            <text:p>1,0819233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7.48" calcext:value-type="float">
            <text:p>57,48</text:p>
          </table:table-cell>
          <table:table-cell office:value-type="float" office:value="1.05470503" calcext:value-type="float">
            <text:p>1,0547050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5.24" calcext:value-type="float">
            <text:p>45,24</text:p>
          </table:table-cell>
          <table:table-cell office:value-type="float" office:value="1.28339608" calcext:value-type="float">
            <text:p>1,283396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4.48" calcext:value-type="float">
            <text:p>44,48</text:p>
          </table:table-cell>
          <table:table-cell office:value-type="float" office:value="1.40399955" calcext:value-type="float">
            <text:p>1,4039995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6.85" calcext:value-type="float">
            <text:p>56,85</text:p>
          </table:table-cell>
          <table:table-cell office:value-type="float" office:value="1.05941022" calcext:value-type="float">
            <text:p>1,059410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5.25" calcext:value-type="float">
            <text:p>55,25</text:p>
          </table:table-cell>
          <table:table-cell office:value-type="float" office:value="1.14031541" calcext:value-type="float">
            <text:p>1,1403154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7.07" calcext:value-type="float">
            <text:p>57,07</text:p>
          </table:table-cell>
          <table:table-cell office:value-type="float" office:value="1.05673819" calcext:value-type="float">
            <text:p>1,0567381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6.92" calcext:value-type="float">
            <text:p>56,92</text:p>
          </table:table-cell>
          <table:table-cell office:value-type="float" office:value="1.00886926" calcext:value-type="float">
            <text:p>1,0088692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4.39" calcext:value-type="float">
            <text:p>54,39</text:p>
          </table:table-cell>
          <table:table-cell office:value-type="float" office:value="1.09501389" calcext:value-type="float">
            <text:p>1,0950138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1.19" calcext:value-type="float">
            <text:p>51,19</text:p>
          </table:table-cell>
          <table:table-cell office:value-type="float" office:value="1.16096015" calcext:value-type="float">
            <text:p>1,1609601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9.41" calcext:value-type="float">
            <text:p>59,41</text:p>
          </table:table-cell>
          <table:table-cell office:value-type="float" office:value="0.96321136" calcext:value-type="float">
            <text:p>0,9632113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6.92" calcext:value-type="float">
            <text:p>56,92</text:p>
          </table:table-cell>
          <table:table-cell office:value-type="float" office:value="1.03271603" calcext:value-type="float">
            <text:p>1,0327160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6.72" calcext:value-type="float">
            <text:p>56,72</text:p>
          </table:table-cell>
          <table:table-cell office:value-type="float" office:value="1.07121016" calcext:value-type="float">
            <text:p>1,071210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9.49" calcext:value-type="float">
            <text:p>59,49</text:p>
          </table:table-cell>
          <table:table-cell office:value-type="float" office:value="1.00248496" calcext:value-type="float">
            <text:p>1,0024849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8.28" calcext:value-type="float">
            <text:p>58,28</text:p>
          </table:table-cell>
          <table:table-cell office:value-type="float" office:value="1.03284252" calcext:value-type="float">
            <text:p>1,0328425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5.81" calcext:value-type="float">
            <text:p>55,81</text:p>
          </table:table-cell>
          <table:table-cell office:value-type="float" office:value="1.08503233" calcext:value-type="float">
            <text:p>1,0850323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9.22" calcext:value-type="float">
            <text:p>59,22</text:p>
          </table:table-cell>
          <table:table-cell office:value-type="float" office:value="0.99458758" calcext:value-type="float">
            <text:p>0,9945875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7.82" calcext:value-type="float">
            <text:p>57,82</text:p>
          </table:table-cell>
          <table:table-cell office:value-type="float" office:value="1.13919496" calcext:value-type="float">
            <text:p>1,1391949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5.53" calcext:value-type="float">
            <text:p>55,53</text:p>
          </table:table-cell>
          <table:table-cell office:value-type="float" office:value="1.27842448" calcext:value-type="float">
            <text:p>1,278424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1.86" calcext:value-type="float">
            <text:p>51,86</text:p>
          </table:table-cell>
          <table:table-cell office:value-type="float" office:value="1.37077089" calcext:value-type="float">
            <text:p>1,3707708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.46" calcext:value-type="float">
            <text:p>60,46</text:p>
          </table:table-cell>
          <table:table-cell office:value-type="float" office:value="0.96871872" calcext:value-type="float">
            <text:p>0,9687187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.86" calcext:value-type="float">
            <text:p>63,86</text:p>
          </table:table-cell>
          <table:table-cell office:value-type="float" office:value="0.91170208" calcext:value-type="float">
            <text:p>0,9117020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1.9" calcext:value-type="float">
            <text:p>61,9</text:p>
          </table:table-cell>
          <table:table-cell office:value-type="float" office:value="0.96264449" calcext:value-type="float">
            <text:p>0,9626444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1.88" calcext:value-type="float">
            <text:p>61,88</text:p>
          </table:table-cell>
          <table:table-cell office:value-type="float" office:value="0.93025717" calcext:value-type="float">
            <text:p>0,9302571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4.71" calcext:value-type="float">
            <text:p>64,71</text:p>
          </table:table-cell>
          <table:table-cell office:value-type="float" office:value="0.87951448" calcext:value-type="float">
            <text:p>0,879514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4.31" calcext:value-type="float">
            <text:p>64,31</text:p>
          </table:table-cell>
          <table:table-cell office:value-type="float" office:value="0.87483103" calcext:value-type="float">
            <text:p>0,8748310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2.36" calcext:value-type="float">
            <text:p>62,36</text:p>
          </table:table-cell>
          <table:table-cell office:value-type="float" office:value="0.92473237" calcext:value-type="float">
            <text:p>0,9247323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9.91" calcext:value-type="float">
            <text:p>59,91</text:p>
          </table:table-cell>
          <table:table-cell office:value-type="float" office:value="0.9924773" calcext:value-type="float">
            <text:p>0,992477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4.71" calcext:value-type="float">
            <text:p>64,71</text:p>
          </table:table-cell>
          <table:table-cell office:value-type="float" office:value="0.8645912" calcext:value-type="float">
            <text:p>0,86459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5.77" calcext:value-type="float">
            <text:p>65,77</text:p>
          </table:table-cell>
          <table:table-cell office:value-type="float" office:value="0.88510084" calcext:value-type="float">
            <text:p>0,8851008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4.68" calcext:value-type="float">
            <text:p>64,68</text:p>
          </table:table-cell>
          <table:table-cell office:value-type="float" office:value="0.86021739" calcext:value-type="float">
            <text:p>0,8602173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7.21" calcext:value-type="float">
            <text:p>67,21</text:p>
          </table:table-cell>
          <table:table-cell office:value-type="float" office:value="0.85922938" calcext:value-type="float">
            <text:p>0,8592293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.99" calcext:value-type="float">
            <text:p>61,99</text:p>
          </table:table-cell>
          <table:table-cell office:value-type="float" office:value="0.97540599" calcext:value-type="float">
            <text:p>0,9754059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6.34" calcext:value-type="float">
            <text:p>66,34</text:p>
          </table:table-cell>
          <table:table-cell office:value-type="float" office:value="0.84120254" calcext:value-type="float">
            <text:p>0,841202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7.39" calcext:value-type="float">
            <text:p>67,39</text:p>
          </table:table-cell>
          <table:table-cell office:value-type="float" office:value="0.84252208" calcext:value-type="float">
            <text:p>0,8425220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6.59" calcext:value-type="float">
            <text:p>66,59</text:p>
          </table:table-cell>
          <table:table-cell office:value-type="float" office:value="0.8317497" calcext:value-type="float">
            <text:p>0,831749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7.11" calcext:value-type="float">
            <text:p>67,11</text:p>
          </table:table-cell>
          <table:table-cell office:value-type="float" office:value="0.84761368" calcext:value-type="float">
            <text:p>0,8476136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7.8" calcext:value-type="float">
            <text:p>57,8</text:p>
          </table:table-cell>
          <table:table-cell office:value-type="float" office:value="1.05142195" calcext:value-type="float">
            <text:p>1,0514219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6.97" calcext:value-type="float">
            <text:p>56,97</text:p>
          </table:table-cell>
          <table:table-cell office:value-type="float" office:value="1.34341603" calcext:value-type="float">
            <text:p>1,3434160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5.93" calcext:value-type="float">
            <text:p>65,93</text:p>
          </table:table-cell>
          <table:table-cell office:value-type="float" office:value="0.84716662" calcext:value-type="float">
            <text:p>0,8471666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0.80885361" calcext:value-type="float">
            <text:p>0,8088536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8.58" calcext:value-type="float">
            <text:p>68,58</text:p>
          </table:table-cell>
          <table:table-cell office:value-type="float" office:value="0.80037609" calcext:value-type="float">
            <text:p>0,8003760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7.5" calcext:value-type="float">
            <text:p>67,5</text:p>
          </table:table-cell>
          <table:table-cell office:value-type="float" office:value="0.84322141" calcext:value-type="float">
            <text:p>0,8432214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9.16" calcext:value-type="float">
            <text:p>69,16</text:p>
          </table:table-cell>
          <table:table-cell office:value-type="float" office:value="0.79051889" calcext:value-type="float">
            <text:p>0,7905188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8.24" calcext:value-type="float">
            <text:p>68,24</text:p>
          </table:table-cell>
          <table:table-cell office:value-type="float" office:value="0.89015283" calcext:value-type="float">
            <text:p>0,8901528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.03" calcext:value-type="float">
            <text:p>63,03</text:p>
          </table:table-cell>
          <table:table-cell office:value-type="float" office:value="1.0006082" calcext:value-type="float">
            <text:p>1,000608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0.44" calcext:value-type="float">
            <text:p>70,44</text:p>
          </table:table-cell>
          <table:table-cell office:value-type="float" office:value="0.7723169" calcext:value-type="float">
            <text:p>0,772316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9.12" calcext:value-type="float">
            <text:p>69,12</text:p>
          </table:table-cell>
          <table:table-cell office:value-type="float" office:value="0.78759061" calcext:value-type="float">
            <text:p>0,7875906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7.53" calcext:value-type="float">
            <text:p>67,53</text:p>
          </table:table-cell>
          <table:table-cell office:value-type="float" office:value="0.86545193" calcext:value-type="float">
            <text:p>0,865451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1.88" calcext:value-type="float">
            <text:p>71,88</text:p>
          </table:table-cell>
          <table:table-cell office:value-type="float" office:value="0.75958663" calcext:value-type="float">
            <text:p>0,7595866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1.56" calcext:value-type="float">
            <text:p>71,56</text:p>
          </table:table-cell>
          <table:table-cell office:value-type="float" office:value="0.76762138" calcext:value-type="float">
            <text:p>0,7676213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0.76817162" calcext:value-type="float">
            <text:p>0,7681716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9.89" calcext:value-type="float">
            <text:p>69,89</text:p>
          </table:table-cell>
          <table:table-cell office:value-type="float" office:value="0.77629647" calcext:value-type="float">
            <text:p>0,7762964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8.06" calcext:value-type="float">
            <text:p>68,06</text:p>
          </table:table-cell>
          <table:table-cell office:value-type="float" office:value="0.8292358" calcext:value-type="float">
            <text:p>0,829235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2.18" calcext:value-type="float">
            <text:p>62,18</text:p>
          </table:table-cell>
          <table:table-cell office:value-type="float" office:value="1.12773741" calcext:value-type="float">
            <text:p>1,127737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1.03" calcext:value-type="float">
            <text:p>71,03</text:p>
          </table:table-cell>
          <table:table-cell office:value-type="float" office:value="0.7891645" calcext:value-type="float">
            <text:p>0,789164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7.21" calcext:value-type="float">
            <text:p>67,21</text:p>
          </table:table-cell>
          <table:table-cell office:value-type="float" office:value="0.86968607" calcext:value-type="float">
            <text:p>0,8696860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5.47" calcext:value-type="float">
            <text:p>75,47</text:p>
          </table:table-cell>
          <table:table-cell office:value-type="float" office:value="0.7106206" calcext:value-type="float">
            <text:p>0,710620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6.42" calcext:value-type="float">
            <text:p>76,42</text:p>
          </table:table-cell>
          <table:table-cell office:value-type="float" office:value="0.72287633" calcext:value-type="float">
            <text:p>0,7228763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72.72" calcext:value-type="float">
            <text:p>72,72</text:p>
          </table:table-cell>
          <table:table-cell office:value-type="float" office:value="0.92653329" calcext:value-type="float">
            <text:p>0,9265332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77.72" calcext:value-type="float">
            <text:p>77,72</text:p>
          </table:table-cell>
          <table:table-cell office:value-type="float" office:value="0.77004579" calcext:value-type="float">
            <text:p>0,7700457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79.18" calcext:value-type="float">
            <text:p>79,18</text:p>
          </table:table-cell>
          <table:table-cell office:value-type="float" office:value="0.74938249" calcext:value-type="float">
            <text:p>0,7493824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9.62" calcext:value-type="float">
            <text:p>69,62</text:p>
          </table:table-cell>
          <table:table-cell office:value-type="float" office:value="1.18022384" calcext:value-type="float">
            <text:p>1,1802238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72.19" calcext:value-type="float">
            <text:p>72,19</text:p>
          </table:table-cell>
          <table:table-cell office:value-type="float" office:value="1.00016433" calcext:value-type="float">
            <text:p>1,0001643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79.92" calcext:value-type="float">
            <text:p>79,92</text:p>
          </table:table-cell>
          <table:table-cell office:value-type="float" office:value="0.89824228" calcext:value-type="float">
            <text:p>0,8982422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80.29" calcext:value-type="float">
            <text:p>80,29</text:p>
          </table:table-cell>
          <table:table-cell office:value-type="float" office:value="0.9084149" calcext:value-type="float">
            <text:p>0,9084149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79.41" calcext:value-type="float">
            <text:p>79,41</text:p>
          </table:table-cell>
          <table:table-cell office:value-type="float" office:value="1.0105345" calcext:value-type="float">
            <text:p>1,010534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80.2" calcext:value-type="float">
            <text:p>80,2</text:p>
          </table:table-cell>
          <table:table-cell office:value-type="float" office:value="1.08903138" calcext:value-type="float">
            <text:p>1,08903138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80.23" calcext:value-type="float">
            <text:p>80,23</text:p>
          </table:table-cell>
          <table:table-cell office:value-type="float" office:value="1.1984944" calcext:value-type="float">
            <text:p>1,1984944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80.25" calcext:value-type="float">
            <text:p>80,25</text:p>
          </table:table-cell>
          <table:table-cell office:value-type="float" office:value="1.27725883" calcext:value-type="float">
            <text:p>1,27725883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80.22" calcext:value-type="float">
            <text:p>80,22</text:p>
          </table:table-cell>
          <table:table-cell office:value-type="float" office:value="1.31720829" calcext:value-type="float">
            <text:p>1,31720829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80.23" calcext:value-type="float">
            <text:p>80,23</text:p>
          </table:table-cell>
          <table:table-cell office:value-type="float" office:value="1.34531511" calcext:value-type="float">
            <text:p>1,3453151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80.18" calcext:value-type="float">
            <text:p>80,18</text:p>
          </table:table-cell>
          <table:table-cell office:value-type="float" office:value="1.38074831" calcext:value-type="float">
            <text:p>1,38074831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80.15" calcext:value-type="float">
            <text:p>80,15</text:p>
          </table:table-cell>
          <table:table-cell office:value-type="float" office:value="1.41735453" calcext:value-type="float">
            <text:p>1,41735453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80.16" calcext:value-type="float">
            <text:p>80,16</text:p>
          </table:table-cell>
          <table:table-cell office:value-type="float" office:value="1.4168274" calcext:value-type="float">
            <text:p>1,4168274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80.16" calcext:value-type="float">
            <text:p>80,16</text:p>
          </table:table-cell>
          <table:table-cell office:value-type="float" office:value="1.42468996" calcext:value-type="float">
            <text:p>1,42468996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80.18" calcext:value-type="float">
            <text:p>80,18</text:p>
          </table:table-cell>
          <table:table-cell office:value-type="float" office:value="1.47078687" calcext:value-type="float">
            <text:p>1,47078687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80.17" calcext:value-type="float">
            <text:p>80,17</text:p>
          </table:table-cell>
          <table:table-cell office:value-type="float" office:value="1.47942177" calcext:value-type="float">
            <text:p>1,47942177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80.17" calcext:value-type="float">
            <text:p>80,17</text:p>
          </table:table-cell>
          <table:table-cell office:value-type="float" office:value="1.50205647" calcext:value-type="float">
            <text:p>1,50205647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80.17" calcext:value-type="float">
            <text:p>80,17</text:p>
          </table:table-cell>
          <table:table-cell office:value-type="float" office:value="1.49490944" calcext:value-type="float">
            <text:p>1,49490944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80.17" calcext:value-type="float">
            <text:p>80,17</text:p>
          </table:table-cell>
          <table:table-cell office:value-type="float" office:value="1.5186754" calcext:value-type="float">
            <text:p>1,5186754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80.16" calcext:value-type="float">
            <text:p>80,16</text:p>
          </table:table-cell>
          <table:table-cell office:value-type="float" office:value="1.5416467" calcext:value-type="float">
            <text:p>1,5416467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80.17" calcext:value-type="float">
            <text:p>80,17</text:p>
          </table:table-cell>
          <table:table-cell office:value-type="float" office:value="1.52933431" calcext:value-type="float">
            <text:p>1,52933431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80.15" calcext:value-type="float">
            <text:p>80,15</text:p>
          </table:table-cell>
          <table:table-cell office:value-type="float" office:value="1.54819945" calcext:value-type="float">
            <text:p>1,54819945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80.15" calcext:value-type="float">
            <text:p>80,15</text:p>
          </table:table-cell>
          <table:table-cell office:value-type="float" office:value="1.55976449" calcext:value-type="float">
            <text:p>1,55976449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80.13" calcext:value-type="float">
            <text:p>80,13</text:p>
          </table:table-cell>
          <table:table-cell office:value-type="float" office:value="1.56828285" calcext:value-type="float">
            <text:p>1,56828285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80.15" calcext:value-type="float">
            <text:p>80,15</text:p>
          </table:table-cell>
          <table:table-cell office:value-type="float" office:value="1.58143103" calcext:value-type="float">
            <text:p>1,58143103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80.15" calcext:value-type="float">
            <text:p>80,15</text:p>
          </table:table-cell>
          <table:table-cell office:value-type="float" office:value="1.58273559" calcext:value-type="float">
            <text:p>1,58273559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80.16" calcext:value-type="float">
            <text:p>80,16</text:p>
          </table:table-cell>
          <table:table-cell office:value-type="float" office:value="1.59120355" calcext:value-type="float">
            <text:p>1,59120355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80.16" calcext:value-type="float">
            <text:p>80,16</text:p>
          </table:table-cell>
          <table:table-cell office:value-type="float" office:value="1.60213613" calcext:value-type="float">
            <text:p>1,60213613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80.15" calcext:value-type="float">
            <text:p>80,15</text:p>
          </table:table-cell>
          <table:table-cell office:value-type="float" office:value="1.61602688" calcext:value-type="float">
            <text:p>1,61602688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80.14" calcext:value-type="float">
            <text:p>80,14</text:p>
          </table:table-cell>
          <table:table-cell office:value-type="float" office:value="1.61726599" calcext:value-type="float">
            <text:p>1,61726599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80.13" calcext:value-type="float">
            <text:p>80,13</text:p>
          </table:table-cell>
          <table:table-cell office:value-type="float" office:value="1.62281838" calcext:value-type="float">
            <text:p>1,62281838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80.13" calcext:value-type="float">
            <text:p>80,13</text:p>
          </table:table-cell>
          <table:table-cell office:value-type="float" office:value="1.62011435" calcext:value-type="float">
            <text:p>1,6201143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80.13" calcext:value-type="float">
            <text:p>80,13</text:p>
          </table:table-cell>
          <table:table-cell office:value-type="float" office:value="1.65332452" calcext:value-type="float">
            <text:p>1,65332452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80.14" calcext:value-type="float">
            <text:p>80,14</text:p>
          </table:table-cell>
          <table:table-cell office:value-type="float" office:value="1.64053508" calcext:value-type="float">
            <text:p>1,64053508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80.16" calcext:value-type="float">
            <text:p>80,16</text:p>
          </table:table-cell>
          <table:table-cell office:value-type="float" office:value="1.6413184" calcext:value-type="float">
            <text:p>1,6413184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80.15" calcext:value-type="float">
            <text:p>80,15</text:p>
          </table:table-cell>
          <table:table-cell office:value-type="float" office:value="1.655472" calcext:value-type="float">
            <text:p>1,655472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80.15" calcext:value-type="float">
            <text:p>80,15</text:p>
          </table:table-cell>
          <table:table-cell office:value-type="float" office:value="1.66234884" calcext:value-type="float">
            <text:p>1,66234884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80.15" calcext:value-type="float">
            <text:p>80,15</text:p>
          </table:table-cell>
          <table:table-cell office:value-type="float" office:value="1.66385955" calcext:value-type="float">
            <text:p>1,66385955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80.15" calcext:value-type="float">
            <text:p>80,15</text:p>
          </table:table-cell>
          <table:table-cell office:value-type="float" office:value="1.67217712" calcext:value-type="float">
            <text:p>1,67217712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80.15" calcext:value-type="float">
            <text:p>80,15</text:p>
          </table:table-cell>
          <table:table-cell office:value-type="float" office:value="1.68483609" calcext:value-type="float">
            <text:p>1,6848360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80.14" calcext:value-type="float">
            <text:p>80,14</text:p>
          </table:table-cell>
          <table:table-cell office:value-type="float" office:value="1.70018814" calcext:value-type="float">
            <text:p>1,70018814</text:p>
          </table:table-cell>
        </table:table-row>
      </table:table>
      <table:table table:name="VS_loss" table:style-name="ta1">
        <table:shapes>
          <draw:frame draw:z-index="0" draw:style-name="gr1" draw:text-style-name="P1" svg:width="16.018cm" svg:height="9.001cm" svg:x="9.335cm" svg:y="0.962cm">
            <draw:object draw:notify-on-update-of-ranges="VS_loss.A1:VS_loss.A1 VS_loss.A2:VS_loss.A148 VS_loss.B1:VS_loss.B1 VS_loss.B2:VS_loss.B148 VS_loss.C1:VS_loss.C1 VS_loss.C2:VS_loss.C14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Эпоха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MD</text:p>
          </table:table-cell>
        </table:table-row>
        <table:table-row table:style-name="ro1">
          <table:table-cell table:formula="of:=[$SGD.A2]" office:value-type="float" office:value="1" calcext:value-type="float">
            <text:p>1</text:p>
          </table:table-cell>
          <table:table-cell table:formula="of:=[$SGD.C2]" office:value-type="float" office:value="2.30275979" calcext:value-type="float">
            <text:p>2,30275979</text:p>
          </table:table-cell>
          <table:table-cell table:formula="of:=[$SMD.C2]" office:value-type="float" office:value="2.3011661" calcext:value-type="float">
            <text:p>2,3011661</text:p>
          </table:table-cell>
        </table:table-row>
        <table:table-row table:style-name="ro1">
          <table:table-cell table:formula="of:=[$SGD.A3]" office:value-type="float" office:value="2" calcext:value-type="float">
            <text:p>2</text:p>
          </table:table-cell>
          <table:table-cell table:formula="of:=[$SGD.C3]" office:value-type="float" office:value="2.30262027" calcext:value-type="float">
            <text:p>2,30262027</text:p>
          </table:table-cell>
          <table:table-cell table:formula="of:=[$SMD.C3]" office:value-type="float" office:value="2.29966759" calcext:value-type="float">
            <text:p>2,29966759</text:p>
          </table:table-cell>
        </table:table-row>
        <table:table-row table:style-name="ro1">
          <table:table-cell table:formula="of:=[$SGD.A4]" office:value-type="float" office:value="3" calcext:value-type="float">
            <text:p>3</text:p>
          </table:table-cell>
          <table:table-cell table:formula="of:=[$SGD.C4]" office:value-type="float" office:value="2.30262373" calcext:value-type="float">
            <text:p>2,30262373</text:p>
          </table:table-cell>
          <table:table-cell table:formula="of:=[$SMD.C4]" office:value-type="float" office:value="2.29820632" calcext:value-type="float">
            <text:p>2,29820632</text:p>
          </table:table-cell>
        </table:table-row>
        <table:table-row table:style-name="ro1">
          <table:table-cell table:formula="of:=[$SGD.A5]" office:value-type="float" office:value="4" calcext:value-type="float">
            <text:p>4</text:p>
          </table:table-cell>
          <table:table-cell table:formula="of:=[$SGD.C5]" office:value-type="float" office:value="2.30251512" calcext:value-type="float">
            <text:p>2,30251512</text:p>
          </table:table-cell>
          <table:table-cell table:formula="of:=[$SMD.C5]" office:value-type="float" office:value="2.29645429" calcext:value-type="float">
            <text:p>2,29645429</text:p>
          </table:table-cell>
        </table:table-row>
        <table:table-row table:style-name="ro1">
          <table:table-cell table:formula="of:=[$SGD.A6]" office:value-type="float" office:value="5" calcext:value-type="float">
            <text:p>5</text:p>
          </table:table-cell>
          <table:table-cell table:formula="of:=[$SGD.C6]" office:value-type="float" office:value="2.30246158" calcext:value-type="float">
            <text:p>2,30246158</text:p>
          </table:table-cell>
          <table:table-cell table:formula="of:=[$SMD.C6]" office:value-type="float" office:value="2.29457828" calcext:value-type="float">
            <text:p>2,29457828</text:p>
          </table:table-cell>
        </table:table-row>
        <table:table-row table:style-name="ro1">
          <table:table-cell table:formula="of:=[$SGD.A7]" office:value-type="float" office:value="6" calcext:value-type="float">
            <text:p>6</text:p>
          </table:table-cell>
          <table:table-cell table:formula="of:=[$SGD.C7]" office:value-type="float" office:value="2.30242719" calcext:value-type="float">
            <text:p>2,30242719</text:p>
          </table:table-cell>
          <table:table-cell table:formula="of:=[$SMD.C7]" office:value-type="float" office:value="2.29236632" calcext:value-type="float">
            <text:p>2,29236632</text:p>
          </table:table-cell>
        </table:table-row>
        <table:table-row table:style-name="ro1">
          <table:table-cell table:formula="of:=[$SGD.A8]" office:value-type="float" office:value="7" calcext:value-type="float">
            <text:p>7</text:p>
          </table:table-cell>
          <table:table-cell table:formula="of:=[$SGD.C8]" office:value-type="float" office:value="2.30239652" calcext:value-type="float">
            <text:p>2,30239652</text:p>
          </table:table-cell>
          <table:table-cell table:formula="of:=[$SMD.C8]" office:value-type="float" office:value="2.28959281" calcext:value-type="float">
            <text:p>2,28959281</text:p>
          </table:table-cell>
        </table:table-row>
        <table:table-row table:style-name="ro1">
          <table:table-cell table:formula="of:=[$SGD.A9]" office:value-type="float" office:value="8" calcext:value-type="float">
            <text:p>8</text:p>
          </table:table-cell>
          <table:table-cell table:formula="of:=[$SGD.C9]" office:value-type="float" office:value="2.30227787" calcext:value-type="float">
            <text:p>2,30227787</text:p>
          </table:table-cell>
          <table:table-cell table:formula="of:=[$SMD.C9]" office:value-type="float" office:value="2.28625165" calcext:value-type="float">
            <text:p>2,28625165</text:p>
          </table:table-cell>
        </table:table-row>
        <table:table-row table:style-name="ro1">
          <table:table-cell table:formula="of:=[$SGD.A10]" office:value-type="float" office:value="9" calcext:value-type="float">
            <text:p>9</text:p>
          </table:table-cell>
          <table:table-cell table:formula="of:=[$SGD.C10]" office:value-type="float" office:value="2.30221594" calcext:value-type="float">
            <text:p>2,30221594</text:p>
          </table:table-cell>
          <table:table-cell table:formula="of:=[$SMD.C10]" office:value-type="float" office:value="2.28178894" calcext:value-type="float">
            <text:p>2,28178894</text:p>
          </table:table-cell>
        </table:table-row>
        <table:table-row table:style-name="ro1">
          <table:table-cell table:formula="of:=[$SGD.A11]" office:value-type="float" office:value="10" calcext:value-type="float">
            <text:p>10</text:p>
          </table:table-cell>
          <table:table-cell table:formula="of:=[$SGD.C11]" office:value-type="float" office:value="2.30216273" calcext:value-type="float">
            <text:p>2,30216273</text:p>
          </table:table-cell>
          <table:table-cell table:formula="of:=[$SMD.C11]" office:value-type="float" office:value="2.27601527" calcext:value-type="float">
            <text:p>2,27601527</text:p>
          </table:table-cell>
        </table:table-row>
        <table:table-row table:style-name="ro1">
          <table:table-cell table:formula="of:=[$SGD.A12]" office:value-type="float" office:value="11" calcext:value-type="float">
            <text:p>11</text:p>
          </table:table-cell>
          <table:table-cell table:formula="of:=[$SGD.C12]" office:value-type="float" office:value="2.30217972" calcext:value-type="float">
            <text:p>2,30217972</text:p>
          </table:table-cell>
          <table:table-cell table:formula="of:=[$SMD.C12]" office:value-type="float" office:value="2.26827305" calcext:value-type="float">
            <text:p>2,26827305</text:p>
          </table:table-cell>
        </table:table-row>
        <table:table-row table:style-name="ro1">
          <table:table-cell table:formula="of:=[$SGD.A13]" office:value-type="float" office:value="12" calcext:value-type="float">
            <text:p>12</text:p>
          </table:table-cell>
          <table:table-cell table:formula="of:=[$SGD.C13]" office:value-type="float" office:value="2.30211661" calcext:value-type="float">
            <text:p>2,30211661</text:p>
          </table:table-cell>
          <table:table-cell table:formula="of:=[$SMD.C13]" office:value-type="float" office:value="2.25712817" calcext:value-type="float">
            <text:p>2,25712817</text:p>
          </table:table-cell>
        </table:table-row>
        <table:table-row table:style-name="ro1">
          <table:table-cell table:formula="of:=[$SGD.A14]" office:value-type="float" office:value="13" calcext:value-type="float">
            <text:p>13</text:p>
          </table:table-cell>
          <table:table-cell table:formula="of:=[$SGD.C14]" office:value-type="float" office:value="2.30180431" calcext:value-type="float">
            <text:p>2,30180431</text:p>
          </table:table-cell>
          <table:table-cell table:formula="of:=[$SMD.C14]" office:value-type="float" office:value="2.24060153" calcext:value-type="float">
            <text:p>2,24060153</text:p>
          </table:table-cell>
        </table:table-row>
        <table:table-row table:style-name="ro1">
          <table:table-cell table:formula="of:=[$SGD.A15]" office:value-type="float" office:value="14" calcext:value-type="float">
            <text:p>14</text:p>
          </table:table-cell>
          <table:table-cell table:formula="of:=[$SGD.C15]" office:value-type="float" office:value="2.30196822" calcext:value-type="float">
            <text:p>2,30196822</text:p>
          </table:table-cell>
          <table:table-cell table:formula="of:=[$SMD.C15]" office:value-type="float" office:value="2.2150545" calcext:value-type="float">
            <text:p>2,2150545</text:p>
          </table:table-cell>
        </table:table-row>
        <table:table-row table:style-name="ro1">
          <table:table-cell table:formula="of:=[$SGD.A16]" office:value-type="float" office:value="15" calcext:value-type="float">
            <text:p>15</text:p>
          </table:table-cell>
          <table:table-cell table:formula="of:=[$SGD.C16]" office:value-type="float" office:value="2.30195747" calcext:value-type="float">
            <text:p>2,30195747</text:p>
          </table:table-cell>
          <table:table-cell table:formula="of:=[$SMD.C16]" office:value-type="float" office:value="2.17508943" calcext:value-type="float">
            <text:p>2,17508943</text:p>
          </table:table-cell>
        </table:table-row>
        <table:table-row table:style-name="ro1">
          <table:table-cell table:formula="of:=[$SGD.A17]" office:value-type="float" office:value="16" calcext:value-type="float">
            <text:p>16</text:p>
          </table:table-cell>
          <table:table-cell table:formula="of:=[$SGD.C17]" office:value-type="float" office:value="2.30184248" calcext:value-type="float">
            <text:p>2,30184248</text:p>
          </table:table-cell>
          <table:table-cell table:formula="of:=[$SMD.C17]" office:value-type="float" office:value="2.11299559" calcext:value-type="float">
            <text:p>2,11299559</text:p>
          </table:table-cell>
        </table:table-row>
        <table:table-row table:style-name="ro1">
          <table:table-cell table:formula="of:=[$SGD.A18]" office:value-type="float" office:value="17" calcext:value-type="float">
            <text:p>17</text:p>
          </table:table-cell>
          <table:table-cell table:formula="of:=[$SGD.C18]" office:value-type="float" office:value="2.30171826" calcext:value-type="float">
            <text:p>2,30171826</text:p>
          </table:table-cell>
          <table:table-cell table:formula="of:=[$SMD.C18]" office:value-type="float" office:value="2.02176231" calcext:value-type="float">
            <text:p>2,02176231</text:p>
          </table:table-cell>
        </table:table-row>
        <table:table-row table:style-name="ro1">
          <table:table-cell table:formula="of:=[$SGD.A19]" office:value-type="float" office:value="18" calcext:value-type="float">
            <text:p>18</text:p>
          </table:table-cell>
          <table:table-cell table:formula="of:=[$SGD.C19]" office:value-type="float" office:value="2.30170603" calcext:value-type="float">
            <text:p>2,30170603</text:p>
          </table:table-cell>
          <table:table-cell table:formula="of:=[$SMD.C19]" office:value-type="float" office:value="1.91086562" calcext:value-type="float">
            <text:p>1,91086562</text:p>
          </table:table-cell>
        </table:table-row>
        <table:table-row table:style-name="ro1">
          <table:table-cell table:formula="of:=[$SGD.A20]" office:value-type="float" office:value="19" calcext:value-type="float">
            <text:p>19</text:p>
          </table:table-cell>
          <table:table-cell table:formula="of:=[$SGD.C20]" office:value-type="float" office:value="2.30163428" calcext:value-type="float">
            <text:p>2,30163428</text:p>
          </table:table-cell>
          <table:table-cell table:formula="of:=[$SMD.C20]" office:value-type="float" office:value="1.83276105" calcext:value-type="float">
            <text:p>1,83276105</text:p>
          </table:table-cell>
        </table:table-row>
        <table:table-row table:style-name="ro1">
          <table:table-cell table:formula="of:=[$SGD.A21]" office:value-type="float" office:value="20" calcext:value-type="float">
            <text:p>20</text:p>
          </table:table-cell>
          <table:table-cell table:formula="of:=[$SGD.C21]" office:value-type="float" office:value="2.3015726" calcext:value-type="float">
            <text:p>2,3015726</text:p>
          </table:table-cell>
          <table:table-cell table:formula="of:=[$SMD.C21]" office:value-type="float" office:value="1.75196874" calcext:value-type="float">
            <text:p>1,75196874</text:p>
          </table:table-cell>
        </table:table-row>
        <table:table-row table:style-name="ro1">
          <table:table-cell table:formula="of:=[$SGD.A22]" office:value-type="float" office:value="21" calcext:value-type="float">
            <text:p>21</text:p>
          </table:table-cell>
          <table:table-cell table:formula="of:=[$SGD.C22]" office:value-type="float" office:value="2.30148236" calcext:value-type="float">
            <text:p>2,30148236</text:p>
          </table:table-cell>
          <table:table-cell table:formula="of:=[$SMD.C22]" office:value-type="float" office:value="1.71546884" calcext:value-type="float">
            <text:p>1,71546884</text:p>
          </table:table-cell>
        </table:table-row>
        <table:table-row table:style-name="ro1">
          <table:table-cell table:formula="of:=[$SGD.A23]" office:value-type="float" office:value="22" calcext:value-type="float">
            <text:p>22</text:p>
          </table:table-cell>
          <table:table-cell table:formula="of:=[$SGD.C23]" office:value-type="float" office:value="2.3013773" calcext:value-type="float">
            <text:p>2,3013773</text:p>
          </table:table-cell>
          <table:table-cell table:formula="of:=[$SMD.C23]" office:value-type="float" office:value="1.72129012" calcext:value-type="float">
            <text:p>1,72129012</text:p>
          </table:table-cell>
        </table:table-row>
        <table:table-row table:style-name="ro1">
          <table:table-cell table:formula="of:=[$SGD.A24]" office:value-type="float" office:value="23" calcext:value-type="float">
            <text:p>23</text:p>
          </table:table-cell>
          <table:table-cell table:formula="of:=[$SGD.C24]" office:value-type="float" office:value="2.30134981" calcext:value-type="float">
            <text:p>2,30134981</text:p>
          </table:table-cell>
          <table:table-cell table:formula="of:=[$SMD.C24]" office:value-type="float" office:value="1.52287011" calcext:value-type="float">
            <text:p>1,52287011</text:p>
          </table:table-cell>
        </table:table-row>
        <table:table-row table:style-name="ro1">
          <table:table-cell table:formula="of:=[$SGD.A25]" office:value-type="float" office:value="24" calcext:value-type="float">
            <text:p>24</text:p>
          </table:table-cell>
          <table:table-cell table:formula="of:=[$SGD.C25]" office:value-type="float" office:value="2.30128324" calcext:value-type="float">
            <text:p>2,30128324</text:p>
          </table:table-cell>
          <table:table-cell table:formula="of:=[$SMD.C25]" office:value-type="float" office:value="2.01379443" calcext:value-type="float">
            <text:p>2,01379443</text:p>
          </table:table-cell>
        </table:table-row>
        <table:table-row table:style-name="ro1">
          <table:table-cell table:formula="of:=[$SGD.A26]" office:value-type="float" office:value="25" calcext:value-type="float">
            <text:p>25</text:p>
          </table:table-cell>
          <table:table-cell table:formula="of:=[$SGD.C26]" office:value-type="float" office:value="2.30125769" calcext:value-type="float">
            <text:p>2,30125769</text:p>
          </table:table-cell>
          <table:table-cell table:formula="of:=[$SMD.C26]" office:value-type="float" office:value="1.46058991" calcext:value-type="float">
            <text:p>1,46058991</text:p>
          </table:table-cell>
        </table:table-row>
        <table:table-row table:style-name="ro1">
          <table:table-cell table:formula="of:=[$SGD.A27]" office:value-type="float" office:value="26" calcext:value-type="float">
            <text:p>26</text:p>
          </table:table-cell>
          <table:table-cell table:formula="of:=[$SGD.C27]" office:value-type="float" office:value="2.30112023" calcext:value-type="float">
            <text:p>2,30112023</text:p>
          </table:table-cell>
          <table:table-cell table:formula="of:=[$SMD.C27]" office:value-type="float" office:value="1.40448626" calcext:value-type="float">
            <text:p>1,40448626</text:p>
          </table:table-cell>
        </table:table-row>
        <table:table-row table:style-name="ro1">
          <table:table-cell table:formula="of:=[$SGD.A28]" office:value-type="float" office:value="27" calcext:value-type="float">
            <text:p>27</text:p>
          </table:table-cell>
          <table:table-cell table:formula="of:=[$SGD.C28]" office:value-type="float" office:value="2.3010954" calcext:value-type="float">
            <text:p>2,3010954</text:p>
          </table:table-cell>
          <table:table-cell table:formula="of:=[$SMD.C28]" office:value-type="float" office:value="1.45023452" calcext:value-type="float">
            <text:p>1,45023452</text:p>
          </table:table-cell>
        </table:table-row>
        <table:table-row table:style-name="ro1">
          <table:table-cell table:formula="of:=[$SGD.A29]" office:value-type="float" office:value="28" calcext:value-type="float">
            <text:p>28</text:p>
          </table:table-cell>
          <table:table-cell table:formula="of:=[$SGD.C29]" office:value-type="float" office:value="2.30103077" calcext:value-type="float">
            <text:p>2,30103077</text:p>
          </table:table-cell>
          <table:table-cell table:formula="of:=[$SMD.C29]" office:value-type="float" office:value="1.33499237" calcext:value-type="float">
            <text:p>1,33499237</text:p>
          </table:table-cell>
        </table:table-row>
        <table:table-row table:style-name="ro1">
          <table:table-cell table:formula="of:=[$SGD.A30]" office:value-type="float" office:value="29" calcext:value-type="float">
            <text:p>29</text:p>
          </table:table-cell>
          <table:table-cell table:formula="of:=[$SGD.C30]" office:value-type="float" office:value="2.30091118" calcext:value-type="float">
            <text:p>2,30091118</text:p>
          </table:table-cell>
          <table:table-cell table:formula="of:=[$SMD.C30]" office:value-type="float" office:value="1.40248433" calcext:value-type="float">
            <text:p>1,40248433</text:p>
          </table:table-cell>
        </table:table-row>
        <table:table-row table:style-name="ro1">
          <table:table-cell table:formula="of:=[$SGD.A31]" office:value-type="float" office:value="30" calcext:value-type="float">
            <text:p>30</text:p>
          </table:table-cell>
          <table:table-cell table:formula="of:=[$SGD.C31]" office:value-type="float" office:value="2.30091688" calcext:value-type="float">
            <text:p>2,30091688</text:p>
          </table:table-cell>
          <table:table-cell table:formula="of:=[$SMD.C31]" office:value-type="float" office:value="1.31038525" calcext:value-type="float">
            <text:p>1,31038525</text:p>
          </table:table-cell>
        </table:table-row>
        <table:table-row table:style-name="ro1">
          <table:table-cell table:formula="of:=[$SGD.A32]" office:value-type="float" office:value="31" calcext:value-type="float">
            <text:p>31</text:p>
          </table:table-cell>
          <table:table-cell table:formula="of:=[$SGD.C32]" office:value-type="float" office:value="2.30081421" calcext:value-type="float">
            <text:p>2,30081421</text:p>
          </table:table-cell>
          <table:table-cell table:formula="of:=[$SMD.C32]" office:value-type="float" office:value="1.41046716" calcext:value-type="float">
            <text:p>1,41046716</text:p>
          </table:table-cell>
        </table:table-row>
        <table:table-row table:style-name="ro1">
          <table:table-cell table:formula="of:=[$SGD.A33]" office:value-type="float" office:value="32" calcext:value-type="float">
            <text:p>32</text:p>
          </table:table-cell>
          <table:table-cell table:formula="of:=[$SGD.C33]" office:value-type="float" office:value="2.30080981" calcext:value-type="float">
            <text:p>2,30080981</text:p>
          </table:table-cell>
          <table:table-cell table:formula="of:=[$SMD.C33]" office:value-type="float" office:value="1.43558483" calcext:value-type="float">
            <text:p>1,43558483</text:p>
          </table:table-cell>
        </table:table-row>
        <table:table-row table:style-name="ro1">
          <table:table-cell table:formula="of:=[$SGD.A34]" office:value-type="float" office:value="33" calcext:value-type="float">
            <text:p>33</text:p>
          </table:table-cell>
          <table:table-cell table:formula="of:=[$SGD.C34]" office:value-type="float" office:value="2.30064201" calcext:value-type="float">
            <text:p>2,30064201</text:p>
          </table:table-cell>
          <table:table-cell table:formula="of:=[$SMD.C34]" office:value-type="float" office:value="1.26351591" calcext:value-type="float">
            <text:p>1,26351591</text:p>
          </table:table-cell>
        </table:table-row>
        <table:table-row table:style-name="ro1">
          <table:table-cell table:formula="of:=[$SGD.A35]" office:value-type="float" office:value="34" calcext:value-type="float">
            <text:p>34</text:p>
          </table:table-cell>
          <table:table-cell table:formula="of:=[$SGD.C35]" office:value-type="float" office:value="2.30061912" calcext:value-type="float">
            <text:p>2,30061912</text:p>
          </table:table-cell>
          <table:table-cell table:formula="of:=[$SMD.C35]" office:value-type="float" office:value="1.30930495" calcext:value-type="float">
            <text:p>1,30930495</text:p>
          </table:table-cell>
        </table:table-row>
        <table:table-row table:style-name="ro1">
          <table:table-cell table:formula="of:=[$SGD.A36]" office:value-type="float" office:value="35" calcext:value-type="float">
            <text:p>35</text:p>
          </table:table-cell>
          <table:table-cell table:formula="of:=[$SGD.C36]" office:value-type="float" office:value="2.30059673" calcext:value-type="float">
            <text:p>2,30059673</text:p>
          </table:table-cell>
          <table:table-cell table:formula="of:=[$SMD.C36]" office:value-type="float" office:value="1.28337128" calcext:value-type="float">
            <text:p>1,28337128</text:p>
          </table:table-cell>
        </table:table-row>
        <table:table-row table:style-name="ro1">
          <table:table-cell table:formula="of:=[$SGD.A37]" office:value-type="float" office:value="36" calcext:value-type="float">
            <text:p>36</text:p>
          </table:table-cell>
          <table:table-cell table:formula="of:=[$SGD.C37]" office:value-type="float" office:value="2.30069449" calcext:value-type="float">
            <text:p>2,30069449</text:p>
          </table:table-cell>
          <table:table-cell table:formula="of:=[$SMD.C37]" office:value-type="float" office:value="1.14274039" calcext:value-type="float">
            <text:p>1,14274039</text:p>
          </table:table-cell>
        </table:table-row>
        <table:table-row table:style-name="ro1">
          <table:table-cell table:formula="of:=[$SGD.A38]" office:value-type="float" office:value="37" calcext:value-type="float">
            <text:p>37</text:p>
          </table:table-cell>
          <table:table-cell table:formula="of:=[$SGD.C38]" office:value-type="float" office:value="2.30045023" calcext:value-type="float">
            <text:p>2,30045023</text:p>
          </table:table-cell>
          <table:table-cell table:formula="of:=[$SMD.C38]" office:value-type="float" office:value="1.44745708" calcext:value-type="float">
            <text:p>1,44745708</text:p>
          </table:table-cell>
        </table:table-row>
        <table:table-row table:style-name="ro1">
          <table:table-cell table:formula="of:=[$SGD.A39]" office:value-type="float" office:value="38" calcext:value-type="float">
            <text:p>38</text:p>
          </table:table-cell>
          <table:table-cell table:formula="of:=[$SGD.C39]" office:value-type="float" office:value="2.30046071" calcext:value-type="float">
            <text:p>2,30046071</text:p>
          </table:table-cell>
          <table:table-cell table:formula="of:=[$SMD.C39]" office:value-type="float" office:value="1.16783243" calcext:value-type="float">
            <text:p>1,16783243</text:p>
          </table:table-cell>
        </table:table-row>
        <table:table-row table:style-name="ro1">
          <table:table-cell table:formula="of:=[$SGD.A40]" office:value-type="float" office:value="39" calcext:value-type="float">
            <text:p>39</text:p>
          </table:table-cell>
          <table:table-cell table:formula="of:=[$SGD.C40]" office:value-type="float" office:value="2.30031297" calcext:value-type="float">
            <text:p>2,30031297</text:p>
          </table:table-cell>
          <table:table-cell table:formula="of:=[$SMD.C40]" office:value-type="float" office:value="1.14183446" calcext:value-type="float">
            <text:p>1,14183446</text:p>
          </table:table-cell>
        </table:table-row>
        <table:table-row table:style-name="ro1">
          <table:table-cell table:formula="of:=[$SGD.A41]" office:value-type="float" office:value="40" calcext:value-type="float">
            <text:p>40</text:p>
          </table:table-cell>
          <table:table-cell table:formula="of:=[$SGD.C41]" office:value-type="float" office:value="2.30027205" calcext:value-type="float">
            <text:p>2,30027205</text:p>
          </table:table-cell>
          <table:table-cell table:formula="of:=[$SMD.C41]" office:value-type="float" office:value="1.11330915" calcext:value-type="float">
            <text:p>1,11330915</text:p>
          </table:table-cell>
        </table:table-row>
        <table:table-row table:style-name="ro1">
          <table:table-cell table:formula="of:=[$SGD.A42]" office:value-type="float" office:value="41" calcext:value-type="float">
            <text:p>41</text:p>
          </table:table-cell>
          <table:table-cell table:formula="of:=[$SGD.C42]" office:value-type="float" office:value="2.30023716" calcext:value-type="float">
            <text:p>2,30023716</text:p>
          </table:table-cell>
          <table:table-cell table:formula="of:=[$SMD.C42]" office:value-type="float" office:value="1.25699333" calcext:value-type="float">
            <text:p>1,25699333</text:p>
          </table:table-cell>
        </table:table-row>
        <table:table-row table:style-name="ro1">
          <table:table-cell table:formula="of:=[$SGD.A43]" office:value-type="float" office:value="42" calcext:value-type="float">
            <text:p>42</text:p>
          </table:table-cell>
          <table:table-cell table:formula="of:=[$SGD.C43]" office:value-type="float" office:value="2.30014745" calcext:value-type="float">
            <text:p>2,30014745</text:p>
          </table:table-cell>
          <table:table-cell table:formula="of:=[$SMD.C43]" office:value-type="float" office:value="1.51065893" calcext:value-type="float">
            <text:p>1,51065893</text:p>
          </table:table-cell>
        </table:table-row>
        <table:table-row table:style-name="ro1">
          <table:table-cell table:formula="of:=[$SGD.A44]" office:value-type="float" office:value="43" calcext:value-type="float">
            <text:p>43</text:p>
          </table:table-cell>
          <table:table-cell table:formula="of:=[$SGD.C44]" office:value-type="float" office:value="2.30002068" calcext:value-type="float">
            <text:p>2,30002068</text:p>
          </table:table-cell>
          <table:table-cell table:formula="of:=[$SMD.C44]" office:value-type="float" office:value="1.08818633" calcext:value-type="float">
            <text:p>1,08818633</text:p>
          </table:table-cell>
        </table:table-row>
        <table:table-row table:style-name="ro1">
          <table:table-cell table:formula="of:=[$SGD.A45]" office:value-type="float" office:value="44" calcext:value-type="float">
            <text:p>44</text:p>
          </table:table-cell>
          <table:table-cell table:formula="of:=[$SGD.C45]" office:value-type="float" office:value="2.29990276" calcext:value-type="float">
            <text:p>2,29990276</text:p>
          </table:table-cell>
          <table:table-cell table:formula="of:=[$SMD.C45]" office:value-type="float" office:value="1.08524873" calcext:value-type="float">
            <text:p>1,08524873</text:p>
          </table:table-cell>
        </table:table-row>
        <table:table-row table:style-name="ro1">
          <table:table-cell table:formula="of:=[$SGD.A46]" office:value-type="float" office:value="45" calcext:value-type="float">
            <text:p>45</text:p>
          </table:table-cell>
          <table:table-cell table:formula="of:=[$SGD.C46]" office:value-type="float" office:value="2.29995163" calcext:value-type="float">
            <text:p>2,29995163</text:p>
          </table:table-cell>
          <table:table-cell table:formula="of:=[$SMD.C46]" office:value-type="float" office:value="1.08192336" calcext:value-type="float">
            <text:p>1,08192336</text:p>
          </table:table-cell>
        </table:table-row>
        <table:table-row table:style-name="ro1">
          <table:table-cell table:formula="of:=[$SGD.A47]" office:value-type="float" office:value="46" calcext:value-type="float">
            <text:p>46</text:p>
          </table:table-cell>
          <table:table-cell table:formula="of:=[$SGD.C47]" office:value-type="float" office:value="2.29980398" calcext:value-type="float">
            <text:p>2,29980398</text:p>
          </table:table-cell>
          <table:table-cell table:formula="of:=[$SMD.C47]" office:value-type="float" office:value="1.05470503" calcext:value-type="float">
            <text:p>1,05470503</text:p>
          </table:table-cell>
        </table:table-row>
        <table:table-row table:style-name="ro1">
          <table:table-cell table:formula="of:=[$SGD.A48]" office:value-type="float" office:value="47" calcext:value-type="float">
            <text:p>47</text:p>
          </table:table-cell>
          <table:table-cell table:formula="of:=[$SGD.C48]" office:value-type="float" office:value="2.2998607" calcext:value-type="float">
            <text:p>2,2998607</text:p>
          </table:table-cell>
          <table:table-cell table:formula="of:=[$SMD.C48]" office:value-type="float" office:value="1.28339608" calcext:value-type="float">
            <text:p>1,28339608</text:p>
          </table:table-cell>
        </table:table-row>
        <table:table-row table:style-name="ro1">
          <table:table-cell table:formula="of:=[$SGD.A49]" office:value-type="float" office:value="48" calcext:value-type="float">
            <text:p>48</text:p>
          </table:table-cell>
          <table:table-cell table:formula="of:=[$SGD.C49]" office:value-type="float" office:value="2.29976554" calcext:value-type="float">
            <text:p>2,29976554</text:p>
          </table:table-cell>
          <table:table-cell table:formula="of:=[$SMD.C49]" office:value-type="float" office:value="1.40399955" calcext:value-type="float">
            <text:p>1,40399955</text:p>
          </table:table-cell>
        </table:table-row>
        <table:table-row table:style-name="ro1">
          <table:table-cell table:formula="of:=[$SGD.A50]" office:value-type="float" office:value="49" calcext:value-type="float">
            <text:p>49</text:p>
          </table:table-cell>
          <table:table-cell table:formula="of:=[$SGD.C50]" office:value-type="float" office:value="2.29964673" calcext:value-type="float">
            <text:p>2,29964673</text:p>
          </table:table-cell>
          <table:table-cell table:formula="of:=[$SMD.C50]" office:value-type="float" office:value="1.05941022" calcext:value-type="float">
            <text:p>1,05941022</text:p>
          </table:table-cell>
        </table:table-row>
        <table:table-row table:style-name="ro1">
          <table:table-cell table:formula="of:=[$SGD.A51]" office:value-type="float" office:value="50" calcext:value-type="float">
            <text:p>50</text:p>
          </table:table-cell>
          <table:table-cell table:formula="of:=[$SGD.C51]" office:value-type="float" office:value="2.29957684" calcext:value-type="float">
            <text:p>2,29957684</text:p>
          </table:table-cell>
          <table:table-cell table:formula="of:=[$SMD.C51]" office:value-type="float" office:value="1.14031541" calcext:value-type="float">
            <text:p>1,14031541</text:p>
          </table:table-cell>
        </table:table-row>
        <table:table-row table:style-name="ro1">
          <table:table-cell table:formula="of:=[$SGD.A52]" office:value-type="float" office:value="51" calcext:value-type="float">
            <text:p>51</text:p>
          </table:table-cell>
          <table:table-cell table:formula="of:=[$SGD.C52]" office:value-type="float" office:value="2.29949534" calcext:value-type="float">
            <text:p>2,29949534</text:p>
          </table:table-cell>
          <table:table-cell table:formula="of:=[$SMD.C52]" office:value-type="float" office:value="1.05673819" calcext:value-type="float">
            <text:p>1,05673819</text:p>
          </table:table-cell>
        </table:table-row>
        <table:table-row table:style-name="ro1">
          <table:table-cell table:formula="of:=[$SGD.A53]" office:value-type="float" office:value="52" calcext:value-type="float">
            <text:p>52</text:p>
          </table:table-cell>
          <table:table-cell table:formula="of:=[$SGD.C53]" office:value-type="float" office:value="2.2994974" calcext:value-type="float">
            <text:p>2,2994974</text:p>
          </table:table-cell>
          <table:table-cell table:formula="of:=[$SMD.C53]" office:value-type="float" office:value="1.00886926" calcext:value-type="float">
            <text:p>1,00886926</text:p>
          </table:table-cell>
        </table:table-row>
        <table:table-row table:style-name="ro1">
          <table:table-cell table:formula="of:=[$SGD.A54]" office:value-type="float" office:value="53" calcext:value-type="float">
            <text:p>53</text:p>
          </table:table-cell>
          <table:table-cell table:formula="of:=[$SGD.C54]" office:value-type="float" office:value="2.29936801" calcext:value-type="float">
            <text:p>2,29936801</text:p>
          </table:table-cell>
          <table:table-cell table:formula="of:=[$SMD.C54]" office:value-type="float" office:value="1.09501389" calcext:value-type="float">
            <text:p>1,09501389</text:p>
          </table:table-cell>
        </table:table-row>
        <table:table-row table:style-name="ro1">
          <table:table-cell table:formula="of:=[$SGD.A55]" office:value-type="float" office:value="54" calcext:value-type="float">
            <text:p>54</text:p>
          </table:table-cell>
          <table:table-cell table:formula="of:=[$SGD.C55]" office:value-type="float" office:value="2.2992816" calcext:value-type="float">
            <text:p>2,2992816</text:p>
          </table:table-cell>
          <table:table-cell table:formula="of:=[$SMD.C55]" office:value-type="float" office:value="1.16096015" calcext:value-type="float">
            <text:p>1,16096015</text:p>
          </table:table-cell>
        </table:table-row>
        <table:table-row table:style-name="ro1">
          <table:table-cell table:formula="of:=[$SGD.A56]" office:value-type="float" office:value="55" calcext:value-type="float">
            <text:p>55</text:p>
          </table:table-cell>
          <table:table-cell table:formula="of:=[$SGD.C56]" office:value-type="float" office:value="2.29934055" calcext:value-type="float">
            <text:p>2,29934055</text:p>
          </table:table-cell>
          <table:table-cell table:formula="of:=[$SMD.C56]" office:value-type="float" office:value="0.96321136" calcext:value-type="float">
            <text:p>0,96321136</text:p>
          </table:table-cell>
        </table:table-row>
        <table:table-row table:style-name="ro1">
          <table:table-cell table:formula="of:=[$SGD.A57]" office:value-type="float" office:value="56" calcext:value-type="float">
            <text:p>56</text:p>
          </table:table-cell>
          <table:table-cell table:formula="of:=[$SGD.C57]" office:value-type="float" office:value="2.29921782" calcext:value-type="float">
            <text:p>2,29921782</text:p>
          </table:table-cell>
          <table:table-cell table:formula="of:=[$SMD.C57]" office:value-type="float" office:value="1.03271603" calcext:value-type="float">
            <text:p>1,03271603</text:p>
          </table:table-cell>
        </table:table-row>
        <table:table-row table:style-name="ro1">
          <table:table-cell table:formula="of:=[$SGD.A58]" office:value-type="float" office:value="57" calcext:value-type="float">
            <text:p>57</text:p>
          </table:table-cell>
          <table:table-cell table:formula="of:=[$SGD.C58]" office:value-type="float" office:value="2.29909072" calcext:value-type="float">
            <text:p>2,29909072</text:p>
          </table:table-cell>
          <table:table-cell table:formula="of:=[$SMD.C58]" office:value-type="float" office:value="1.07121016" calcext:value-type="float">
            <text:p>1,07121016</text:p>
          </table:table-cell>
        </table:table-row>
        <table:table-row table:style-name="ro1">
          <table:table-cell table:formula="of:=[$SGD.A59]" office:value-type="float" office:value="58" calcext:value-type="float">
            <text:p>58</text:p>
          </table:table-cell>
          <table:table-cell table:formula="of:=[$SGD.C59]" office:value-type="float" office:value="2.29902976" calcext:value-type="float">
            <text:p>2,29902976</text:p>
          </table:table-cell>
          <table:table-cell table:formula="of:=[$SMD.C59]" office:value-type="float" office:value="1.00248496" calcext:value-type="float">
            <text:p>1,00248496</text:p>
          </table:table-cell>
        </table:table-row>
        <table:table-row table:style-name="ro1">
          <table:table-cell table:formula="of:=[$SGD.A60]" office:value-type="float" office:value="59" calcext:value-type="float">
            <text:p>59</text:p>
          </table:table-cell>
          <table:table-cell table:formula="of:=[$SGD.C60]" office:value-type="float" office:value="2.29900271" calcext:value-type="float">
            <text:p>2,29900271</text:p>
          </table:table-cell>
          <table:table-cell table:formula="of:=[$SMD.C60]" office:value-type="float" office:value="1.03284252" calcext:value-type="float">
            <text:p>1,03284252</text:p>
          </table:table-cell>
        </table:table-row>
        <table:table-row table:style-name="ro1">
          <table:table-cell table:formula="of:=[$SGD.A61]" office:value-type="float" office:value="60" calcext:value-type="float">
            <text:p>60</text:p>
          </table:table-cell>
          <table:table-cell table:formula="of:=[$SGD.C61]" office:value-type="float" office:value="2.29881033" calcext:value-type="float">
            <text:p>2,29881033</text:p>
          </table:table-cell>
          <table:table-cell table:formula="of:=[$SMD.C61]" office:value-type="float" office:value="1.08503233" calcext:value-type="float">
            <text:p>1,08503233</text:p>
          </table:table-cell>
        </table:table-row>
        <table:table-row table:style-name="ro1">
          <table:table-cell table:formula="of:=[$SGD.A62]" office:value-type="float" office:value="61" calcext:value-type="float">
            <text:p>61</text:p>
          </table:table-cell>
          <table:table-cell table:formula="of:=[$SGD.C62]" office:value-type="float" office:value="2.29884668" calcext:value-type="float">
            <text:p>2,29884668</text:p>
          </table:table-cell>
          <table:table-cell table:formula="of:=[$SMD.C62]" office:value-type="float" office:value="0.99458758" calcext:value-type="float">
            <text:p>0,99458758</text:p>
          </table:table-cell>
        </table:table-row>
        <table:table-row table:style-name="ro1">
          <table:table-cell table:formula="of:=[$SGD.A63]" office:value-type="float" office:value="62" calcext:value-type="float">
            <text:p>62</text:p>
          </table:table-cell>
          <table:table-cell table:formula="of:=[$SGD.C63]" office:value-type="float" office:value="2.29881838" calcext:value-type="float">
            <text:p>2,29881838</text:p>
          </table:table-cell>
          <table:table-cell table:formula="of:=[$SMD.C63]" office:value-type="float" office:value="1.13919496" calcext:value-type="float">
            <text:p>1,13919496</text:p>
          </table:table-cell>
        </table:table-row>
        <table:table-row table:style-name="ro1">
          <table:table-cell table:formula="of:=[$SGD.A64]" office:value-type="float" office:value="63" calcext:value-type="float">
            <text:p>63</text:p>
          </table:table-cell>
          <table:table-cell table:formula="of:=[$SGD.C64]" office:value-type="float" office:value="2.29870092" calcext:value-type="float">
            <text:p>2,29870092</text:p>
          </table:table-cell>
          <table:table-cell table:formula="of:=[$SMD.C64]" office:value-type="float" office:value="1.27842448" calcext:value-type="float">
            <text:p>1,27842448</text:p>
          </table:table-cell>
        </table:table-row>
        <table:table-row table:style-name="ro1">
          <table:table-cell table:formula="of:=[$SGD.A65]" office:value-type="float" office:value="64" calcext:value-type="float">
            <text:p>64</text:p>
          </table:table-cell>
          <table:table-cell table:formula="of:=[$SGD.C65]" office:value-type="float" office:value="2.29867807" calcext:value-type="float">
            <text:p>2,29867807</text:p>
          </table:table-cell>
          <table:table-cell table:formula="of:=[$SMD.C65]" office:value-type="float" office:value="1.37077089" calcext:value-type="float">
            <text:p>1,37077089</text:p>
          </table:table-cell>
        </table:table-row>
        <table:table-row table:style-name="ro1">
          <table:table-cell table:formula="of:=[$SGD.A66]" office:value-type="float" office:value="65" calcext:value-type="float">
            <text:p>65</text:p>
          </table:table-cell>
          <table:table-cell table:formula="of:=[$SGD.C66]" office:value-type="float" office:value="2.29854977" calcext:value-type="float">
            <text:p>2,29854977</text:p>
          </table:table-cell>
          <table:table-cell table:formula="of:=[$SMD.C66]" office:value-type="float" office:value="0.96871872" calcext:value-type="float">
            <text:p>0,96871872</text:p>
          </table:table-cell>
        </table:table-row>
        <table:table-row table:style-name="ro1">
          <table:table-cell table:formula="of:=[$SGD.A67]" office:value-type="float" office:value="66" calcext:value-type="float">
            <text:p>66</text:p>
          </table:table-cell>
          <table:table-cell table:formula="of:=[$SGD.C67]" office:value-type="float" office:value="2.29847808" calcext:value-type="float">
            <text:p>2,29847808</text:p>
          </table:table-cell>
          <table:table-cell table:formula="of:=[$SMD.C67]" office:value-type="float" office:value="0.91170208" calcext:value-type="float">
            <text:p>0,91170208</text:p>
          </table:table-cell>
        </table:table-row>
        <table:table-row table:style-name="ro1">
          <table:table-cell table:formula="of:=[$SGD.A68]" office:value-type="float" office:value="67" calcext:value-type="float">
            <text:p>67</text:p>
          </table:table-cell>
          <table:table-cell table:formula="of:=[$SGD.C68]" office:value-type="float" office:value="2.29840283" calcext:value-type="float">
            <text:p>2,29840283</text:p>
          </table:table-cell>
          <table:table-cell table:formula="of:=[$SMD.C68]" office:value-type="float" office:value="0.96264449" calcext:value-type="float">
            <text:p>0,96264449</text:p>
          </table:table-cell>
        </table:table-row>
        <table:table-row table:style-name="ro1">
          <table:table-cell table:formula="of:=[$SGD.A69]" office:value-type="float" office:value="68" calcext:value-type="float">
            <text:p>68</text:p>
          </table:table-cell>
          <table:table-cell table:formula="of:=[$SGD.C69]" office:value-type="float" office:value="2.29831187" calcext:value-type="float">
            <text:p>2,29831187</text:p>
          </table:table-cell>
          <table:table-cell table:formula="of:=[$SMD.C69]" office:value-type="float" office:value="0.93025717" calcext:value-type="float">
            <text:p>0,93025717</text:p>
          </table:table-cell>
        </table:table-row>
        <table:table-row table:style-name="ro1">
          <table:table-cell table:formula="of:=[$SGD.A70]" office:value-type="float" office:value="69" calcext:value-type="float">
            <text:p>69</text:p>
          </table:table-cell>
          <table:table-cell table:formula="of:=[$SGD.C70]" office:value-type="float" office:value="2.29822193" calcext:value-type="float">
            <text:p>2,29822193</text:p>
          </table:table-cell>
          <table:table-cell table:formula="of:=[$SMD.C70]" office:value-type="float" office:value="0.87951448" calcext:value-type="float">
            <text:p>0,87951448</text:p>
          </table:table-cell>
        </table:table-row>
        <table:table-row table:style-name="ro1">
          <table:table-cell table:formula="of:=[$SGD.A71]" office:value-type="float" office:value="70" calcext:value-type="float">
            <text:p>70</text:p>
          </table:table-cell>
          <table:table-cell table:formula="of:=[$SGD.C71]" office:value-type="float" office:value="2.29817251" calcext:value-type="float">
            <text:p>2,29817251</text:p>
          </table:table-cell>
          <table:table-cell table:formula="of:=[$SMD.C71]" office:value-type="float" office:value="0.87483103" calcext:value-type="float">
            <text:p>0,87483103</text:p>
          </table:table-cell>
        </table:table-row>
        <table:table-row table:style-name="ro1">
          <table:table-cell table:formula="of:=[$SGD.A72]" office:value-type="float" office:value="71" calcext:value-type="float">
            <text:p>71</text:p>
          </table:table-cell>
          <table:table-cell table:formula="of:=[$SGD.C72]" office:value-type="float" office:value="2.29806422" calcext:value-type="float">
            <text:p>2,29806422</text:p>
          </table:table-cell>
          <table:table-cell table:formula="of:=[$SMD.C72]" office:value-type="float" office:value="0.92473237" calcext:value-type="float">
            <text:p>0,92473237</text:p>
          </table:table-cell>
        </table:table-row>
        <table:table-row table:style-name="ro1">
          <table:table-cell table:formula="of:=[$SGD.A73]" office:value-type="float" office:value="72" calcext:value-type="float">
            <text:p>72</text:p>
          </table:table-cell>
          <table:table-cell table:formula="of:=[$SGD.C73]" office:value-type="float" office:value="2.29802242" calcext:value-type="float">
            <text:p>2,29802242</text:p>
          </table:table-cell>
          <table:table-cell table:formula="of:=[$SMD.C73]" office:value-type="float" office:value="0.9924773" calcext:value-type="float">
            <text:p>0,9924773</text:p>
          </table:table-cell>
        </table:table-row>
        <table:table-row table:style-name="ro1">
          <table:table-cell table:formula="of:=[$SGD.A74]" office:value-type="float" office:value="73" calcext:value-type="float">
            <text:p>73</text:p>
          </table:table-cell>
          <table:table-cell table:formula="of:=[$SGD.C74]" office:value-type="float" office:value="2.29795235" calcext:value-type="float">
            <text:p>2,29795235</text:p>
          </table:table-cell>
          <table:table-cell table:formula="of:=[$SMD.C74]" office:value-type="float" office:value="0.8645912" calcext:value-type="float">
            <text:p>0,8645912</text:p>
          </table:table-cell>
        </table:table-row>
        <table:table-row table:style-name="ro1">
          <table:table-cell table:formula="of:=[$SGD.A75]" office:value-type="float" office:value="74" calcext:value-type="float">
            <text:p>74</text:p>
          </table:table-cell>
          <table:table-cell table:formula="of:=[$SGD.C75]" office:value-type="float" office:value="2.29788354" calcext:value-type="float">
            <text:p>2,29788354</text:p>
          </table:table-cell>
          <table:table-cell table:formula="of:=[$SMD.C75]" office:value-type="float" office:value="0.88510084" calcext:value-type="float">
            <text:p>0,88510084</text:p>
          </table:table-cell>
        </table:table-row>
        <table:table-row table:style-name="ro1">
          <table:table-cell table:formula="of:=[$SGD.A76]" office:value-type="float" office:value="75" calcext:value-type="float">
            <text:p>75</text:p>
          </table:table-cell>
          <table:table-cell table:formula="of:=[$SGD.C76]" office:value-type="float" office:value="2.29772455" calcext:value-type="float">
            <text:p>2,29772455</text:p>
          </table:table-cell>
          <table:table-cell table:formula="of:=[$SMD.C76]" office:value-type="float" office:value="0.86021739" calcext:value-type="float">
            <text:p>0,86021739</text:p>
          </table:table-cell>
        </table:table-row>
        <table:table-row table:style-name="ro1">
          <table:table-cell table:formula="of:=[$SGD.A77]" office:value-type="float" office:value="76" calcext:value-type="float">
            <text:p>76</text:p>
          </table:table-cell>
          <table:table-cell table:formula="of:=[$SGD.C77]" office:value-type="float" office:value="2.29770098" calcext:value-type="float">
            <text:p>2,29770098</text:p>
          </table:table-cell>
          <table:table-cell table:formula="of:=[$SMD.C77]" office:value-type="float" office:value="0.85922938" calcext:value-type="float">
            <text:p>0,85922938</text:p>
          </table:table-cell>
        </table:table-row>
        <table:table-row table:style-name="ro1">
          <table:table-cell table:formula="of:=[$SGD.A78]" office:value-type="float" office:value="77" calcext:value-type="float">
            <text:p>77</text:p>
          </table:table-cell>
          <table:table-cell table:formula="of:=[$SGD.C78]" office:value-type="float" office:value="2.29762626" calcext:value-type="float">
            <text:p>2,29762626</text:p>
          </table:table-cell>
          <table:table-cell table:formula="of:=[$SMD.C78]" office:value-type="float" office:value="0.97540599" calcext:value-type="float">
            <text:p>0,97540599</text:p>
          </table:table-cell>
        </table:table-row>
        <table:table-row table:style-name="ro1">
          <table:table-cell table:formula="of:=[$SGD.A79]" office:value-type="float" office:value="78" calcext:value-type="float">
            <text:p>78</text:p>
          </table:table-cell>
          <table:table-cell table:formula="of:=[$SGD.C79]" office:value-type="float" office:value="2.29756949" calcext:value-type="float">
            <text:p>2,29756949</text:p>
          </table:table-cell>
          <table:table-cell table:formula="of:=[$SMD.C79]" office:value-type="float" office:value="0.84120254" calcext:value-type="float">
            <text:p>0,84120254</text:p>
          </table:table-cell>
        </table:table-row>
        <table:table-row table:style-name="ro1">
          <table:table-cell table:formula="of:=[$SGD.A80]" office:value-type="float" office:value="79" calcext:value-type="float">
            <text:p>79</text:p>
          </table:table-cell>
          <table:table-cell table:formula="of:=[$SGD.C80]" office:value-type="float" office:value="2.29750884" calcext:value-type="float">
            <text:p>2,29750884</text:p>
          </table:table-cell>
          <table:table-cell table:formula="of:=[$SMD.C80]" office:value-type="float" office:value="0.84252208" calcext:value-type="float">
            <text:p>0,84252208</text:p>
          </table:table-cell>
        </table:table-row>
        <table:table-row table:style-name="ro1">
          <table:table-cell table:formula="of:=[$SGD.A81]" office:value-type="float" office:value="80" calcext:value-type="float">
            <text:p>80</text:p>
          </table:table-cell>
          <table:table-cell table:formula="of:=[$SGD.C81]" office:value-type="float" office:value="2.29742126" calcext:value-type="float">
            <text:p>2,29742126</text:p>
          </table:table-cell>
          <table:table-cell table:formula="of:=[$SMD.C81]" office:value-type="float" office:value="0.8317497" calcext:value-type="float">
            <text:p>0,8317497</text:p>
          </table:table-cell>
        </table:table-row>
        <table:table-row table:style-name="ro1">
          <table:table-cell table:formula="of:=[$SGD.A82]" office:value-type="float" office:value="81" calcext:value-type="float">
            <text:p>81</text:p>
          </table:table-cell>
          <table:table-cell table:formula="of:=[$SGD.C82]" office:value-type="float" office:value="2.29730629" calcext:value-type="float">
            <text:p>2,29730629</text:p>
          </table:table-cell>
          <table:table-cell table:formula="of:=[$SMD.C82]" office:value-type="float" office:value="0.84761368" calcext:value-type="float">
            <text:p>0,84761368</text:p>
          </table:table-cell>
        </table:table-row>
        <table:table-row table:style-name="ro1">
          <table:table-cell table:formula="of:=[$SGD.A83]" office:value-type="float" office:value="82" calcext:value-type="float">
            <text:p>82</text:p>
          </table:table-cell>
          <table:table-cell table:formula="of:=[$SGD.C83]" office:value-type="float" office:value="2.29722551" calcext:value-type="float">
            <text:p>2,29722551</text:p>
          </table:table-cell>
          <table:table-cell table:formula="of:=[$SMD.C83]" office:value-type="float" office:value="1.05142195" calcext:value-type="float">
            <text:p>1,05142195</text:p>
          </table:table-cell>
        </table:table-row>
        <table:table-row table:style-name="ro1">
          <table:table-cell table:formula="of:=[$SGD.A84]" office:value-type="float" office:value="83" calcext:value-type="float">
            <text:p>83</text:p>
          </table:table-cell>
          <table:table-cell table:formula="of:=[$SGD.C84]" office:value-type="float" office:value="2.29712339" calcext:value-type="float">
            <text:p>2,29712339</text:p>
          </table:table-cell>
          <table:table-cell table:formula="of:=[$SMD.C84]" office:value-type="float" office:value="1.34341603" calcext:value-type="float">
            <text:p>1,34341603</text:p>
          </table:table-cell>
        </table:table-row>
        <table:table-row table:style-name="ro1">
          <table:table-cell table:formula="of:=[$SGD.A85]" office:value-type="float" office:value="84" calcext:value-type="float">
            <text:p>84</text:p>
          </table:table-cell>
          <table:table-cell table:formula="of:=[$SGD.C85]" office:value-type="float" office:value="2.29708738" calcext:value-type="float">
            <text:p>2,29708738</text:p>
          </table:table-cell>
          <table:table-cell table:formula="of:=[$SMD.C85]" office:value-type="float" office:value="0.84716662" calcext:value-type="float">
            <text:p>0,84716662</text:p>
          </table:table-cell>
        </table:table-row>
        <table:table-row table:style-name="ro1">
          <table:table-cell table:formula="of:=[$SGD.A86]" office:value-type="float" office:value="85" calcext:value-type="float">
            <text:p>85</text:p>
          </table:table-cell>
          <table:table-cell table:formula="of:=[$SGD.C86]" office:value-type="float" office:value="2.29698094" calcext:value-type="float">
            <text:p>2,29698094</text:p>
          </table:table-cell>
          <table:table-cell table:formula="of:=[$SMD.C86]" office:value-type="float" office:value="0.80885361" calcext:value-type="float">
            <text:p>0,80885361</text:p>
          </table:table-cell>
        </table:table-row>
        <table:table-row table:style-name="ro1">
          <table:table-cell table:formula="of:=[$SGD.A87]" office:value-type="float" office:value="86" calcext:value-type="float">
            <text:p>86</text:p>
          </table:table-cell>
          <table:table-cell table:formula="of:=[$SGD.C87]" office:value-type="float" office:value="2.29698129" calcext:value-type="float">
            <text:p>2,29698129</text:p>
          </table:table-cell>
          <table:table-cell table:formula="of:=[$SMD.C87]" office:value-type="float" office:value="0.80037609" calcext:value-type="float">
            <text:p>0,80037609</text:p>
          </table:table-cell>
        </table:table-row>
        <table:table-row table:style-name="ro1">
          <table:table-cell table:formula="of:=[$SGD.A88]" office:value-type="float" office:value="87" calcext:value-type="float">
            <text:p>87</text:p>
          </table:table-cell>
          <table:table-cell table:formula="of:=[$SGD.C88]" office:value-type="float" office:value="2.29681591" calcext:value-type="float">
            <text:p>2,29681591</text:p>
          </table:table-cell>
          <table:table-cell table:formula="of:=[$SMD.C88]" office:value-type="float" office:value="0.84322141" calcext:value-type="float">
            <text:p>0,84322141</text:p>
          </table:table-cell>
        </table:table-row>
        <table:table-row table:style-name="ro1">
          <table:table-cell table:formula="of:=[$SGD.A89]" office:value-type="float" office:value="88" calcext:value-type="float">
            <text:p>88</text:p>
          </table:table-cell>
          <table:table-cell table:formula="of:=[$SGD.C89]" office:value-type="float" office:value="2.29671609" calcext:value-type="float">
            <text:p>2,29671609</text:p>
          </table:table-cell>
          <table:table-cell table:formula="of:=[$SMD.C89]" office:value-type="float" office:value="0.79051889" calcext:value-type="float">
            <text:p>0,79051889</text:p>
          </table:table-cell>
        </table:table-row>
        <table:table-row table:style-name="ro1">
          <table:table-cell table:formula="of:=[$SGD.A90]" office:value-type="float" office:value="89" calcext:value-type="float">
            <text:p>89</text:p>
          </table:table-cell>
          <table:table-cell table:formula="of:=[$SGD.C90]" office:value-type="float" office:value="2.29668633" calcext:value-type="float">
            <text:p>2,29668633</text:p>
          </table:table-cell>
          <table:table-cell table:formula="of:=[$SMD.C90]" office:value-type="float" office:value="0.89015283" calcext:value-type="float">
            <text:p>0,89015283</text:p>
          </table:table-cell>
        </table:table-row>
        <table:table-row table:style-name="ro1">
          <table:table-cell table:formula="of:=[$SGD.A91]" office:value-type="float" office:value="90" calcext:value-type="float">
            <text:p>90</text:p>
          </table:table-cell>
          <table:table-cell table:formula="of:=[$SGD.C91]" office:value-type="float" office:value="2.29656826" calcext:value-type="float">
            <text:p>2,29656826</text:p>
          </table:table-cell>
          <table:table-cell table:formula="of:=[$SMD.C91]" office:value-type="float" office:value="1.0006082" calcext:value-type="float">
            <text:p>1,0006082</text:p>
          </table:table-cell>
        </table:table-row>
        <table:table-row table:style-name="ro1">
          <table:table-cell table:formula="of:=[$SGD.A92]" office:value-type="float" office:value="91" calcext:value-type="float">
            <text:p>91</text:p>
          </table:table-cell>
          <table:table-cell table:formula="of:=[$SGD.C92]" office:value-type="float" office:value="2.29640222" calcext:value-type="float">
            <text:p>2,29640222</text:p>
          </table:table-cell>
          <table:table-cell table:formula="of:=[$SMD.C92]" office:value-type="float" office:value="0.7723169" calcext:value-type="float">
            <text:p>0,7723169</text:p>
          </table:table-cell>
        </table:table-row>
        <table:table-row table:style-name="ro1">
          <table:table-cell table:formula="of:=[$SGD.A93]" office:value-type="float" office:value="92" calcext:value-type="float">
            <text:p>92</text:p>
          </table:table-cell>
          <table:table-cell table:formula="of:=[$SGD.C93]" office:value-type="float" office:value="2.29635324" calcext:value-type="float">
            <text:p>2,29635324</text:p>
          </table:table-cell>
          <table:table-cell table:formula="of:=[$SMD.C93]" office:value-type="float" office:value="0.78759061" calcext:value-type="float">
            <text:p>0,78759061</text:p>
          </table:table-cell>
        </table:table-row>
        <table:table-row table:style-name="ro1">
          <table:table-cell table:formula="of:=[$SGD.A94]" office:value-type="float" office:value="93" calcext:value-type="float">
            <text:p>93</text:p>
          </table:table-cell>
          <table:table-cell table:formula="of:=[$SGD.C94]" office:value-type="float" office:value="2.29627538" calcext:value-type="float">
            <text:p>2,29627538</text:p>
          </table:table-cell>
          <table:table-cell table:formula="of:=[$SMD.C94]" office:value-type="float" office:value="0.86545193" calcext:value-type="float">
            <text:p>0,86545193</text:p>
          </table:table-cell>
        </table:table-row>
        <table:table-row table:style-name="ro1">
          <table:table-cell table:formula="of:=[$SGD.A95]" office:value-type="float" office:value="94" calcext:value-type="float">
            <text:p>94</text:p>
          </table:table-cell>
          <table:table-cell table:formula="of:=[$SGD.C95]" office:value-type="float" office:value="2.29616695" calcext:value-type="float">
            <text:p>2,29616695</text:p>
          </table:table-cell>
          <table:table-cell table:formula="of:=[$SMD.C95]" office:value-type="float" office:value="0.75958663" calcext:value-type="float">
            <text:p>0,75958663</text:p>
          </table:table-cell>
        </table:table-row>
        <table:table-row table:style-name="ro1">
          <table:table-cell table:formula="of:=[$SGD.A96]" office:value-type="float" office:value="95" calcext:value-type="float">
            <text:p>95</text:p>
          </table:table-cell>
          <table:table-cell table:formula="of:=[$SGD.C96]" office:value-type="float" office:value="2.29610009" calcext:value-type="float">
            <text:p>2,29610009</text:p>
          </table:table-cell>
          <table:table-cell table:formula="of:=[$SMD.C96]" office:value-type="float" office:value="0.76762138" calcext:value-type="float">
            <text:p>0,76762138</text:p>
          </table:table-cell>
        </table:table-row>
        <table:table-row table:style-name="ro1">
          <table:table-cell table:formula="of:=[$SGD.A97]" office:value-type="float" office:value="96" calcext:value-type="float">
            <text:p>96</text:p>
          </table:table-cell>
          <table:table-cell table:formula="of:=[$SGD.C97]" office:value-type="float" office:value="2.29594581" calcext:value-type="float">
            <text:p>2,29594581</text:p>
          </table:table-cell>
          <table:table-cell table:formula="of:=[$SMD.C97]" office:value-type="float" office:value="0.76817162" calcext:value-type="float">
            <text:p>0,76817162</text:p>
          </table:table-cell>
        </table:table-row>
        <table:table-row table:style-name="ro1">
          <table:table-cell table:formula="of:=[$SGD.A98]" office:value-type="float" office:value="97" calcext:value-type="float">
            <text:p>97</text:p>
          </table:table-cell>
          <table:table-cell table:formula="of:=[$SGD.C98]" office:value-type="float" office:value="2.29591165" calcext:value-type="float">
            <text:p>2,29591165</text:p>
          </table:table-cell>
          <table:table-cell table:formula="of:=[$SMD.C98]" office:value-type="float" office:value="0.77629647" calcext:value-type="float">
            <text:p>0,77629647</text:p>
          </table:table-cell>
        </table:table-row>
        <table:table-row table:style-name="ro1">
          <table:table-cell table:formula="of:=[$SGD.A99]" office:value-type="float" office:value="98" calcext:value-type="float">
            <text:p>98</text:p>
          </table:table-cell>
          <table:table-cell table:formula="of:=[$SGD.C99]" office:value-type="float" office:value="2.29579447" calcext:value-type="float">
            <text:p>2,29579447</text:p>
          </table:table-cell>
          <table:table-cell table:formula="of:=[$SMD.C99]" office:value-type="float" office:value="0.8292358" calcext:value-type="float">
            <text:p>0,8292358</text:p>
          </table:table-cell>
        </table:table-row>
        <table:table-row table:style-name="ro1">
          <table:table-cell table:formula="of:=[$SGD.A100]" office:value-type="float" office:value="99" calcext:value-type="float">
            <text:p>99</text:p>
          </table:table-cell>
          <table:table-cell table:formula="of:=[$SGD.C100]" office:value-type="float" office:value="2.29572546" calcext:value-type="float">
            <text:p>2,29572546</text:p>
          </table:table-cell>
          <table:table-cell table:formula="of:=[$SMD.C100]" office:value-type="float" office:value="1.12773741" calcext:value-type="float">
            <text:p>1,12773741</text:p>
          </table:table-cell>
        </table:table-row>
        <table:table-row table:style-name="ro1">
          <table:table-cell table:formula="of:=[$SGD.A101]" office:value-type="float" office:value="100" calcext:value-type="float">
            <text:p>100</text:p>
          </table:table-cell>
          <table:table-cell table:formula="of:=[$SGD.C101]" office:value-type="float" office:value="2.29558955" calcext:value-type="float">
            <text:p>2,29558955</text:p>
          </table:table-cell>
          <table:table-cell table:formula="of:=[$SMD.C101]" office:value-type="float" office:value="0.7891645" calcext:value-type="float">
            <text:p>0,7891645</text:p>
          </table:table-cell>
        </table:table-row>
        <table:table-row table:style-name="ro1">
          <table:table-cell table:formula="of:=[$SGD.A102]" office:value-type="float" office:value="101" calcext:value-type="float">
            <text:p>101</text:p>
          </table:table-cell>
          <table:table-cell table:formula="of:=[$SGD.C102]" office:value-type="float" office:value="2.29555446" calcext:value-type="float">
            <text:p>2,29555446</text:p>
          </table:table-cell>
          <table:table-cell table:formula="of:=[$SMD.C102]" office:value-type="float" office:value="0.86968607" calcext:value-type="float">
            <text:p>0,86968607</text:p>
          </table:table-cell>
        </table:table-row>
        <table:table-row table:style-name="ro1">
          <table:table-cell table:formula="of:=[$SGD.A103]" office:value-type="float" office:value="151" calcext:value-type="float">
            <text:p>151</text:p>
          </table:table-cell>
          <table:table-cell table:formula="of:=[$SGD.C103]" office:value-type="float" office:value="2.28879586" calcext:value-type="float">
            <text:p>2,28879586</text:p>
          </table:table-cell>
          <table:table-cell table:formula="of:=[$SMD.C103]" office:value-type="float" office:value="0.7106206" calcext:value-type="float">
            <text:p>0,7106206</text:p>
          </table:table-cell>
        </table:table-row>
        <table:table-row table:style-name="ro1">
          <table:table-cell table:formula="of:=[$SGD.A104]" office:value-type="float" office:value="201" calcext:value-type="float">
            <text:p>201</text:p>
          </table:table-cell>
          <table:table-cell table:formula="of:=[$SGD.C104]" office:value-type="float" office:value="2.27365135" calcext:value-type="float">
            <text:p>2,27365135</text:p>
          </table:table-cell>
          <table:table-cell table:formula="of:=[$SMD.C104]" office:value-type="float" office:value="0.72287633" calcext:value-type="float">
            <text:p>0,72287633</text:p>
          </table:table-cell>
        </table:table-row>
        <table:table-row table:style-name="ro1">
          <table:table-cell table:formula="of:=[$SGD.A105]" office:value-type="float" office:value="251" calcext:value-type="float">
            <text:p>251</text:p>
          </table:table-cell>
          <table:table-cell table:formula="of:=[$SGD.C105]" office:value-type="float" office:value="2.22300183" calcext:value-type="float">
            <text:p>2,22300183</text:p>
          </table:table-cell>
          <table:table-cell table:formula="of:=[$SMD.C105]" office:value-type="float" office:value="0.92653329" calcext:value-type="float">
            <text:p>0,92653329</text:p>
          </table:table-cell>
        </table:table-row>
        <table:table-row table:style-name="ro1">
          <table:table-cell table:formula="of:=[$SGD.A106]" office:value-type="float" office:value="301" calcext:value-type="float">
            <text:p>301</text:p>
          </table:table-cell>
          <table:table-cell table:formula="of:=[$SGD.C106]" office:value-type="float" office:value="2.05300336" calcext:value-type="float">
            <text:p>2,05300336</text:p>
          </table:table-cell>
          <table:table-cell table:formula="of:=[$SMD.C106]" office:value-type="float" office:value="0.77004579" calcext:value-type="float">
            <text:p>0,77004579</text:p>
          </table:table-cell>
        </table:table-row>
        <table:table-row table:style-name="ro1">
          <table:table-cell table:formula="of:=[$SGD.A107]" office:value-type="float" office:value="351" calcext:value-type="float">
            <text:p>351</text:p>
          </table:table-cell>
          <table:table-cell table:formula="of:=[$SGD.C107]" office:value-type="float" office:value="1.61739862" calcext:value-type="float">
            <text:p>1,61739862</text:p>
          </table:table-cell>
          <table:table-cell table:formula="of:=[$SMD.C107]" office:value-type="float" office:value="0.74938249" calcext:value-type="float">
            <text:p>0,74938249</text:p>
          </table:table-cell>
        </table:table-row>
        <table:table-row table:style-name="ro1">
          <table:table-cell table:formula="of:=[$SGD.A108]" office:value-type="float" office:value="401" calcext:value-type="float">
            <text:p>401</text:p>
          </table:table-cell>
          <table:table-cell table:formula="of:=[$SGD.C108]" office:value-type="float" office:value="1.22395234" calcext:value-type="float">
            <text:p>1,22395234</text:p>
          </table:table-cell>
          <table:table-cell table:formula="of:=[$SMD.C108]" office:value-type="float" office:value="1.18022384" calcext:value-type="float">
            <text:p>1,18022384</text:p>
          </table:table-cell>
        </table:table-row>
        <table:table-row table:style-name="ro1">
          <table:table-cell table:formula="of:=[$SGD.A109]" office:value-type="float" office:value="451" calcext:value-type="float">
            <text:p>451</text:p>
          </table:table-cell>
          <table:table-cell table:formula="of:=[$SGD.C109]" office:value-type="float" office:value="1.05500561" calcext:value-type="float">
            <text:p>1,05500561</text:p>
          </table:table-cell>
          <table:table-cell table:formula="of:=[$SMD.C109]" office:value-type="float" office:value="1.00016433" calcext:value-type="float">
            <text:p>1,00016433</text:p>
          </table:table-cell>
        </table:table-row>
        <table:table-row table:style-name="ro1">
          <table:table-cell table:formula="of:=[$SGD.A110]" office:value-type="float" office:value="501" calcext:value-type="float">
            <text:p>501</text:p>
          </table:table-cell>
          <table:table-cell table:formula="of:=[$SGD.C110]" office:value-type="float" office:value="0.97561252" calcext:value-type="float">
            <text:p>0,97561252</text:p>
          </table:table-cell>
          <table:table-cell table:formula="of:=[$SMD.C110]" office:value-type="float" office:value="0.89824228" calcext:value-type="float">
            <text:p>0,89824228</text:p>
          </table:table-cell>
        </table:table-row>
        <table:table-row table:style-name="ro1">
          <table:table-cell table:formula="of:=[$SGD.A111]" office:value-type="float" office:value="551" calcext:value-type="float">
            <text:p>551</text:p>
          </table:table-cell>
          <table:table-cell table:formula="of:=[$SGD.C111]" office:value-type="float" office:value="0.91263463" calcext:value-type="float">
            <text:p>0,91263463</text:p>
          </table:table-cell>
          <table:table-cell table:formula="of:=[$SMD.C111]" office:value-type="float" office:value="0.9084149" calcext:value-type="float">
            <text:p>0,9084149</text:p>
          </table:table-cell>
        </table:table-row>
        <table:table-row table:style-name="ro1">
          <table:table-cell table:formula="of:=[$SGD.A112]" office:value-type="float" office:value="601" calcext:value-type="float">
            <text:p>601</text:p>
          </table:table-cell>
          <table:table-cell table:formula="of:=[$SGD.C112]" office:value-type="float" office:value="0.86507524" calcext:value-type="float">
            <text:p>0,86507524</text:p>
          </table:table-cell>
          <table:table-cell table:formula="of:=[$SMD.C112]" office:value-type="float" office:value="1.0105345" calcext:value-type="float">
            <text:p>1,0105345</text:p>
          </table:table-cell>
        </table:table-row>
        <table:table-row table:style-name="ro1">
          <table:table-cell table:formula="of:=[$SGD.A113]" office:value-type="float" office:value="651" calcext:value-type="float">
            <text:p>651</text:p>
          </table:table-cell>
          <table:table-cell table:formula="of:=[$SGD.C113]" office:value-type="float" office:value="0.86660478" calcext:value-type="float">
            <text:p>0,86660478</text:p>
          </table:table-cell>
          <table:table-cell table:formula="of:=[$SMD.C113]" office:value-type="float" office:value="1.08903138" calcext:value-type="float">
            <text:p>1,08903138</text:p>
          </table:table-cell>
        </table:table-row>
        <table:table-row table:style-name="ro1">
          <table:table-cell table:formula="of:=[$SGD.A114]" office:value-type="float" office:value="701" calcext:value-type="float">
            <text:p>701</text:p>
          </table:table-cell>
          <table:table-cell table:formula="of:=[$SGD.C114]" office:value-type="float" office:value="0.89761998" calcext:value-type="float">
            <text:p>0,89761998</text:p>
          </table:table-cell>
          <table:table-cell table:formula="of:=[$SMD.C114]" office:value-type="float" office:value="1.1984944" calcext:value-type="float">
            <text:p>1,1984944</text:p>
          </table:table-cell>
        </table:table-row>
        <table:table-row table:style-name="ro1">
          <table:table-cell table:formula="of:=[$SGD.A115]" office:value-type="float" office:value="751" calcext:value-type="float">
            <text:p>751</text:p>
          </table:table-cell>
          <table:table-cell table:formula="of:=[$SGD.C115]" office:value-type="float" office:value="0.81215199" calcext:value-type="float">
            <text:p>0,81215199</text:p>
          </table:table-cell>
          <table:table-cell table:formula="of:=[$SMD.C115]" office:value-type="float" office:value="1.27725883" calcext:value-type="float">
            <text:p>1,27725883</text:p>
          </table:table-cell>
        </table:table-row>
        <table:table-row table:style-name="ro1">
          <table:table-cell table:formula="of:=[$SGD.A116]" office:value-type="float" office:value="801" calcext:value-type="float">
            <text:p>801</text:p>
          </table:table-cell>
          <table:table-cell table:formula="of:=[$SGD.C116]" office:value-type="float" office:value="0.81781044" calcext:value-type="float">
            <text:p>0,81781044</text:p>
          </table:table-cell>
          <table:table-cell table:formula="of:=[$SMD.C116]" office:value-type="float" office:value="1.31720829" calcext:value-type="float">
            <text:p>1,31720829</text:p>
          </table:table-cell>
        </table:table-row>
        <table:table-row table:style-name="ro1">
          <table:table-cell table:formula="of:=[$SGD.A117]" office:value-type="float" office:value="851" calcext:value-type="float">
            <text:p>851</text:p>
          </table:table-cell>
          <table:table-cell table:formula="of:=[$SGD.C117]" office:value-type="float" office:value="0.85765452" calcext:value-type="float">
            <text:p>0,85765452</text:p>
          </table:table-cell>
          <table:table-cell table:formula="of:=[$SMD.C117]" office:value-type="float" office:value="1.34531511" calcext:value-type="float">
            <text:p>1,34531511</text:p>
          </table:table-cell>
        </table:table-row>
        <table:table-row table:style-name="ro1">
          <table:table-cell table:formula="of:=[$SGD.A118]" office:value-type="float" office:value="901" calcext:value-type="float">
            <text:p>901</text:p>
          </table:table-cell>
          <table:table-cell table:formula="of:=[$SGD.C118]" office:value-type="float" office:value="0.77688363" calcext:value-type="float">
            <text:p>0,77688363</text:p>
          </table:table-cell>
          <table:table-cell table:formula="of:=[$SMD.C118]" office:value-type="float" office:value="1.38074831" calcext:value-type="float">
            <text:p>1,38074831</text:p>
          </table:table-cell>
        </table:table-row>
        <table:table-row table:style-name="ro1">
          <table:table-cell table:formula="of:=[$SGD.A119]" office:value-type="float" office:value="951" calcext:value-type="float">
            <text:p>951</text:p>
          </table:table-cell>
          <table:table-cell table:formula="of:=[$SGD.C119]" office:value-type="float" office:value="0.81985954" calcext:value-type="float">
            <text:p>0,81985954</text:p>
          </table:table-cell>
          <table:table-cell table:formula="of:=[$SMD.C119]" office:value-type="float" office:value="1.41735453" calcext:value-type="float">
            <text:p>1,41735453</text:p>
          </table:table-cell>
        </table:table-row>
        <table:table-row table:style-name="ro1">
          <table:table-cell table:formula="of:=[$SGD.A120]" office:value-type="float" office:value="1001" calcext:value-type="float">
            <text:p>1001</text:p>
          </table:table-cell>
          <table:table-cell table:formula="of:=[$SGD.C120]" office:value-type="float" office:value="0.82973679" calcext:value-type="float">
            <text:p>0,82973679</text:p>
          </table:table-cell>
          <table:table-cell table:formula="of:=[$SMD.C120]" office:value-type="float" office:value="1.4168274" calcext:value-type="float">
            <text:p>1,4168274</text:p>
          </table:table-cell>
        </table:table-row>
        <table:table-row table:style-name="ro1">
          <table:table-cell table:formula="of:=[$SGD.A121]" office:value-type="float" office:value="1051" calcext:value-type="float">
            <text:p>1051</text:p>
          </table:table-cell>
          <table:table-cell table:formula="of:=[$SGD.C121]" office:value-type="float" office:value="0.79433351" calcext:value-type="float">
            <text:p>0,79433351</text:p>
          </table:table-cell>
          <table:table-cell table:formula="of:=[$SMD.C121]" office:value-type="float" office:value="1.42468996" calcext:value-type="float">
            <text:p>1,42468996</text:p>
          </table:table-cell>
        </table:table-row>
        <table:table-row table:style-name="ro1">
          <table:table-cell table:formula="of:=[$SGD.A122]" office:value-type="float" office:value="1101" calcext:value-type="float">
            <text:p>1101</text:p>
          </table:table-cell>
          <table:table-cell table:formula="of:=[$SGD.C122]" office:value-type="float" office:value="0.82725199" calcext:value-type="float">
            <text:p>0,82725199</text:p>
          </table:table-cell>
          <table:table-cell table:formula="of:=[$SMD.C122]" office:value-type="float" office:value="1.47078687" calcext:value-type="float">
            <text:p>1,47078687</text:p>
          </table:table-cell>
        </table:table-row>
        <table:table-row table:style-name="ro1">
          <table:table-cell table:formula="of:=[$SGD.A123]" office:value-type="float" office:value="1151" calcext:value-type="float">
            <text:p>1151</text:p>
          </table:table-cell>
          <table:table-cell table:formula="of:=[$SGD.C123]" office:value-type="float" office:value="0.81332435" calcext:value-type="float">
            <text:p>0,81332435</text:p>
          </table:table-cell>
          <table:table-cell table:formula="of:=[$SMD.C123]" office:value-type="float" office:value="1.47942177" calcext:value-type="float">
            <text:p>1,47942177</text:p>
          </table:table-cell>
        </table:table-row>
        <table:table-row table:style-name="ro1">
          <table:table-cell table:formula="of:=[$SGD.A124]" office:value-type="float" office:value="1201" calcext:value-type="float">
            <text:p>1201</text:p>
          </table:table-cell>
          <table:table-cell table:formula="of:=[$SGD.C124]" office:value-type="float" office:value="0.82379084" calcext:value-type="float">
            <text:p>0,82379084</text:p>
          </table:table-cell>
          <table:table-cell table:formula="of:=[$SMD.C124]" office:value-type="float" office:value="1.50205647" calcext:value-type="float">
            <text:p>1,50205647</text:p>
          </table:table-cell>
        </table:table-row>
        <table:table-row table:style-name="ro1">
          <table:table-cell table:formula="of:=[$SGD.A125]" office:value-type="float" office:value="1251" calcext:value-type="float">
            <text:p>1251</text:p>
          </table:table-cell>
          <table:table-cell table:formula="of:=[$SGD.C125]" office:value-type="float" office:value="0.87062153" calcext:value-type="float">
            <text:p>0,87062153</text:p>
          </table:table-cell>
          <table:table-cell table:formula="of:=[$SMD.C125]" office:value-type="float" office:value="1.49490944" calcext:value-type="float">
            <text:p>1,49490944</text:p>
          </table:table-cell>
        </table:table-row>
        <table:table-row table:style-name="ro1">
          <table:table-cell table:formula="of:=[$SGD.A126]" office:value-type="float" office:value="1301" calcext:value-type="float">
            <text:p>1301</text:p>
          </table:table-cell>
          <table:table-cell table:formula="of:=[$SGD.C126]" office:value-type="float" office:value="0.83564464" calcext:value-type="float">
            <text:p>0,83564464</text:p>
          </table:table-cell>
          <table:table-cell table:formula="of:=[$SMD.C126]" office:value-type="float" office:value="1.5186754" calcext:value-type="float">
            <text:p>1,5186754</text:p>
          </table:table-cell>
        </table:table-row>
        <table:table-row table:style-name="ro1">
          <table:table-cell table:formula="of:=[$SGD.A127]" office:value-type="float" office:value="1351" calcext:value-type="float">
            <text:p>1351</text:p>
          </table:table-cell>
          <table:table-cell table:formula="of:=[$SGD.C127]" office:value-type="float" office:value="0.85541387" calcext:value-type="float">
            <text:p>0,85541387</text:p>
          </table:table-cell>
          <table:table-cell table:formula="of:=[$SMD.C127]" office:value-type="float" office:value="1.5416467" calcext:value-type="float">
            <text:p>1,5416467</text:p>
          </table:table-cell>
        </table:table-row>
        <table:table-row table:style-name="ro1">
          <table:table-cell table:formula="of:=[$SGD.A128]" office:value-type="float" office:value="1401" calcext:value-type="float">
            <text:p>1401</text:p>
          </table:table-cell>
          <table:table-cell table:formula="of:=[$SGD.C128]" office:value-type="float" office:value="0.84470225" calcext:value-type="float">
            <text:p>0,84470225</text:p>
          </table:table-cell>
          <table:table-cell table:formula="of:=[$SMD.C128]" office:value-type="float" office:value="1.52933431" calcext:value-type="float">
            <text:p>1,52933431</text:p>
          </table:table-cell>
        </table:table-row>
        <table:table-row table:style-name="ro1">
          <table:table-cell table:formula="of:=[$SGD.A129]" office:value-type="float" office:value="1451" calcext:value-type="float">
            <text:p>1451</text:p>
          </table:table-cell>
          <table:table-cell table:formula="of:=[$SGD.C129]" office:value-type="float" office:value="0.86156201" calcext:value-type="float">
            <text:p>0,86156201</text:p>
          </table:table-cell>
          <table:table-cell table:formula="of:=[$SMD.C129]" office:value-type="float" office:value="1.54819945" calcext:value-type="float">
            <text:p>1,54819945</text:p>
          </table:table-cell>
        </table:table-row>
        <table:table-row table:style-name="ro1">
          <table:table-cell table:formula="of:=[$SGD.A130]" office:value-type="float" office:value="1501" calcext:value-type="float">
            <text:p>1501</text:p>
          </table:table-cell>
          <table:table-cell table:formula="of:=[$SGD.C130]" office:value-type="float" office:value="0.9062713" calcext:value-type="float">
            <text:p>0,9062713</text:p>
          </table:table-cell>
          <table:table-cell table:formula="of:=[$SMD.C130]" office:value-type="float" office:value="1.55976449" calcext:value-type="float">
            <text:p>1,55976449</text:p>
          </table:table-cell>
        </table:table-row>
        <table:table-row table:style-name="ro1">
          <table:table-cell table:formula="of:=[$SGD.A131]" office:value-type="float" office:value="1551" calcext:value-type="float">
            <text:p>1551</text:p>
          </table:table-cell>
          <table:table-cell table:formula="of:=[$SGD.C131]" office:value-type="float" office:value="0.87717894" calcext:value-type="float">
            <text:p>0,87717894</text:p>
          </table:table-cell>
          <table:table-cell table:formula="of:=[$SMD.C131]" office:value-type="float" office:value="1.56828285" calcext:value-type="float">
            <text:p>1,56828285</text:p>
          </table:table-cell>
        </table:table-row>
        <table:table-row table:style-name="ro1">
          <table:table-cell table:formula="of:=[$SGD.A132]" office:value-type="float" office:value="1601" calcext:value-type="float">
            <text:p>1601</text:p>
          </table:table-cell>
          <table:table-cell table:formula="of:=[$SGD.C132]" office:value-type="float" office:value="0.9295021" calcext:value-type="float">
            <text:p>0,9295021</text:p>
          </table:table-cell>
          <table:table-cell table:formula="of:=[$SMD.C132]" office:value-type="float" office:value="1.58143103" calcext:value-type="float">
            <text:p>1,58143103</text:p>
          </table:table-cell>
        </table:table-row>
        <table:table-row table:style-name="ro1">
          <table:table-cell table:formula="of:=[$SGD.A133]" office:value-type="float" office:value="1651" calcext:value-type="float">
            <text:p>1651</text:p>
          </table:table-cell>
          <table:table-cell table:formula="of:=[$SGD.C133]" office:value-type="float" office:value="0.94872465" calcext:value-type="float">
            <text:p>0,94872465</text:p>
          </table:table-cell>
          <table:table-cell table:formula="of:=[$SMD.C133]" office:value-type="float" office:value="1.58273559" calcext:value-type="float">
            <text:p>1,58273559</text:p>
          </table:table-cell>
        </table:table-row>
        <table:table-row table:style-name="ro1">
          <table:table-cell table:formula="of:=[$SGD.A134]" office:value-type="float" office:value="1701" calcext:value-type="float">
            <text:p>1701</text:p>
          </table:table-cell>
          <table:table-cell table:formula="of:=[$SGD.C134]" office:value-type="float" office:value="1.05724347" calcext:value-type="float">
            <text:p>1,05724347</text:p>
          </table:table-cell>
          <table:table-cell table:formula="of:=[$SMD.C134]" office:value-type="float" office:value="1.59120355" calcext:value-type="float">
            <text:p>1,59120355</text:p>
          </table:table-cell>
        </table:table-row>
        <table:table-row table:style-name="ro1">
          <table:table-cell table:formula="of:=[$SGD.A135]" office:value-type="float" office:value="1751" calcext:value-type="float">
            <text:p>1751</text:p>
          </table:table-cell>
          <table:table-cell table:formula="of:=[$SGD.C135]" office:value-type="float" office:value="0.95775368" calcext:value-type="float">
            <text:p>0,95775368</text:p>
          </table:table-cell>
          <table:table-cell table:formula="of:=[$SMD.C135]" office:value-type="float" office:value="1.60213613" calcext:value-type="float">
            <text:p>1,60213613</text:p>
          </table:table-cell>
        </table:table-row>
        <table:table-row table:style-name="ro1">
          <table:table-cell table:formula="of:=[$SGD.A136]" office:value-type="float" office:value="1801" calcext:value-type="float">
            <text:p>1801</text:p>
          </table:table-cell>
          <table:table-cell table:formula="of:=[$SGD.C136]" office:value-type="float" office:value="0.98212791" calcext:value-type="float">
            <text:p>0,98212791</text:p>
          </table:table-cell>
          <table:table-cell table:formula="of:=[$SMD.C136]" office:value-type="float" office:value="1.61602688" calcext:value-type="float">
            <text:p>1,61602688</text:p>
          </table:table-cell>
        </table:table-row>
        <table:table-row table:style-name="ro1">
          <table:table-cell table:formula="of:=[$SGD.A137]" office:value-type="float" office:value="1851" calcext:value-type="float">
            <text:p>1851</text:p>
          </table:table-cell>
          <table:table-cell table:formula="of:=[$SGD.C137]" office:value-type="float" office:value="1.02940978" calcext:value-type="float">
            <text:p>1,02940978</text:p>
          </table:table-cell>
          <table:table-cell table:formula="of:=[$SMD.C137]" office:value-type="float" office:value="1.61726599" calcext:value-type="float">
            <text:p>1,61726599</text:p>
          </table:table-cell>
        </table:table-row>
        <table:table-row table:style-name="ro1">
          <table:table-cell table:formula="of:=[$SGD.A138]" office:value-type="float" office:value="1901" calcext:value-type="float">
            <text:p>1901</text:p>
          </table:table-cell>
          <table:table-cell table:formula="of:=[$SGD.C138]" office:value-type="float" office:value="1.07274684" calcext:value-type="float">
            <text:p>1,07274684</text:p>
          </table:table-cell>
          <table:table-cell table:formula="of:=[$SMD.C138]" office:value-type="float" office:value="1.62281838" calcext:value-type="float">
            <text:p>1,62281838</text:p>
          </table:table-cell>
        </table:table-row>
        <table:table-row table:style-name="ro1">
          <table:table-cell table:formula="of:=[$SGD.A139]" office:value-type="float" office:value="1951" calcext:value-type="float">
            <text:p>1951</text:p>
          </table:table-cell>
          <table:table-cell table:formula="of:=[$SGD.C139]" office:value-type="float" office:value="1.11838308" calcext:value-type="float">
            <text:p>1,11838308</text:p>
          </table:table-cell>
          <table:table-cell table:formula="of:=[$SMD.C139]" office:value-type="float" office:value="1.62011435" calcext:value-type="float">
            <text:p>1,62011435</text:p>
          </table:table-cell>
        </table:table-row>
        <table:table-row table:style-name="ro1">
          <table:table-cell table:formula="of:=[$SGD.A140]" office:value-type="float" office:value="2001" calcext:value-type="float">
            <text:p>2001</text:p>
          </table:table-cell>
          <table:table-cell table:formula="of:=[$SGD.C140]" office:value-type="float" office:value="1.19169846" calcext:value-type="float">
            <text:p>1,19169846</text:p>
          </table:table-cell>
          <table:table-cell table:formula="of:=[$SMD.C140]" office:value-type="float" office:value="1.65332452" calcext:value-type="float">
            <text:p>1,65332452</text:p>
          </table:table-cell>
        </table:table-row>
        <table:table-row table:style-name="ro1">
          <table:table-cell table:formula="of:=[$SGD.A141]" office:value-type="float" office:value="2051" calcext:value-type="float">
            <text:p>2051</text:p>
          </table:table-cell>
          <table:table-cell table:formula="of:=[$SGD.C141]" office:value-type="float" office:value="1.20314359" calcext:value-type="float">
            <text:p>1,20314359</text:p>
          </table:table-cell>
          <table:table-cell table:formula="of:=[$SMD.C141]" office:value-type="float" office:value="1.64053508" calcext:value-type="float">
            <text:p>1,64053508</text:p>
          </table:table-cell>
        </table:table-row>
        <table:table-row table:style-name="ro1">
          <table:table-cell table:formula="of:=[$SGD.A142]" office:value-type="float" office:value="2101" calcext:value-type="float">
            <text:p>2101</text:p>
          </table:table-cell>
          <table:table-cell table:formula="of:=[$SGD.C142]" office:value-type="float" office:value="1.2554726" calcext:value-type="float">
            <text:p>1,2554726</text:p>
          </table:table-cell>
          <table:table-cell table:formula="of:=[$SMD.C142]" office:value-type="float" office:value="1.6413184" calcext:value-type="float">
            <text:p>1,6413184</text:p>
          </table:table-cell>
        </table:table-row>
        <table:table-row table:style-name="ro1">
          <table:table-cell table:formula="of:=[$SGD.A143]" office:value-type="float" office:value="2151" calcext:value-type="float">
            <text:p>2151</text:p>
          </table:table-cell>
          <table:table-cell table:formula="of:=[$SGD.C143]" office:value-type="float" office:value="1.31728572" calcext:value-type="float">
            <text:p>1,31728572</text:p>
          </table:table-cell>
          <table:table-cell table:formula="of:=[$SMD.C143]" office:value-type="float" office:value="1.655472" calcext:value-type="float">
            <text:p>1,655472</text:p>
          </table:table-cell>
        </table:table-row>
        <table:table-row table:style-name="ro1">
          <table:table-cell table:formula="of:=[$SGD.A144]" office:value-type="float" office:value="2201" calcext:value-type="float">
            <text:p>2201</text:p>
          </table:table-cell>
          <table:table-cell table:formula="of:=[$SGD.C144]" office:value-type="float" office:value="1.33513251" calcext:value-type="float">
            <text:p>1,33513251</text:p>
          </table:table-cell>
          <table:table-cell table:formula="of:=[$SMD.C144]" office:value-type="float" office:value="1.66234884" calcext:value-type="float">
            <text:p>1,66234884</text:p>
          </table:table-cell>
        </table:table-row>
        <table:table-row table:style-name="ro1">
          <table:table-cell table:formula="of:=[$SGD.A145]" office:value-type="float" office:value="2251" calcext:value-type="float">
            <text:p>2251</text:p>
          </table:table-cell>
          <table:table-cell table:formula="of:=[$SGD.C145]" office:value-type="float" office:value="1.3878034" calcext:value-type="float">
            <text:p>1,3878034</text:p>
          </table:table-cell>
          <table:table-cell table:formula="of:=[$SMD.C145]" office:value-type="float" office:value="1.66385955" calcext:value-type="float">
            <text:p>1,66385955</text:p>
          </table:table-cell>
        </table:table-row>
        <table:table-row table:style-name="ro1">
          <table:table-cell table:formula="of:=[$SGD.A146]" office:value-type="float" office:value="2301" calcext:value-type="float">
            <text:p>2301</text:p>
          </table:table-cell>
          <table:table-cell table:formula="of:=[$SGD.C146]" office:value-type="float" office:value="1.40085107" calcext:value-type="float">
            <text:p>1,40085107</text:p>
          </table:table-cell>
          <table:table-cell table:formula="of:=[$SMD.C146]" office:value-type="float" office:value="1.67217712" calcext:value-type="float">
            <text:p>1,67217712</text:p>
          </table:table-cell>
        </table:table-row>
        <table:table-row table:style-name="ro1">
          <table:table-cell table:formula="of:=[$SGD.A147]" office:value-type="float" office:value="2351" calcext:value-type="float">
            <text:p>2351</text:p>
          </table:table-cell>
          <table:table-cell table:formula="of:=[$SGD.C147]" office:value-type="float" office:value="1.45324344" calcext:value-type="float">
            <text:p>1,45324344</text:p>
          </table:table-cell>
          <table:table-cell table:formula="of:=[$SMD.C147]" office:value-type="float" office:value="1.68483609" calcext:value-type="float">
            <text:p>1,68483609</text:p>
          </table:table-cell>
        </table:table-row>
        <table:table-row table:style-name="ro1">
          <table:table-cell table:formula="of:=[$SGD.A148]" office:value-type="float" office:value="2400" calcext:value-type="float">
            <text:p>2400</text:p>
          </table:table-cell>
          <table:table-cell table:formula="of:=[$SGD.C148]" office:value-type="float" office:value="1.47922835" calcext:value-type="float">
            <text:p>1,47922835</text:p>
          </table:table-cell>
          <table:table-cell table:formula="of:=[$SMD.C148]" office:value-type="float" office:value="1.70018814" calcext:value-type="float">
            <text:p>1,70018814</text:p>
          </table:table-cell>
        </table:table-row>
      </table:table>
      <table:table table:name="VS_acc" table:style-name="ta1">
        <table:shapes>
          <draw:frame draw:z-index="0" draw:style-name="gr1" draw:text-style-name="P1" svg:width="16.019cm" svg:height="9.001cm" svg:x="9.121cm" svg:y="0.843cm">
            <draw:object draw:notify-on-update-of-ranges="VS_acc.A1:VS_acc.A1 VS_acc.A2:VS_acc.A148 VS_acc.B1:VS_acc.B1 VS_acc.B2:VS_acc.B148 VS_acc.C1:VS_acc.C1 VS_acc.C2:VS_acc.C14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formula="of:=[SGD.A1]" office:value-type="string" office:string-value="Эпоха" calcext:value-type="string">
            <text:p>Эпоха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MD</text:p>
          </table:table-cell>
        </table:table-row>
        <table:table-row table:style-name="ro1">
          <table:table-cell table:formula="of:=[SGD.A2]" office:value-type="float" office:value="1" calcext:value-type="float">
            <text:p>1</text:p>
          </table:table-cell>
          <table:table-cell table:formula="of:=[SGD.B2]" office:value-type="float" office:value="10" calcext:value-type="float">
            <text:p>10</text:p>
          </table:table-cell>
          <table:table-cell table:formula="of:=[SMD.B2]" office:value-type="float" office:value="10.82" calcext:value-type="float">
            <text:p>10,82</text:p>
          </table:table-cell>
        </table:table-row>
        <table:table-row table:style-name="ro1">
          <table:table-cell table:formula="of:=[SGD.A3]" office:value-type="float" office:value="2" calcext:value-type="float">
            <text:p>2</text:p>
          </table:table-cell>
          <table:table-cell table:formula="of:=[SGD.B3]" office:value-type="float" office:value="10" calcext:value-type="float">
            <text:p>10</text:p>
          </table:table-cell>
          <table:table-cell table:formula="of:=[SMD.B3]" office:value-type="float" office:value="14.34" calcext:value-type="float">
            <text:p>14,34</text:p>
          </table:table-cell>
        </table:table-row>
        <table:table-row table:style-name="ro1">
          <table:table-cell table:formula="of:=[SGD.A4]" office:value-type="float" office:value="3" calcext:value-type="float">
            <text:p>3</text:p>
          </table:table-cell>
          <table:table-cell table:formula="of:=[SGD.B4]" office:value-type="float" office:value="10" calcext:value-type="float">
            <text:p>10</text:p>
          </table:table-cell>
          <table:table-cell table:formula="of:=[SMD.B4]" office:value-type="float" office:value="16.75" calcext:value-type="float">
            <text:p>16,75</text:p>
          </table:table-cell>
        </table:table-row>
        <table:table-row table:style-name="ro1">
          <table:table-cell table:formula="of:=[SGD.A5]" office:value-type="float" office:value="4" calcext:value-type="float">
            <text:p>4</text:p>
          </table:table-cell>
          <table:table-cell table:formula="of:=[SGD.B5]" office:value-type="float" office:value="10" calcext:value-type="float">
            <text:p>10</text:p>
          </table:table-cell>
          <table:table-cell table:formula="of:=[SMD.B5]" office:value-type="float" office:value="18.28" calcext:value-type="float">
            <text:p>18,28</text:p>
          </table:table-cell>
        </table:table-row>
        <table:table-row table:style-name="ro1">
          <table:table-cell table:formula="of:=[SGD.A6]" office:value-type="float" office:value="5" calcext:value-type="float">
            <text:p>5</text:p>
          </table:table-cell>
          <table:table-cell table:formula="of:=[SGD.B6]" office:value-type="float" office:value="10" calcext:value-type="float">
            <text:p>10</text:p>
          </table:table-cell>
          <table:table-cell table:formula="of:=[SMD.B6]" office:value-type="float" office:value="19.79" calcext:value-type="float">
            <text:p>19,79</text:p>
          </table:table-cell>
        </table:table-row>
        <table:table-row table:style-name="ro1">
          <table:table-cell table:formula="of:=[SGD.A7]" office:value-type="float" office:value="6" calcext:value-type="float">
            <text:p>6</text:p>
          </table:table-cell>
          <table:table-cell table:formula="of:=[SGD.B7]" office:value-type="float" office:value="10" calcext:value-type="float">
            <text:p>10</text:p>
          </table:table-cell>
          <table:table-cell table:formula="of:=[SMD.B7]" office:value-type="float" office:value="20.35" calcext:value-type="float">
            <text:p>20,35</text:p>
          </table:table-cell>
        </table:table-row>
        <table:table-row table:style-name="ro1">
          <table:table-cell table:formula="of:=[SGD.A8]" office:value-type="float" office:value="7" calcext:value-type="float">
            <text:p>7</text:p>
          </table:table-cell>
          <table:table-cell table:formula="of:=[SGD.B8]" office:value-type="float" office:value="10" calcext:value-type="float">
            <text:p>10</text:p>
          </table:table-cell>
          <table:table-cell table:formula="of:=[SMD.B8]" office:value-type="float" office:value="22.47" calcext:value-type="float">
            <text:p>22,47</text:p>
          </table:table-cell>
        </table:table-row>
        <table:table-row table:style-name="ro1">
          <table:table-cell table:formula="of:=[SGD.A9]" office:value-type="float" office:value="8" calcext:value-type="float">
            <text:p>8</text:p>
          </table:table-cell>
          <table:table-cell table:formula="of:=[SGD.B9]" office:value-type="float" office:value="10" calcext:value-type="float">
            <text:p>10</text:p>
          </table:table-cell>
          <table:table-cell table:formula="of:=[SMD.B9]" office:value-type="float" office:value="26.83" calcext:value-type="float">
            <text:p>26,83</text:p>
          </table:table-cell>
        </table:table-row>
        <table:table-row table:style-name="ro1">
          <table:table-cell table:formula="of:=[SGD.A10]" office:value-type="float" office:value="9" calcext:value-type="float">
            <text:p>9</text:p>
          </table:table-cell>
          <table:table-cell table:formula="of:=[SGD.B10]" office:value-type="float" office:value="10" calcext:value-type="float">
            <text:p>10</text:p>
          </table:table-cell>
          <table:table-cell table:formula="of:=[SMD.B10]" office:value-type="float" office:value="29.12" calcext:value-type="float">
            <text:p>29,12</text:p>
          </table:table-cell>
        </table:table-row>
        <table:table-row table:style-name="ro1">
          <table:table-cell table:formula="of:=[SGD.A11]" office:value-type="float" office:value="10" calcext:value-type="float">
            <text:p>10</text:p>
          </table:table-cell>
          <table:table-cell table:formula="of:=[SGD.B11]" office:value-type="float" office:value="10" calcext:value-type="float">
            <text:p>10</text:p>
          </table:table-cell>
          <table:table-cell table:formula="of:=[SMD.B11]" office:value-type="float" office:value="31.32" calcext:value-type="float">
            <text:p>31,32</text:p>
          </table:table-cell>
        </table:table-row>
        <table:table-row table:style-name="ro1">
          <table:table-cell table:formula="of:=[SGD.A12]" office:value-type="float" office:value="11" calcext:value-type="float">
            <text:p>11</text:p>
          </table:table-cell>
          <table:table-cell table:formula="of:=[SGD.B12]" office:value-type="float" office:value="10" calcext:value-type="float">
            <text:p>10</text:p>
          </table:table-cell>
          <table:table-cell table:formula="of:=[SMD.B12]" office:value-type="float" office:value="32.55" calcext:value-type="float">
            <text:p>32,55</text:p>
          </table:table-cell>
        </table:table-row>
        <table:table-row table:style-name="ro1">
          <table:table-cell table:formula="of:=[SGD.A13]" office:value-type="float" office:value="12" calcext:value-type="float">
            <text:p>12</text:p>
          </table:table-cell>
          <table:table-cell table:formula="of:=[SGD.B13]" office:value-type="float" office:value="10" calcext:value-type="float">
            <text:p>10</text:p>
          </table:table-cell>
          <table:table-cell table:formula="of:=[SMD.B13]" office:value-type="float" office:value="34.84" calcext:value-type="float">
            <text:p>34,84</text:p>
          </table:table-cell>
        </table:table-row>
        <table:table-row table:style-name="ro1">
          <table:table-cell table:formula="of:=[SGD.A14]" office:value-type="float" office:value="13" calcext:value-type="float">
            <text:p>13</text:p>
          </table:table-cell>
          <table:table-cell table:formula="of:=[SGD.B14]" office:value-type="float" office:value="10" calcext:value-type="float">
            <text:p>10</text:p>
          </table:table-cell>
          <table:table-cell table:formula="of:=[SMD.B14]" office:value-type="float" office:value="32.71" calcext:value-type="float">
            <text:p>32,71</text:p>
          </table:table-cell>
        </table:table-row>
        <table:table-row table:style-name="ro1">
          <table:table-cell table:formula="of:=[SGD.A15]" office:value-type="float" office:value="14" calcext:value-type="float">
            <text:p>14</text:p>
          </table:table-cell>
          <table:table-cell table:formula="of:=[SGD.B15]" office:value-type="float" office:value="10" calcext:value-type="float">
            <text:p>10</text:p>
          </table:table-cell>
          <table:table-cell table:formula="of:=[SMD.B15]" office:value-type="float" office:value="29.7" calcext:value-type="float">
            <text:p>29,7</text:p>
          </table:table-cell>
        </table:table-row>
        <table:table-row table:style-name="ro1">
          <table:table-cell table:formula="of:=[SGD.A16]" office:value-type="float" office:value="15" calcext:value-type="float">
            <text:p>15</text:p>
          </table:table-cell>
          <table:table-cell table:formula="of:=[SGD.B16]" office:value-type="float" office:value="10" calcext:value-type="float">
            <text:p>10</text:p>
          </table:table-cell>
          <table:table-cell table:formula="of:=[SMD.B16]" office:value-type="float" office:value="27.12" calcext:value-type="float">
            <text:p>27,12</text:p>
          </table:table-cell>
        </table:table-row>
        <table:table-row table:style-name="ro1">
          <table:table-cell table:formula="of:=[SGD.A17]" office:value-type="float" office:value="16" calcext:value-type="float">
            <text:p>16</text:p>
          </table:table-cell>
          <table:table-cell table:formula="of:=[SGD.B17]" office:value-type="float" office:value="10" calcext:value-type="float">
            <text:p>10</text:p>
          </table:table-cell>
          <table:table-cell table:formula="of:=[SMD.B17]" office:value-type="float" office:value="24.91" calcext:value-type="float">
            <text:p>24,91</text:p>
          </table:table-cell>
        </table:table-row>
        <table:table-row table:style-name="ro1">
          <table:table-cell table:formula="of:=[SGD.A18]" office:value-type="float" office:value="17" calcext:value-type="float">
            <text:p>17</text:p>
          </table:table-cell>
          <table:table-cell table:formula="of:=[SGD.B18]" office:value-type="float" office:value="10" calcext:value-type="float">
            <text:p>10</text:p>
          </table:table-cell>
          <table:table-cell table:formula="of:=[SMD.B18]" office:value-type="float" office:value="24.59" calcext:value-type="float">
            <text:p>24,59</text:p>
          </table:table-cell>
        </table:table-row>
        <table:table-row table:style-name="ro1">
          <table:table-cell table:formula="of:=[SGD.A19]" office:value-type="float" office:value="18" calcext:value-type="float">
            <text:p>18</text:p>
          </table:table-cell>
          <table:table-cell table:formula="of:=[SGD.B19]" office:value-type="float" office:value="10" calcext:value-type="float">
            <text:p>10</text:p>
          </table:table-cell>
          <table:table-cell table:formula="of:=[SMD.B19]" office:value-type="float" office:value="26.79" calcext:value-type="float">
            <text:p>26,79</text:p>
          </table:table-cell>
        </table:table-row>
        <table:table-row table:style-name="ro1">
          <table:table-cell table:formula="of:=[SGD.A20]" office:value-type="float" office:value="19" calcext:value-type="float">
            <text:p>19</text:p>
          </table:table-cell>
          <table:table-cell table:formula="of:=[SGD.B20]" office:value-type="float" office:value="10" calcext:value-type="float">
            <text:p>10</text:p>
          </table:table-cell>
          <table:table-cell table:formula="of:=[SMD.B20]" office:value-type="float" office:value="28.07" calcext:value-type="float">
            <text:p>28,07</text:p>
          </table:table-cell>
        </table:table-row>
        <table:table-row table:style-name="ro1">
          <table:table-cell table:formula="of:=[SGD.A21]" office:value-type="float" office:value="20" calcext:value-type="float">
            <text:p>20</text:p>
          </table:table-cell>
          <table:table-cell table:formula="of:=[SGD.B21]" office:value-type="float" office:value="10" calcext:value-type="float">
            <text:p>10</text:p>
          </table:table-cell>
          <table:table-cell table:formula="of:=[SMD.B21]" office:value-type="float" office:value="25.27" calcext:value-type="float">
            <text:p>25,27</text:p>
          </table:table-cell>
        </table:table-row>
        <table:table-row table:style-name="ro1">
          <table:table-cell table:formula="of:=[SGD.A22]" office:value-type="float" office:value="21" calcext:value-type="float">
            <text:p>21</text:p>
          </table:table-cell>
          <table:table-cell table:formula="of:=[SGD.B22]" office:value-type="float" office:value="10.01" calcext:value-type="float">
            <text:p>10,01</text:p>
          </table:table-cell>
          <table:table-cell table:formula="of:=[SMD.B22]" office:value-type="float" office:value="27.93" calcext:value-type="float">
            <text:p>27,93</text:p>
          </table:table-cell>
        </table:table-row>
        <table:table-row table:style-name="ro1">
          <table:table-cell table:formula="of:=[SGD.A23]" office:value-type="float" office:value="22" calcext:value-type="float">
            <text:p>22</text:p>
          </table:table-cell>
          <table:table-cell table:formula="of:=[SGD.B23]" office:value-type="float" office:value="10.02" calcext:value-type="float">
            <text:p>10,02</text:p>
          </table:table-cell>
          <table:table-cell table:formula="of:=[SMD.B23]" office:value-type="float" office:value="31.91" calcext:value-type="float">
            <text:p>31,91</text:p>
          </table:table-cell>
        </table:table-row>
        <table:table-row table:style-name="ro1">
          <table:table-cell table:formula="of:=[SGD.A24]" office:value-type="float" office:value="23" calcext:value-type="float">
            <text:p>23</text:p>
          </table:table-cell>
          <table:table-cell table:formula="of:=[SGD.B24]" office:value-type="float" office:value="10.03" calcext:value-type="float">
            <text:p>10,03</text:p>
          </table:table-cell>
          <table:table-cell table:formula="of:=[SMD.B24]" office:value-type="float" office:value="35.1" calcext:value-type="float">
            <text:p>35,1</text:p>
          </table:table-cell>
        </table:table-row>
        <table:table-row table:style-name="ro1">
          <table:table-cell table:formula="of:=[SGD.A25]" office:value-type="float" office:value="24" calcext:value-type="float">
            <text:p>24</text:p>
          </table:table-cell>
          <table:table-cell table:formula="of:=[SGD.B25]" office:value-type="float" office:value="10.04" calcext:value-type="float">
            <text:p>10,04</text:p>
          </table:table-cell>
          <table:table-cell table:formula="of:=[SMD.B25]" office:value-type="float" office:value="26.52" calcext:value-type="float">
            <text:p>26,52</text:p>
          </table:table-cell>
        </table:table-row>
        <table:table-row table:style-name="ro1">
          <table:table-cell table:formula="of:=[SGD.A26]" office:value-type="float" office:value="25" calcext:value-type="float">
            <text:p>25</text:p>
          </table:table-cell>
          <table:table-cell table:formula="of:=[SGD.B26]" office:value-type="float" office:value="10.08" calcext:value-type="float">
            <text:p>10,08</text:p>
          </table:table-cell>
          <table:table-cell table:formula="of:=[SMD.B26]" office:value-type="float" office:value="43.41" calcext:value-type="float">
            <text:p>43,41</text:p>
          </table:table-cell>
        </table:table-row>
        <table:table-row table:style-name="ro1">
          <table:table-cell table:formula="of:=[SGD.A27]" office:value-type="float" office:value="26" calcext:value-type="float">
            <text:p>26</text:p>
          </table:table-cell>
          <table:table-cell table:formula="of:=[SGD.B27]" office:value-type="float" office:value="10.1" calcext:value-type="float">
            <text:p>10,1</text:p>
          </table:table-cell>
          <table:table-cell table:formula="of:=[SMD.B27]" office:value-type="float" office:value="42.06" calcext:value-type="float">
            <text:p>42,06</text:p>
          </table:table-cell>
        </table:table-row>
        <table:table-row table:style-name="ro1">
          <table:table-cell table:formula="of:=[SGD.A28]" office:value-type="float" office:value="27" calcext:value-type="float">
            <text:p>27</text:p>
          </table:table-cell>
          <table:table-cell table:formula="of:=[SGD.B28]" office:value-type="float" office:value="10.13" calcext:value-type="float">
            <text:p>10,13</text:p>
          </table:table-cell>
          <table:table-cell table:formula="of:=[SMD.B28]" office:value-type="float" office:value="37.24" calcext:value-type="float">
            <text:p>37,24</text:p>
          </table:table-cell>
        </table:table-row>
        <table:table-row table:style-name="ro1">
          <table:table-cell table:formula="of:=[SGD.A29]" office:value-type="float" office:value="28" calcext:value-type="float">
            <text:p>28</text:p>
          </table:table-cell>
          <table:table-cell table:formula="of:=[SGD.B29]" office:value-type="float" office:value="10.18" calcext:value-type="float">
            <text:p>10,18</text:p>
          </table:table-cell>
          <table:table-cell table:formula="of:=[SMD.B29]" office:value-type="float" office:value="44.97" calcext:value-type="float">
            <text:p>44,97</text:p>
          </table:table-cell>
        </table:table-row>
        <table:table-row table:style-name="ro1">
          <table:table-cell table:formula="of:=[SGD.A30]" office:value-type="float" office:value="29" calcext:value-type="float">
            <text:p>29</text:p>
          </table:table-cell>
          <table:table-cell table:formula="of:=[SGD.B30]" office:value-type="float" office:value="10.23" calcext:value-type="float">
            <text:p>10,23</text:p>
          </table:table-cell>
          <table:table-cell table:formula="of:=[SMD.B30]" office:value-type="float" office:value="39.4" calcext:value-type="float">
            <text:p>39,4</text:p>
          </table:table-cell>
        </table:table-row>
        <table:table-row table:style-name="ro1">
          <table:table-cell table:formula="of:=[SGD.A31]" office:value-type="float" office:value="30" calcext:value-type="float">
            <text:p>30</text:p>
          </table:table-cell>
          <table:table-cell table:formula="of:=[SGD.B31]" office:value-type="float" office:value="10.29" calcext:value-type="float">
            <text:p>10,29</text:p>
          </table:table-cell>
          <table:table-cell table:formula="of:=[SMD.B31]" office:value-type="float" office:value="43.25" calcext:value-type="float">
            <text:p>43,25</text:p>
          </table:table-cell>
        </table:table-row>
        <table:table-row table:style-name="ro1">
          <table:table-cell table:formula="of:=[SGD.A32]" office:value-type="float" office:value="31" calcext:value-type="float">
            <text:p>31</text:p>
          </table:table-cell>
          <table:table-cell table:formula="of:=[SGD.B32]" office:value-type="float" office:value="10.37" calcext:value-type="float">
            <text:p>10,37</text:p>
          </table:table-cell>
          <table:table-cell table:formula="of:=[SMD.B32]" office:value-type="float" office:value="40.27" calcext:value-type="float">
            <text:p>40,27</text:p>
          </table:table-cell>
        </table:table-row>
        <table:table-row table:style-name="ro1">
          <table:table-cell table:formula="of:=[SGD.A33]" office:value-type="float" office:value="32" calcext:value-type="float">
            <text:p>32</text:p>
          </table:table-cell>
          <table:table-cell table:formula="of:=[SGD.B33]" office:value-type="float" office:value="10.46" calcext:value-type="float">
            <text:p>10,46</text:p>
          </table:table-cell>
          <table:table-cell table:formula="of:=[SMD.B33]" office:value-type="float" office:value="43.98" calcext:value-type="float">
            <text:p>43,98</text:p>
          </table:table-cell>
        </table:table-row>
        <table:table-row table:style-name="ro1">
          <table:table-cell table:formula="of:=[SGD.A34]" office:value-type="float" office:value="33" calcext:value-type="float">
            <text:p>33</text:p>
          </table:table-cell>
          <table:table-cell table:formula="of:=[SGD.B34]" office:value-type="float" office:value="10.59" calcext:value-type="float">
            <text:p>10,59</text:p>
          </table:table-cell>
          <table:table-cell table:formula="of:=[SMD.B34]" office:value-type="float" office:value="45.49" calcext:value-type="float">
            <text:p>45,49</text:p>
          </table:table-cell>
        </table:table-row>
        <table:table-row table:style-name="ro1">
          <table:table-cell table:formula="of:=[SGD.A35]" office:value-type="float" office:value="34" calcext:value-type="float">
            <text:p>34</text:p>
          </table:table-cell>
          <table:table-cell table:formula="of:=[SGD.B35]" office:value-type="float" office:value="10.71" calcext:value-type="float">
            <text:p>10,71</text:p>
          </table:table-cell>
          <table:table-cell table:formula="of:=[SMD.B35]" office:value-type="float" office:value="42.7" calcext:value-type="float">
            <text:p>42,7</text:p>
          </table:table-cell>
        </table:table-row>
        <table:table-row table:style-name="ro1">
          <table:table-cell table:formula="of:=[SGD.A36]" office:value-type="float" office:value="35" calcext:value-type="float">
            <text:p>35</text:p>
          </table:table-cell>
          <table:table-cell table:formula="of:=[SGD.B36]" office:value-type="float" office:value="10.85" calcext:value-type="float">
            <text:p>10,85</text:p>
          </table:table-cell>
          <table:table-cell table:formula="of:=[SMD.B36]" office:value-type="float" office:value="41.57" calcext:value-type="float">
            <text:p>41,57</text:p>
          </table:table-cell>
        </table:table-row>
        <table:table-row table:style-name="ro1">
          <table:table-cell table:formula="of:=[SGD.A37]" office:value-type="float" office:value="36" calcext:value-type="float">
            <text:p>36</text:p>
          </table:table-cell>
          <table:table-cell table:formula="of:=[SGD.B37]" office:value-type="float" office:value="10.96" calcext:value-type="float">
            <text:p>10,96</text:p>
          </table:table-cell>
          <table:table-cell table:formula="of:=[SMD.B37]" office:value-type="float" office:value="49.81" calcext:value-type="float">
            <text:p>49,81</text:p>
          </table:table-cell>
        </table:table-row>
        <table:table-row table:style-name="ro1">
          <table:table-cell table:formula="of:=[SGD.A38]" office:value-type="float" office:value="37" calcext:value-type="float">
            <text:p>37</text:p>
          </table:table-cell>
          <table:table-cell table:formula="of:=[SGD.B38]" office:value-type="float" office:value="11.09" calcext:value-type="float">
            <text:p>11,09</text:p>
          </table:table-cell>
          <table:table-cell table:formula="of:=[SMD.B38]" office:value-type="float" office:value="36.6" calcext:value-type="float">
            <text:p>36,6</text:p>
          </table:table-cell>
        </table:table-row>
        <table:table-row table:style-name="ro1">
          <table:table-cell table:formula="of:=[SGD.A39]" office:value-type="float" office:value="38" calcext:value-type="float">
            <text:p>38</text:p>
          </table:table-cell>
          <table:table-cell table:formula="of:=[SGD.B39]" office:value-type="float" office:value="11.21" calcext:value-type="float">
            <text:p>11,21</text:p>
          </table:table-cell>
          <table:table-cell table:formula="of:=[SMD.B39]" office:value-type="float" office:value="50.71" calcext:value-type="float">
            <text:p>50,71</text:p>
          </table:table-cell>
        </table:table-row>
        <table:table-row table:style-name="ro1">
          <table:table-cell table:formula="of:=[SGD.A40]" office:value-type="float" office:value="39" calcext:value-type="float">
            <text:p>39</text:p>
          </table:table-cell>
          <table:table-cell table:formula="of:=[SGD.B40]" office:value-type="float" office:value="11.3" calcext:value-type="float">
            <text:p>11,3</text:p>
          </table:table-cell>
          <table:table-cell table:formula="of:=[SMD.B40]" office:value-type="float" office:value="53.09" calcext:value-type="float">
            <text:p>53,09</text:p>
          </table:table-cell>
        </table:table-row>
        <table:table-row table:style-name="ro1">
          <table:table-cell table:formula="of:=[SGD.A41]" office:value-type="float" office:value="40" calcext:value-type="float">
            <text:p>40</text:p>
          </table:table-cell>
          <table:table-cell table:formula="of:=[SGD.B41]" office:value-type="float" office:value="11.44" calcext:value-type="float">
            <text:p>11,44</text:p>
          </table:table-cell>
          <table:table-cell table:formula="of:=[SMD.B41]" office:value-type="float" office:value="52.3" calcext:value-type="float">
            <text:p>52,3</text:p>
          </table:table-cell>
        </table:table-row>
        <table:table-row table:style-name="ro1">
          <table:table-cell table:formula="of:=[SGD.A42]" office:value-type="float" office:value="41" calcext:value-type="float">
            <text:p>41</text:p>
          </table:table-cell>
          <table:table-cell table:formula="of:=[SGD.B42]" office:value-type="float" office:value="11.56" calcext:value-type="float">
            <text:p>11,56</text:p>
          </table:table-cell>
          <table:table-cell table:formula="of:=[SMD.B42]" office:value-type="float" office:value="44.83" calcext:value-type="float">
            <text:p>44,83</text:p>
          </table:table-cell>
        </table:table-row>
        <table:table-row table:style-name="ro1">
          <table:table-cell table:formula="of:=[SGD.A43]" office:value-type="float" office:value="42" calcext:value-type="float">
            <text:p>42</text:p>
          </table:table-cell>
          <table:table-cell table:formula="of:=[SGD.B43]" office:value-type="float" office:value="11.66" calcext:value-type="float">
            <text:p>11,66</text:p>
          </table:table-cell>
          <table:table-cell table:formula="of:=[SMD.B43]" office:value-type="float" office:value="38.66" calcext:value-type="float">
            <text:p>38,66</text:p>
          </table:table-cell>
        </table:table-row>
        <table:table-row table:style-name="ro1">
          <table:table-cell table:formula="of:=[SGD.A44]" office:value-type="float" office:value="43" calcext:value-type="float">
            <text:p>43</text:p>
          </table:table-cell>
          <table:table-cell table:formula="of:=[SGD.B44]" office:value-type="float" office:value="11.84" calcext:value-type="float">
            <text:p>11,84</text:p>
          </table:table-cell>
          <table:table-cell table:formula="of:=[SMD.B44]" office:value-type="float" office:value="53.76" calcext:value-type="float">
            <text:p>53,76</text:p>
          </table:table-cell>
        </table:table-row>
        <table:table-row table:style-name="ro1">
          <table:table-cell table:formula="of:=[SGD.A45]" office:value-type="float" office:value="44" calcext:value-type="float">
            <text:p>44</text:p>
          </table:table-cell>
          <table:table-cell table:formula="of:=[SGD.B45]" office:value-type="float" office:value="11.91" calcext:value-type="float">
            <text:p>11,91</text:p>
          </table:table-cell>
          <table:table-cell table:formula="of:=[SMD.B45]" office:value-type="float" office:value="54.4" calcext:value-type="float">
            <text:p>54,4</text:p>
          </table:table-cell>
        </table:table-row>
        <table:table-row table:style-name="ro1">
          <table:table-cell table:formula="of:=[SGD.A46]" office:value-type="float" office:value="45" calcext:value-type="float">
            <text:p>45</text:p>
          </table:table-cell>
          <table:table-cell table:formula="of:=[SGD.B46]" office:value-type="float" office:value="12.02" calcext:value-type="float">
            <text:p>12,02</text:p>
          </table:table-cell>
          <table:table-cell table:formula="of:=[SMD.B46]" office:value-type="float" office:value="53.64" calcext:value-type="float">
            <text:p>53,64</text:p>
          </table:table-cell>
        </table:table-row>
        <table:table-row table:style-name="ro1">
          <table:table-cell table:formula="of:=[SGD.A47]" office:value-type="float" office:value="46" calcext:value-type="float">
            <text:p>46</text:p>
          </table:table-cell>
          <table:table-cell table:formula="of:=[SGD.B47]" office:value-type="float" office:value="12.11" calcext:value-type="float">
            <text:p>12,11</text:p>
          </table:table-cell>
          <table:table-cell table:formula="of:=[SMD.B47]" office:value-type="float" office:value="57.48" calcext:value-type="float">
            <text:p>57,48</text:p>
          </table:table-cell>
        </table:table-row>
        <table:table-row table:style-name="ro1">
          <table:table-cell table:formula="of:=[SGD.A48]" office:value-type="float" office:value="47" calcext:value-type="float">
            <text:p>47</text:p>
          </table:table-cell>
          <table:table-cell table:formula="of:=[SGD.B48]" office:value-type="float" office:value="12.2" calcext:value-type="float">
            <text:p>12,2</text:p>
          </table:table-cell>
          <table:table-cell table:formula="of:=[SMD.B48]" office:value-type="float" office:value="45.24" calcext:value-type="float">
            <text:p>45,24</text:p>
          </table:table-cell>
        </table:table-row>
        <table:table-row table:style-name="ro1">
          <table:table-cell table:formula="of:=[SGD.A49]" office:value-type="float" office:value="48" calcext:value-type="float">
            <text:p>48</text:p>
          </table:table-cell>
          <table:table-cell table:formula="of:=[SGD.B49]" office:value-type="float" office:value="12.29" calcext:value-type="float">
            <text:p>12,29</text:p>
          </table:table-cell>
          <table:table-cell table:formula="of:=[SMD.B49]" office:value-type="float" office:value="44.48" calcext:value-type="float">
            <text:p>44,48</text:p>
          </table:table-cell>
        </table:table-row>
        <table:table-row table:style-name="ro1">
          <table:table-cell table:formula="of:=[SGD.A50]" office:value-type="float" office:value="49" calcext:value-type="float">
            <text:p>49</text:p>
          </table:table-cell>
          <table:table-cell table:formula="of:=[SGD.B50]" office:value-type="float" office:value="12.38" calcext:value-type="float">
            <text:p>12,38</text:p>
          </table:table-cell>
          <table:table-cell table:formula="of:=[SMD.B50]" office:value-type="float" office:value="56.85" calcext:value-type="float">
            <text:p>56,85</text:p>
          </table:table-cell>
        </table:table-row>
        <table:table-row table:style-name="ro1">
          <table:table-cell table:formula="of:=[SGD.A51]" office:value-type="float" office:value="50" calcext:value-type="float">
            <text:p>50</text:p>
          </table:table-cell>
          <table:table-cell table:formula="of:=[SGD.B51]" office:value-type="float" office:value="12.49" calcext:value-type="float">
            <text:p>12,49</text:p>
          </table:table-cell>
          <table:table-cell table:formula="of:=[SMD.B51]" office:value-type="float" office:value="55.25" calcext:value-type="float">
            <text:p>55,25</text:p>
          </table:table-cell>
        </table:table-row>
        <table:table-row table:style-name="ro1">
          <table:table-cell table:formula="of:=[SGD.A52]" office:value-type="float" office:value="51" calcext:value-type="float">
            <text:p>51</text:p>
          </table:table-cell>
          <table:table-cell table:formula="of:=[SGD.B52]" office:value-type="float" office:value="12.56" calcext:value-type="float">
            <text:p>12,56</text:p>
          </table:table-cell>
          <table:table-cell table:formula="of:=[SMD.B52]" office:value-type="float" office:value="57.07" calcext:value-type="float">
            <text:p>57,07</text:p>
          </table:table-cell>
        </table:table-row>
        <table:table-row table:style-name="ro1">
          <table:table-cell table:formula="of:=[SGD.A53]" office:value-type="float" office:value="52" calcext:value-type="float">
            <text:p>52</text:p>
          </table:table-cell>
          <table:table-cell table:formula="of:=[SGD.B53]" office:value-type="float" office:value="12.61" calcext:value-type="float">
            <text:p>12,61</text:p>
          </table:table-cell>
          <table:table-cell table:formula="of:=[SMD.B53]" office:value-type="float" office:value="56.92" calcext:value-type="float">
            <text:p>56,92</text:p>
          </table:table-cell>
        </table:table-row>
        <table:table-row table:style-name="ro1">
          <table:table-cell table:formula="of:=[SGD.A54]" office:value-type="float" office:value="53" calcext:value-type="float">
            <text:p>53</text:p>
          </table:table-cell>
          <table:table-cell table:formula="of:=[SGD.B54]" office:value-type="float" office:value="12.67" calcext:value-type="float">
            <text:p>12,67</text:p>
          </table:table-cell>
          <table:table-cell table:formula="of:=[SMD.B54]" office:value-type="float" office:value="54.39" calcext:value-type="float">
            <text:p>54,39</text:p>
          </table:table-cell>
        </table:table-row>
        <table:table-row table:style-name="ro1">
          <table:table-cell table:formula="of:=[SGD.A55]" office:value-type="float" office:value="54" calcext:value-type="float">
            <text:p>54</text:p>
          </table:table-cell>
          <table:table-cell table:formula="of:=[SGD.B55]" office:value-type="float" office:value="12.74" calcext:value-type="float">
            <text:p>12,74</text:p>
          </table:table-cell>
          <table:table-cell table:formula="of:=[SMD.B55]" office:value-type="float" office:value="51.19" calcext:value-type="float">
            <text:p>51,19</text:p>
          </table:table-cell>
        </table:table-row>
        <table:table-row table:style-name="ro1">
          <table:table-cell table:formula="of:=[SGD.A56]" office:value-type="float" office:value="55" calcext:value-type="float">
            <text:p>55</text:p>
          </table:table-cell>
          <table:table-cell table:formula="of:=[SGD.B56]" office:value-type="float" office:value="12.83" calcext:value-type="float">
            <text:p>12,83</text:p>
          </table:table-cell>
          <table:table-cell table:formula="of:=[SMD.B56]" office:value-type="float" office:value="59.41" calcext:value-type="float">
            <text:p>59,41</text:p>
          </table:table-cell>
        </table:table-row>
        <table:table-row table:style-name="ro1">
          <table:table-cell table:formula="of:=[SGD.A57]" office:value-type="float" office:value="56" calcext:value-type="float">
            <text:p>56</text:p>
          </table:table-cell>
          <table:table-cell table:formula="of:=[SGD.B57]" office:value-type="float" office:value="12.88" calcext:value-type="float">
            <text:p>12,88</text:p>
          </table:table-cell>
          <table:table-cell table:formula="of:=[SMD.B57]" office:value-type="float" office:value="56.92" calcext:value-type="float">
            <text:p>56,92</text:p>
          </table:table-cell>
        </table:table-row>
        <table:table-row table:style-name="ro1">
          <table:table-cell table:formula="of:=[SGD.A58]" office:value-type="float" office:value="57" calcext:value-type="float">
            <text:p>57</text:p>
          </table:table-cell>
          <table:table-cell table:formula="of:=[SGD.B58]" office:value-type="float" office:value="12.94" calcext:value-type="float">
            <text:p>12,94</text:p>
          </table:table-cell>
          <table:table-cell table:formula="of:=[SMD.B58]" office:value-type="float" office:value="56.72" calcext:value-type="float">
            <text:p>56,72</text:p>
          </table:table-cell>
        </table:table-row>
        <table:table-row table:style-name="ro1">
          <table:table-cell table:formula="of:=[SGD.A59]" office:value-type="float" office:value="58" calcext:value-type="float">
            <text:p>58</text:p>
          </table:table-cell>
          <table:table-cell table:formula="of:=[SGD.B59]" office:value-type="float" office:value="12.99" calcext:value-type="float">
            <text:p>12,99</text:p>
          </table:table-cell>
          <table:table-cell table:formula="of:=[SMD.B59]" office:value-type="float" office:value="59.49" calcext:value-type="float">
            <text:p>59,49</text:p>
          </table:table-cell>
        </table:table-row>
        <table:table-row table:style-name="ro1">
          <table:table-cell table:formula="of:=[SGD.A60]" office:value-type="float" office:value="59" calcext:value-type="float">
            <text:p>59</text:p>
          </table:table-cell>
          <table:table-cell table:formula="of:=[SGD.B60]" office:value-type="float" office:value="13.03" calcext:value-type="float">
            <text:p>13,03</text:p>
          </table:table-cell>
          <table:table-cell table:formula="of:=[SMD.B60]" office:value-type="float" office:value="58.28" calcext:value-type="float">
            <text:p>58,28</text:p>
          </table:table-cell>
        </table:table-row>
        <table:table-row table:style-name="ro1">
          <table:table-cell table:formula="of:=[SGD.A61]" office:value-type="float" office:value="60" calcext:value-type="float">
            <text:p>60</text:p>
          </table:table-cell>
          <table:table-cell table:formula="of:=[SGD.B61]" office:value-type="float" office:value="13.08" calcext:value-type="float">
            <text:p>13,08</text:p>
          </table:table-cell>
          <table:table-cell table:formula="of:=[SMD.B61]" office:value-type="float" office:value="55.81" calcext:value-type="float">
            <text:p>55,81</text:p>
          </table:table-cell>
        </table:table-row>
        <table:table-row table:style-name="ro1">
          <table:table-cell table:formula="of:=[SGD.A62]" office:value-type="float" office:value="61" calcext:value-type="float">
            <text:p>61</text:p>
          </table:table-cell>
          <table:table-cell table:formula="of:=[SGD.B62]" office:value-type="float" office:value="13.13" calcext:value-type="float">
            <text:p>13,13</text:p>
          </table:table-cell>
          <table:table-cell table:formula="of:=[SMD.B62]" office:value-type="float" office:value="59.22" calcext:value-type="float">
            <text:p>59,22</text:p>
          </table:table-cell>
        </table:table-row>
        <table:table-row table:style-name="ro1">
          <table:table-cell table:formula="of:=[SGD.A63]" office:value-type="float" office:value="62" calcext:value-type="float">
            <text:p>62</text:p>
          </table:table-cell>
          <table:table-cell table:formula="of:=[SGD.B63]" office:value-type="float" office:value="13.18" calcext:value-type="float">
            <text:p>13,18</text:p>
          </table:table-cell>
          <table:table-cell table:formula="of:=[SMD.B63]" office:value-type="float" office:value="57.82" calcext:value-type="float">
            <text:p>57,82</text:p>
          </table:table-cell>
        </table:table-row>
        <table:table-row table:style-name="ro1">
          <table:table-cell table:formula="of:=[SGD.A64]" office:value-type="float" office:value="63" calcext:value-type="float">
            <text:p>63</text:p>
          </table:table-cell>
          <table:table-cell table:formula="of:=[SGD.B64]" office:value-type="float" office:value="13.25" calcext:value-type="float">
            <text:p>13,25</text:p>
          </table:table-cell>
          <table:table-cell table:formula="of:=[SMD.B64]" office:value-type="float" office:value="55.53" calcext:value-type="float">
            <text:p>55,53</text:p>
          </table:table-cell>
        </table:table-row>
        <table:table-row table:style-name="ro1">
          <table:table-cell table:formula="of:=[SGD.A65]" office:value-type="float" office:value="64" calcext:value-type="float">
            <text:p>64</text:p>
          </table:table-cell>
          <table:table-cell table:formula="of:=[SGD.B65]" office:value-type="float" office:value="13.31" calcext:value-type="float">
            <text:p>13,31</text:p>
          </table:table-cell>
          <table:table-cell table:formula="of:=[SMD.B65]" office:value-type="float" office:value="51.86" calcext:value-type="float">
            <text:p>51,86</text:p>
          </table:table-cell>
        </table:table-row>
        <table:table-row table:style-name="ro1">
          <table:table-cell table:formula="of:=[SGD.A66]" office:value-type="float" office:value="65" calcext:value-type="float">
            <text:p>65</text:p>
          </table:table-cell>
          <table:table-cell table:formula="of:=[SGD.B66]" office:value-type="float" office:value="13.36" calcext:value-type="float">
            <text:p>13,36</text:p>
          </table:table-cell>
          <table:table-cell table:formula="of:=[SMD.B66]" office:value-type="float" office:value="60.46" calcext:value-type="float">
            <text:p>60,46</text:p>
          </table:table-cell>
        </table:table-row>
        <table:table-row table:style-name="ro1">
          <table:table-cell table:formula="of:=[SGD.A67]" office:value-type="float" office:value="66" calcext:value-type="float">
            <text:p>66</text:p>
          </table:table-cell>
          <table:table-cell table:formula="of:=[SGD.B67]" office:value-type="float" office:value="13.46" calcext:value-type="float">
            <text:p>13,46</text:p>
          </table:table-cell>
          <table:table-cell table:formula="of:=[SMD.B67]" office:value-type="float" office:value="63.86" calcext:value-type="float">
            <text:p>63,86</text:p>
          </table:table-cell>
        </table:table-row>
        <table:table-row table:style-name="ro1">
          <table:table-cell table:formula="of:=[SGD.A68]" office:value-type="float" office:value="67" calcext:value-type="float">
            <text:p>67</text:p>
          </table:table-cell>
          <table:table-cell table:formula="of:=[SGD.B68]" office:value-type="float" office:value="13.52" calcext:value-type="float">
            <text:p>13,52</text:p>
          </table:table-cell>
          <table:table-cell table:formula="of:=[SMD.B68]" office:value-type="float" office:value="61.9" calcext:value-type="float">
            <text:p>61,9</text:p>
          </table:table-cell>
        </table:table-row>
        <table:table-row table:style-name="ro1">
          <table:table-cell table:formula="of:=[SGD.A69]" office:value-type="float" office:value="68" calcext:value-type="float">
            <text:p>68</text:p>
          </table:table-cell>
          <table:table-cell table:formula="of:=[SGD.B69]" office:value-type="float" office:value="13.59" calcext:value-type="float">
            <text:p>13,59</text:p>
          </table:table-cell>
          <table:table-cell table:formula="of:=[SMD.B69]" office:value-type="float" office:value="61.88" calcext:value-type="float">
            <text:p>61,88</text:p>
          </table:table-cell>
        </table:table-row>
        <table:table-row table:style-name="ro1">
          <table:table-cell table:formula="of:=[SGD.A70]" office:value-type="float" office:value="69" calcext:value-type="float">
            <text:p>69</text:p>
          </table:table-cell>
          <table:table-cell table:formula="of:=[SGD.B70]" office:value-type="float" office:value="13.7" calcext:value-type="float">
            <text:p>13,7</text:p>
          </table:table-cell>
          <table:table-cell table:formula="of:=[SMD.B70]" office:value-type="float" office:value="64.71" calcext:value-type="float">
            <text:p>64,71</text:p>
          </table:table-cell>
        </table:table-row>
        <table:table-row table:style-name="ro1">
          <table:table-cell table:formula="of:=[SGD.A71]" office:value-type="float" office:value="70" calcext:value-type="float">
            <text:p>70</text:p>
          </table:table-cell>
          <table:table-cell table:formula="of:=[SGD.B71]" office:value-type="float" office:value="13.8" calcext:value-type="float">
            <text:p>13,8</text:p>
          </table:table-cell>
          <table:table-cell table:formula="of:=[SMD.B71]" office:value-type="float" office:value="64.31" calcext:value-type="float">
            <text:p>64,31</text:p>
          </table:table-cell>
        </table:table-row>
        <table:table-row table:style-name="ro1">
          <table:table-cell table:formula="of:=[SGD.A72]" office:value-type="float" office:value="71" calcext:value-type="float">
            <text:p>71</text:p>
          </table:table-cell>
          <table:table-cell table:formula="of:=[SGD.B72]" office:value-type="float" office:value="13.88" calcext:value-type="float">
            <text:p>13,88</text:p>
          </table:table-cell>
          <table:table-cell table:formula="of:=[SMD.B72]" office:value-type="float" office:value="62.36" calcext:value-type="float">
            <text:p>62,36</text:p>
          </table:table-cell>
        </table:table-row>
        <table:table-row table:style-name="ro1">
          <table:table-cell table:formula="of:=[SGD.A73]" office:value-type="float" office:value="72" calcext:value-type="float">
            <text:p>72</text:p>
          </table:table-cell>
          <table:table-cell table:formula="of:=[SGD.B73]" office:value-type="float" office:value="14.01" calcext:value-type="float">
            <text:p>14,01</text:p>
          </table:table-cell>
          <table:table-cell table:formula="of:=[SMD.B73]" office:value-type="float" office:value="59.91" calcext:value-type="float">
            <text:p>59,91</text:p>
          </table:table-cell>
        </table:table-row>
        <table:table-row table:style-name="ro1">
          <table:table-cell table:formula="of:=[SGD.A74]" office:value-type="float" office:value="73" calcext:value-type="float">
            <text:p>73</text:p>
          </table:table-cell>
          <table:table-cell table:formula="of:=[SGD.B74]" office:value-type="float" office:value="14.12" calcext:value-type="float">
            <text:p>14,12</text:p>
          </table:table-cell>
          <table:table-cell table:formula="of:=[SMD.B74]" office:value-type="float" office:value="64.71" calcext:value-type="float">
            <text:p>64,71</text:p>
          </table:table-cell>
        </table:table-row>
        <table:table-row table:style-name="ro1">
          <table:table-cell table:formula="of:=[SGD.A75]" office:value-type="float" office:value="74" calcext:value-type="float">
            <text:p>74</text:p>
          </table:table-cell>
          <table:table-cell table:formula="of:=[SGD.B75]" office:value-type="float" office:value="14.2" calcext:value-type="float">
            <text:p>14,2</text:p>
          </table:table-cell>
          <table:table-cell table:formula="of:=[SMD.B75]" office:value-type="float" office:value="65.77" calcext:value-type="float">
            <text:p>65,77</text:p>
          </table:table-cell>
        </table:table-row>
        <table:table-row table:style-name="ro1">
          <table:table-cell table:formula="of:=[SGD.A76]" office:value-type="float" office:value="75" calcext:value-type="float">
            <text:p>75</text:p>
          </table:table-cell>
          <table:table-cell table:formula="of:=[SGD.B76]" office:value-type="float" office:value="14.32" calcext:value-type="float">
            <text:p>14,32</text:p>
          </table:table-cell>
          <table:table-cell table:formula="of:=[SMD.B76]" office:value-type="float" office:value="64.68" calcext:value-type="float">
            <text:p>64,68</text:p>
          </table:table-cell>
        </table:table-row>
        <table:table-row table:style-name="ro1">
          <table:table-cell table:formula="of:=[SGD.A77]" office:value-type="float" office:value="76" calcext:value-type="float">
            <text:p>76</text:p>
          </table:table-cell>
          <table:table-cell table:formula="of:=[SGD.B77]" office:value-type="float" office:value="14.43" calcext:value-type="float">
            <text:p>14,43</text:p>
          </table:table-cell>
          <table:table-cell table:formula="of:=[SMD.B77]" office:value-type="float" office:value="67.21" calcext:value-type="float">
            <text:p>67,21</text:p>
          </table:table-cell>
        </table:table-row>
        <table:table-row table:style-name="ro1">
          <table:table-cell table:formula="of:=[SGD.A78]" office:value-type="float" office:value="77" calcext:value-type="float">
            <text:p>77</text:p>
          </table:table-cell>
          <table:table-cell table:formula="of:=[SGD.B78]" office:value-type="float" office:value="14.57" calcext:value-type="float">
            <text:p>14,57</text:p>
          </table:table-cell>
          <table:table-cell table:formula="of:=[SMD.B78]" office:value-type="float" office:value="61.99" calcext:value-type="float">
            <text:p>61,99</text:p>
          </table:table-cell>
        </table:table-row>
        <table:table-row table:style-name="ro1">
          <table:table-cell table:formula="of:=[SGD.A79]" office:value-type="float" office:value="78" calcext:value-type="float">
            <text:p>78</text:p>
          </table:table-cell>
          <table:table-cell table:formula="of:=[SGD.B79]" office:value-type="float" office:value="14.67" calcext:value-type="float">
            <text:p>14,67</text:p>
          </table:table-cell>
          <table:table-cell table:formula="of:=[SMD.B79]" office:value-type="float" office:value="66.34" calcext:value-type="float">
            <text:p>66,34</text:p>
          </table:table-cell>
        </table:table-row>
        <table:table-row table:style-name="ro1">
          <table:table-cell table:formula="of:=[SGD.A80]" office:value-type="float" office:value="79" calcext:value-type="float">
            <text:p>79</text:p>
          </table:table-cell>
          <table:table-cell table:formula="of:=[SGD.B80]" office:value-type="float" office:value="14.8" calcext:value-type="float">
            <text:p>14,8</text:p>
          </table:table-cell>
          <table:table-cell table:formula="of:=[SMD.B80]" office:value-type="float" office:value="67.39" calcext:value-type="float">
            <text:p>67,39</text:p>
          </table:table-cell>
        </table:table-row>
        <table:table-row table:style-name="ro1">
          <table:table-cell table:formula="of:=[SGD.A81]" office:value-type="float" office:value="80" calcext:value-type="float">
            <text:p>80</text:p>
          </table:table-cell>
          <table:table-cell table:formula="of:=[SGD.B81]" office:value-type="float" office:value="14.91" calcext:value-type="float">
            <text:p>14,91</text:p>
          </table:table-cell>
          <table:table-cell table:formula="of:=[SMD.B81]" office:value-type="float" office:value="66.59" calcext:value-type="float">
            <text:p>66,59</text:p>
          </table:table-cell>
        </table:table-row>
        <table:table-row table:style-name="ro1">
          <table:table-cell table:formula="of:=[SGD.A82]" office:value-type="float" office:value="81" calcext:value-type="float">
            <text:p>81</text:p>
          </table:table-cell>
          <table:table-cell table:formula="of:=[SGD.B82]" office:value-type="float" office:value="14.99" calcext:value-type="float">
            <text:p>14,99</text:p>
          </table:table-cell>
          <table:table-cell table:formula="of:=[SMD.B82]" office:value-type="float" office:value="67.11" calcext:value-type="float">
            <text:p>67,11</text:p>
          </table:table-cell>
        </table:table-row>
        <table:table-row table:style-name="ro1">
          <table:table-cell table:formula="of:=[SGD.A83]" office:value-type="float" office:value="82" calcext:value-type="float">
            <text:p>82</text:p>
          </table:table-cell>
          <table:table-cell table:formula="of:=[SGD.B83]" office:value-type="float" office:value="15.1" calcext:value-type="float">
            <text:p>15,1</text:p>
          </table:table-cell>
          <table:table-cell table:formula="of:=[SMD.B83]" office:value-type="float" office:value="57.8" calcext:value-type="float">
            <text:p>57,8</text:p>
          </table:table-cell>
        </table:table-row>
        <table:table-row table:style-name="ro1">
          <table:table-cell table:formula="of:=[SGD.A84]" office:value-type="float" office:value="83" calcext:value-type="float">
            <text:p>83</text:p>
          </table:table-cell>
          <table:table-cell table:formula="of:=[SGD.B84]" office:value-type="float" office:value="15.21" calcext:value-type="float">
            <text:p>15,21</text:p>
          </table:table-cell>
          <table:table-cell table:formula="of:=[SMD.B84]" office:value-type="float" office:value="56.97" calcext:value-type="float">
            <text:p>56,97</text:p>
          </table:table-cell>
        </table:table-row>
        <table:table-row table:style-name="ro1">
          <table:table-cell table:formula="of:=[SGD.A85]" office:value-type="float" office:value="84" calcext:value-type="float">
            <text:p>84</text:p>
          </table:table-cell>
          <table:table-cell table:formula="of:=[SGD.B85]" office:value-type="float" office:value="15.29" calcext:value-type="float">
            <text:p>15,29</text:p>
          </table:table-cell>
          <table:table-cell table:formula="of:=[SMD.B85]" office:value-type="float" office:value="65.93" calcext:value-type="float">
            <text:p>65,93</text:p>
          </table:table-cell>
        </table:table-row>
        <table:table-row table:style-name="ro1">
          <table:table-cell table:formula="of:=[SGD.A86]" office:value-type="float" office:value="85" calcext:value-type="float">
            <text:p>85</text:p>
          </table:table-cell>
          <table:table-cell table:formula="of:=[SGD.B86]" office:value-type="float" office:value="15.43" calcext:value-type="float">
            <text:p>15,43</text:p>
          </table:table-cell>
          <table:table-cell table:formula="of:=[SMD.B86]" office:value-type="float" office:value="69" calcext:value-type="float">
            <text:p>69</text:p>
          </table:table-cell>
        </table:table-row>
        <table:table-row table:style-name="ro1">
          <table:table-cell table:formula="of:=[SGD.A87]" office:value-type="float" office:value="86" calcext:value-type="float">
            <text:p>86</text:p>
          </table:table-cell>
          <table:table-cell table:formula="of:=[SGD.B87]" office:value-type="float" office:value="15.53" calcext:value-type="float">
            <text:p>15,53</text:p>
          </table:table-cell>
          <table:table-cell table:formula="of:=[SMD.B87]" office:value-type="float" office:value="68.58" calcext:value-type="float">
            <text:p>68,58</text:p>
          </table:table-cell>
        </table:table-row>
        <table:table-row table:style-name="ro1">
          <table:table-cell table:formula="of:=[SGD.A88]" office:value-type="float" office:value="87" calcext:value-type="float">
            <text:p>87</text:p>
          </table:table-cell>
          <table:table-cell table:formula="of:=[SGD.B88]" office:value-type="float" office:value="15.7" calcext:value-type="float">
            <text:p>15,7</text:p>
          </table:table-cell>
          <table:table-cell table:formula="of:=[SMD.B88]" office:value-type="float" office:value="67.5" calcext:value-type="float">
            <text:p>67,5</text:p>
          </table:table-cell>
        </table:table-row>
        <table:table-row table:style-name="ro1">
          <table:table-cell table:formula="of:=[SGD.A89]" office:value-type="float" office:value="88" calcext:value-type="float">
            <text:p>88</text:p>
          </table:table-cell>
          <table:table-cell table:formula="of:=[SGD.B89]" office:value-type="float" office:value="15.85" calcext:value-type="float">
            <text:p>15,85</text:p>
          </table:table-cell>
          <table:table-cell table:formula="of:=[SMD.B89]" office:value-type="float" office:value="69.16" calcext:value-type="float">
            <text:p>69,16</text:p>
          </table:table-cell>
        </table:table-row>
        <table:table-row table:style-name="ro1">
          <table:table-cell table:formula="of:=[SGD.A90]" office:value-type="float" office:value="89" calcext:value-type="float">
            <text:p>89</text:p>
          </table:table-cell>
          <table:table-cell table:formula="of:=[SGD.B90]" office:value-type="float" office:value="15.96" calcext:value-type="float">
            <text:p>15,96</text:p>
          </table:table-cell>
          <table:table-cell table:formula="of:=[SMD.B90]" office:value-type="float" office:value="68.24" calcext:value-type="float">
            <text:p>68,24</text:p>
          </table:table-cell>
        </table:table-row>
        <table:table-row table:style-name="ro1">
          <table:table-cell table:formula="of:=[SGD.A91]" office:value-type="float" office:value="90" calcext:value-type="float">
            <text:p>90</text:p>
          </table:table-cell>
          <table:table-cell table:formula="of:=[SGD.B91]" office:value-type="float" office:value="16.14" calcext:value-type="float">
            <text:p>16,14</text:p>
          </table:table-cell>
          <table:table-cell table:formula="of:=[SMD.B91]" office:value-type="float" office:value="63.03" calcext:value-type="float">
            <text:p>63,03</text:p>
          </table:table-cell>
        </table:table-row>
        <table:table-row table:style-name="ro1">
          <table:table-cell table:formula="of:=[SGD.A92]" office:value-type="float" office:value="91" calcext:value-type="float">
            <text:p>91</text:p>
          </table:table-cell>
          <table:table-cell table:formula="of:=[SGD.B92]" office:value-type="float" office:value="16.24" calcext:value-type="float">
            <text:p>16,24</text:p>
          </table:table-cell>
          <table:table-cell table:formula="of:=[SMD.B92]" office:value-type="float" office:value="70.44" calcext:value-type="float">
            <text:p>70,44</text:p>
          </table:table-cell>
        </table:table-row>
        <table:table-row table:style-name="ro1">
          <table:table-cell table:formula="of:=[SGD.A93]" office:value-type="float" office:value="92" calcext:value-type="float">
            <text:p>92</text:p>
          </table:table-cell>
          <table:table-cell table:formula="of:=[SGD.B93]" office:value-type="float" office:value="16.34" calcext:value-type="float">
            <text:p>16,34</text:p>
          </table:table-cell>
          <table:table-cell table:formula="of:=[SMD.B93]" office:value-type="float" office:value="69.12" calcext:value-type="float">
            <text:p>69,12</text:p>
          </table:table-cell>
        </table:table-row>
        <table:table-row table:style-name="ro1">
          <table:table-cell table:formula="of:=[SGD.A94]" office:value-type="float" office:value="93" calcext:value-type="float">
            <text:p>93</text:p>
          </table:table-cell>
          <table:table-cell table:formula="of:=[SGD.B94]" office:value-type="float" office:value="16.5" calcext:value-type="float">
            <text:p>16,5</text:p>
          </table:table-cell>
          <table:table-cell table:formula="of:=[SMD.B94]" office:value-type="float" office:value="67.53" calcext:value-type="float">
            <text:p>67,53</text:p>
          </table:table-cell>
        </table:table-row>
        <table:table-row table:style-name="ro1">
          <table:table-cell table:formula="of:=[SGD.A95]" office:value-type="float" office:value="94" calcext:value-type="float">
            <text:p>94</text:p>
          </table:table-cell>
          <table:table-cell table:formula="of:=[SGD.B95]" office:value-type="float" office:value="16.63" calcext:value-type="float">
            <text:p>16,63</text:p>
          </table:table-cell>
          <table:table-cell table:formula="of:=[SMD.B95]" office:value-type="float" office:value="71.88" calcext:value-type="float">
            <text:p>71,88</text:p>
          </table:table-cell>
        </table:table-row>
        <table:table-row table:style-name="ro1">
          <table:table-cell table:formula="of:=[SGD.A96]" office:value-type="float" office:value="95" calcext:value-type="float">
            <text:p>95</text:p>
          </table:table-cell>
          <table:table-cell table:formula="of:=[SGD.B96]" office:value-type="float" office:value="16.75" calcext:value-type="float">
            <text:p>16,75</text:p>
          </table:table-cell>
          <table:table-cell table:formula="of:=[SMD.B96]" office:value-type="float" office:value="71.56" calcext:value-type="float">
            <text:p>71,56</text:p>
          </table:table-cell>
        </table:table-row>
        <table:table-row table:style-name="ro1">
          <table:table-cell table:formula="of:=[SGD.A97]" office:value-type="float" office:value="96" calcext:value-type="float">
            <text:p>96</text:p>
          </table:table-cell>
          <table:table-cell table:formula="of:=[SGD.B97]" office:value-type="float" office:value="16.86" calcext:value-type="float">
            <text:p>16,86</text:p>
          </table:table-cell>
          <table:table-cell table:formula="of:=[SMD.B97]" office:value-type="float" office:value="71" calcext:value-type="float">
            <text:p>71</text:p>
          </table:table-cell>
        </table:table-row>
        <table:table-row table:style-name="ro1">
          <table:table-cell table:formula="of:=[SGD.A98]" office:value-type="float" office:value="97" calcext:value-type="float">
            <text:p>97</text:p>
          </table:table-cell>
          <table:table-cell table:formula="of:=[SGD.B98]" office:value-type="float" office:value="17.06" calcext:value-type="float">
            <text:p>17,06</text:p>
          </table:table-cell>
          <table:table-cell table:formula="of:=[SMD.B98]" office:value-type="float" office:value="69.89" calcext:value-type="float">
            <text:p>69,89</text:p>
          </table:table-cell>
        </table:table-row>
        <table:table-row table:style-name="ro1">
          <table:table-cell table:formula="of:=[SGD.A99]" office:value-type="float" office:value="98" calcext:value-type="float">
            <text:p>98</text:p>
          </table:table-cell>
          <table:table-cell table:formula="of:=[SGD.B99]" office:value-type="float" office:value="17.21" calcext:value-type="float">
            <text:p>17,21</text:p>
          </table:table-cell>
          <table:table-cell table:formula="of:=[SMD.B99]" office:value-type="float" office:value="68.06" calcext:value-type="float">
            <text:p>68,06</text:p>
          </table:table-cell>
        </table:table-row>
        <table:table-row table:style-name="ro1">
          <table:table-cell table:formula="of:=[SGD.A100]" office:value-type="float" office:value="99" calcext:value-type="float">
            <text:p>99</text:p>
          </table:table-cell>
          <table:table-cell table:formula="of:=[SGD.B100]" office:value-type="float" office:value="17.34" calcext:value-type="float">
            <text:p>17,34</text:p>
          </table:table-cell>
          <table:table-cell table:formula="of:=[SMD.B100]" office:value-type="float" office:value="62.18" calcext:value-type="float">
            <text:p>62,18</text:p>
          </table:table-cell>
        </table:table-row>
        <table:table-row table:style-name="ro1">
          <table:table-cell table:formula="of:=[SGD.A101]" office:value-type="float" office:value="100" calcext:value-type="float">
            <text:p>100</text:p>
          </table:table-cell>
          <table:table-cell table:formula="of:=[SGD.B101]" office:value-type="float" office:value="17.45" calcext:value-type="float">
            <text:p>17,45</text:p>
          </table:table-cell>
          <table:table-cell table:formula="of:=[SMD.B101]" office:value-type="float" office:value="71.03" calcext:value-type="float">
            <text:p>71,03</text:p>
          </table:table-cell>
        </table:table-row>
        <table:table-row table:style-name="ro1">
          <table:table-cell table:formula="of:=[SGD.A102]" office:value-type="float" office:value="101" calcext:value-type="float">
            <text:p>101</text:p>
          </table:table-cell>
          <table:table-cell table:formula="of:=[SGD.B102]" office:value-type="float" office:value="17.59" calcext:value-type="float">
            <text:p>17,59</text:p>
          </table:table-cell>
          <table:table-cell table:formula="of:=[SMD.B102]" office:value-type="float" office:value="67.21" calcext:value-type="float">
            <text:p>67,21</text:p>
          </table:table-cell>
        </table:table-row>
        <table:table-row table:style-name="ro1">
          <table:table-cell table:formula="of:=[SGD.A103]" office:value-type="float" office:value="151" calcext:value-type="float">
            <text:p>151</text:p>
          </table:table-cell>
          <table:table-cell table:formula="of:=[SGD.B103]" office:value-type="float" office:value="26.75" calcext:value-type="float">
            <text:p>26,75</text:p>
          </table:table-cell>
          <table:table-cell table:formula="of:=[SMD.B103]" office:value-type="float" office:value="75.47" calcext:value-type="float">
            <text:p>75,47</text:p>
          </table:table-cell>
        </table:table-row>
        <table:table-row table:style-name="ro1">
          <table:table-cell table:formula="of:=[SGD.A104]" office:value-type="float" office:value="201" calcext:value-type="float">
            <text:p>201</text:p>
          </table:table-cell>
          <table:table-cell table:formula="of:=[SGD.B104]" office:value-type="float" office:value="36.89" calcext:value-type="float">
            <text:p>36,89</text:p>
          </table:table-cell>
          <table:table-cell table:formula="of:=[SMD.B104]" office:value-type="float" office:value="76.42" calcext:value-type="float">
            <text:p>76,42</text:p>
          </table:table-cell>
        </table:table-row>
        <table:table-row table:style-name="ro1">
          <table:table-cell table:formula="of:=[SGD.A105]" office:value-type="float" office:value="251" calcext:value-type="float">
            <text:p>251</text:p>
          </table:table-cell>
          <table:table-cell table:formula="of:=[SGD.B105]" office:value-type="float" office:value="37.46" calcext:value-type="float">
            <text:p>37,46</text:p>
          </table:table-cell>
          <table:table-cell table:formula="of:=[SMD.B105]" office:value-type="float" office:value="72.72" calcext:value-type="float">
            <text:p>72,72</text:p>
          </table:table-cell>
        </table:table-row>
        <table:table-row table:style-name="ro1">
          <table:table-cell table:formula="of:=[SGD.A106]" office:value-type="float" office:value="301" calcext:value-type="float">
            <text:p>301</text:p>
          </table:table-cell>
          <table:table-cell table:formula="of:=[SGD.B106]" office:value-type="float" office:value="31.92" calcext:value-type="float">
            <text:p>31,92</text:p>
          </table:table-cell>
          <table:table-cell table:formula="of:=[SMD.B106]" office:value-type="float" office:value="77.72" calcext:value-type="float">
            <text:p>77,72</text:p>
          </table:table-cell>
        </table:table-row>
        <table:table-row table:style-name="ro1">
          <table:table-cell table:formula="of:=[SGD.A107]" office:value-type="float" office:value="351" calcext:value-type="float">
            <text:p>351</text:p>
          </table:table-cell>
          <table:table-cell table:formula="of:=[SGD.B107]" office:value-type="float" office:value="40.08" calcext:value-type="float">
            <text:p>40,08</text:p>
          </table:table-cell>
          <table:table-cell table:formula="of:=[SMD.B107]" office:value-type="float" office:value="79.18" calcext:value-type="float">
            <text:p>79,18</text:p>
          </table:table-cell>
        </table:table-row>
        <table:table-row table:style-name="ro1">
          <table:table-cell table:formula="of:=[SGD.A108]" office:value-type="float" office:value="401" calcext:value-type="float">
            <text:p>401</text:p>
          </table:table-cell>
          <table:table-cell table:formula="of:=[SGD.B108]" office:value-type="float" office:value="51.54" calcext:value-type="float">
            <text:p>51,54</text:p>
          </table:table-cell>
          <table:table-cell table:formula="of:=[SMD.B108]" office:value-type="float" office:value="69.62" calcext:value-type="float">
            <text:p>69,62</text:p>
          </table:table-cell>
        </table:table-row>
        <table:table-row table:style-name="ro1">
          <table:table-cell table:formula="of:=[SGD.A109]" office:value-type="float" office:value="451" calcext:value-type="float">
            <text:p>451</text:p>
          </table:table-cell>
          <table:table-cell table:formula="of:=[SGD.B109]" office:value-type="float" office:value="57.51" calcext:value-type="float">
            <text:p>57,51</text:p>
          </table:table-cell>
          <table:table-cell table:formula="of:=[SMD.B109]" office:value-type="float" office:value="72.19" calcext:value-type="float">
            <text:p>72,19</text:p>
          </table:table-cell>
        </table:table-row>
        <table:table-row table:style-name="ro1">
          <table:table-cell table:formula="of:=[SGD.A110]" office:value-type="float" office:value="501" calcext:value-type="float">
            <text:p>501</text:p>
          </table:table-cell>
          <table:table-cell table:formula="of:=[SGD.B110]" office:value-type="float" office:value="61.46" calcext:value-type="float">
            <text:p>61,46</text:p>
          </table:table-cell>
          <table:table-cell table:formula="of:=[SMD.B110]" office:value-type="float" office:value="79.92" calcext:value-type="float">
            <text:p>79,92</text:p>
          </table:table-cell>
        </table:table-row>
        <table:table-row table:style-name="ro1">
          <table:table-cell table:formula="of:=[SGD.A111]" office:value-type="float" office:value="551" calcext:value-type="float">
            <text:p>551</text:p>
          </table:table-cell>
          <table:table-cell table:formula="of:=[SGD.B111]" office:value-type="float" office:value="63.91" calcext:value-type="float">
            <text:p>63,91</text:p>
          </table:table-cell>
          <table:table-cell table:formula="of:=[SMD.B111]" office:value-type="float" office:value="80.29" calcext:value-type="float">
            <text:p>80,29</text:p>
          </table:table-cell>
        </table:table-row>
        <table:table-row table:style-name="ro1">
          <table:table-cell table:formula="of:=[SGD.A112]" office:value-type="float" office:value="601" calcext:value-type="float">
            <text:p>601</text:p>
          </table:table-cell>
          <table:table-cell table:formula="of:=[SGD.B112]" office:value-type="float" office:value="67.39" calcext:value-type="float">
            <text:p>67,39</text:p>
          </table:table-cell>
          <table:table-cell table:formula="of:=[SMD.B112]" office:value-type="float" office:value="79.41" calcext:value-type="float">
            <text:p>79,41</text:p>
          </table:table-cell>
        </table:table-row>
        <table:table-row table:style-name="ro1">
          <table:table-cell table:formula="of:=[SGD.A113]" office:value-type="float" office:value="651" calcext:value-type="float">
            <text:p>651</text:p>
          </table:table-cell>
          <table:table-cell table:formula="of:=[SGD.B113]" office:value-type="float" office:value="67.69" calcext:value-type="float">
            <text:p>67,69</text:p>
          </table:table-cell>
          <table:table-cell table:formula="of:=[SMD.B113]" office:value-type="float" office:value="80.2" calcext:value-type="float">
            <text:p>80,2</text:p>
          </table:table-cell>
        </table:table-row>
        <table:table-row table:style-name="ro1">
          <table:table-cell table:formula="of:=[SGD.A114]" office:value-type="float" office:value="701" calcext:value-type="float">
            <text:p>701</text:p>
          </table:table-cell>
          <table:table-cell table:formula="of:=[SGD.B114]" office:value-type="float" office:value="67.71" calcext:value-type="float">
            <text:p>67,71</text:p>
          </table:table-cell>
          <table:table-cell table:formula="of:=[SMD.B114]" office:value-type="float" office:value="80.23" calcext:value-type="float">
            <text:p>80,23</text:p>
          </table:table-cell>
        </table:table-row>
        <table:table-row table:style-name="ro1">
          <table:table-cell table:formula="of:=[SGD.A115]" office:value-type="float" office:value="751" calcext:value-type="float">
            <text:p>751</text:p>
          </table:table-cell>
          <table:table-cell table:formula="of:=[SGD.B115]" office:value-type="float" office:value="71.47" calcext:value-type="float">
            <text:p>71,47</text:p>
          </table:table-cell>
          <table:table-cell table:formula="of:=[SMD.B115]" office:value-type="float" office:value="80.25" calcext:value-type="float">
            <text:p>80,25</text:p>
          </table:table-cell>
        </table:table-row>
        <table:table-row table:style-name="ro1">
          <table:table-cell table:formula="of:=[SGD.A116]" office:value-type="float" office:value="801" calcext:value-type="float">
            <text:p>801</text:p>
          </table:table-cell>
          <table:table-cell table:formula="of:=[SGD.B116]" office:value-type="float" office:value="70.66" calcext:value-type="float">
            <text:p>70,66</text:p>
          </table:table-cell>
          <table:table-cell table:formula="of:=[SMD.B116]" office:value-type="float" office:value="80.22" calcext:value-type="float">
            <text:p>80,22</text:p>
          </table:table-cell>
        </table:table-row>
        <table:table-row table:style-name="ro1">
          <table:table-cell table:formula="of:=[SGD.A117]" office:value-type="float" office:value="851" calcext:value-type="float">
            <text:p>851</text:p>
          </table:table-cell>
          <table:table-cell table:formula="of:=[SGD.B117]" office:value-type="float" office:value="70.19" calcext:value-type="float">
            <text:p>70,19</text:p>
          </table:table-cell>
          <table:table-cell table:formula="of:=[SMD.B117]" office:value-type="float" office:value="80.23" calcext:value-type="float">
            <text:p>80,23</text:p>
          </table:table-cell>
        </table:table-row>
        <table:table-row table:style-name="ro1">
          <table:table-cell table:formula="of:=[SGD.A118]" office:value-type="float" office:value="901" calcext:value-type="float">
            <text:p>901</text:p>
          </table:table-cell>
          <table:table-cell table:formula="of:=[SGD.B118]" office:value-type="float" office:value="72.38" calcext:value-type="float">
            <text:p>72,38</text:p>
          </table:table-cell>
          <table:table-cell table:formula="of:=[SMD.B118]" office:value-type="float" office:value="80.18" calcext:value-type="float">
            <text:p>80,18</text:p>
          </table:table-cell>
        </table:table-row>
        <table:table-row table:style-name="ro1">
          <table:table-cell table:formula="of:=[SGD.A119]" office:value-type="float" office:value="951" calcext:value-type="float">
            <text:p>951</text:p>
          </table:table-cell>
          <table:table-cell table:formula="of:=[SGD.B119]" office:value-type="float" office:value="72.43" calcext:value-type="float">
            <text:p>72,43</text:p>
          </table:table-cell>
          <table:table-cell table:formula="of:=[SMD.B119]" office:value-type="float" office:value="80.15" calcext:value-type="float">
            <text:p>80,15</text:p>
          </table:table-cell>
        </table:table-row>
        <table:table-row table:style-name="ro1">
          <table:table-cell table:formula="of:=[SGD.A120]" office:value-type="float" office:value="1001" calcext:value-type="float">
            <text:p>1001</text:p>
          </table:table-cell>
          <table:table-cell table:formula="of:=[SGD.B120]" office:value-type="float" office:value="71.85" calcext:value-type="float">
            <text:p>71,85</text:p>
          </table:table-cell>
          <table:table-cell table:formula="of:=[SMD.B120]" office:value-type="float" office:value="80.16" calcext:value-type="float">
            <text:p>80,16</text:p>
          </table:table-cell>
        </table:table-row>
        <table:table-row table:style-name="ro1">
          <table:table-cell table:formula="of:=[SGD.A121]" office:value-type="float" office:value="1051" calcext:value-type="float">
            <text:p>1051</text:p>
          </table:table-cell>
          <table:table-cell table:formula="of:=[SGD.B121]" office:value-type="float" office:value="73.37" calcext:value-type="float">
            <text:p>73,37</text:p>
          </table:table-cell>
          <table:table-cell table:formula="of:=[SMD.B121]" office:value-type="float" office:value="80.16" calcext:value-type="float">
            <text:p>80,16</text:p>
          </table:table-cell>
        </table:table-row>
        <table:table-row table:style-name="ro1">
          <table:table-cell table:formula="of:=[SGD.A122]" office:value-type="float" office:value="1101" calcext:value-type="float">
            <text:p>1101</text:p>
          </table:table-cell>
          <table:table-cell table:formula="of:=[SGD.B122]" office:value-type="float" office:value="73.24" calcext:value-type="float">
            <text:p>73,24</text:p>
          </table:table-cell>
          <table:table-cell table:formula="of:=[SMD.B122]" office:value-type="float" office:value="80.18" calcext:value-type="float">
            <text:p>80,18</text:p>
          </table:table-cell>
        </table:table-row>
        <table:table-row table:style-name="ro1">
          <table:table-cell table:formula="of:=[SGD.A123]" office:value-type="float" office:value="1151" calcext:value-type="float">
            <text:p>1151</text:p>
          </table:table-cell>
          <table:table-cell table:formula="of:=[SGD.B123]" office:value-type="float" office:value="73.98" calcext:value-type="float">
            <text:p>73,98</text:p>
          </table:table-cell>
          <table:table-cell table:formula="of:=[SMD.B123]" office:value-type="float" office:value="80.17" calcext:value-type="float">
            <text:p>80,17</text:p>
          </table:table-cell>
        </table:table-row>
        <table:table-row table:style-name="ro1">
          <table:table-cell table:formula="of:=[SGD.A124]" office:value-type="float" office:value="1201" calcext:value-type="float">
            <text:p>1201</text:p>
          </table:table-cell>
          <table:table-cell table:formula="of:=[SGD.B124]" office:value-type="float" office:value="74.33" calcext:value-type="float">
            <text:p>74,33</text:p>
          </table:table-cell>
          <table:table-cell table:formula="of:=[SMD.B124]" office:value-type="float" office:value="80.17" calcext:value-type="float">
            <text:p>80,17</text:p>
          </table:table-cell>
        </table:table-row>
        <table:table-row table:style-name="ro1">
          <table:table-cell table:formula="of:=[SGD.A125]" office:value-type="float" office:value="1251" calcext:value-type="float">
            <text:p>1251</text:p>
          </table:table-cell>
          <table:table-cell table:formula="of:=[SGD.B125]" office:value-type="float" office:value="73.34" calcext:value-type="float">
            <text:p>73,34</text:p>
          </table:table-cell>
          <table:table-cell table:formula="of:=[SMD.B125]" office:value-type="float" office:value="80.17" calcext:value-type="float">
            <text:p>80,17</text:p>
          </table:table-cell>
        </table:table-row>
        <table:table-row table:style-name="ro1">
          <table:table-cell table:formula="of:=[SGD.A126]" office:value-type="float" office:value="1301" calcext:value-type="float">
            <text:p>1301</text:p>
          </table:table-cell>
          <table:table-cell table:formula="of:=[SGD.B126]" office:value-type="float" office:value="75.25" calcext:value-type="float">
            <text:p>75,25</text:p>
          </table:table-cell>
          <table:table-cell table:formula="of:=[SMD.B126]" office:value-type="float" office:value="80.17" calcext:value-type="float">
            <text:p>80,17</text:p>
          </table:table-cell>
        </table:table-row>
        <table:table-row table:style-name="ro1">
          <table:table-cell table:formula="of:=[SGD.A127]" office:value-type="float" office:value="1351" calcext:value-type="float">
            <text:p>1351</text:p>
          </table:table-cell>
          <table:table-cell table:formula="of:=[SGD.B127]" office:value-type="float" office:value="75.29" calcext:value-type="float">
            <text:p>75,29</text:p>
          </table:table-cell>
          <table:table-cell table:formula="of:=[SMD.B127]" office:value-type="float" office:value="80.16" calcext:value-type="float">
            <text:p>80,16</text:p>
          </table:table-cell>
        </table:table-row>
        <table:table-row table:style-name="ro1">
          <table:table-cell table:formula="of:=[SGD.A128]" office:value-type="float" office:value="1401" calcext:value-type="float">
            <text:p>1401</text:p>
          </table:table-cell>
          <table:table-cell table:formula="of:=[SGD.B128]" office:value-type="float" office:value="75.83" calcext:value-type="float">
            <text:p>75,83</text:p>
          </table:table-cell>
          <table:table-cell table:formula="of:=[SMD.B128]" office:value-type="float" office:value="80.17" calcext:value-type="float">
            <text:p>80,17</text:p>
          </table:table-cell>
        </table:table-row>
        <table:table-row table:style-name="ro1">
          <table:table-cell table:formula="of:=[SGD.A129]" office:value-type="float" office:value="1451" calcext:value-type="float">
            <text:p>1451</text:p>
          </table:table-cell>
          <table:table-cell table:formula="of:=[SGD.B129]" office:value-type="float" office:value="75.73" calcext:value-type="float">
            <text:p>75,73</text:p>
          </table:table-cell>
          <table:table-cell table:formula="of:=[SMD.B129]" office:value-type="float" office:value="80.15" calcext:value-type="float">
            <text:p>80,15</text:p>
          </table:table-cell>
        </table:table-row>
        <table:table-row table:style-name="ro1">
          <table:table-cell table:formula="of:=[SGD.A130]" office:value-type="float" office:value="1501" calcext:value-type="float">
            <text:p>1501</text:p>
          </table:table-cell>
          <table:table-cell table:formula="of:=[SGD.B130]" office:value-type="float" office:value="75.58" calcext:value-type="float">
            <text:p>75,58</text:p>
          </table:table-cell>
          <table:table-cell table:formula="of:=[SMD.B130]" office:value-type="float" office:value="80.15" calcext:value-type="float">
            <text:p>80,15</text:p>
          </table:table-cell>
        </table:table-row>
        <table:table-row table:style-name="ro1">
          <table:table-cell table:formula="of:=[SGD.A131]" office:value-type="float" office:value="1551" calcext:value-type="float">
            <text:p>1551</text:p>
          </table:table-cell>
          <table:table-cell table:formula="of:=[SGD.B131]" office:value-type="float" office:value="76.55" calcext:value-type="float">
            <text:p>76,55</text:p>
          </table:table-cell>
          <table:table-cell table:formula="of:=[SMD.B131]" office:value-type="float" office:value="80.13" calcext:value-type="float">
            <text:p>80,13</text:p>
          </table:table-cell>
        </table:table-row>
        <table:table-row table:style-name="ro1">
          <table:table-cell table:formula="of:=[SGD.A132]" office:value-type="float" office:value="1601" calcext:value-type="float">
            <text:p>1601</text:p>
          </table:table-cell>
          <table:table-cell table:formula="of:=[SGD.B132]" office:value-type="float" office:value="76.52" calcext:value-type="float">
            <text:p>76,52</text:p>
          </table:table-cell>
          <table:table-cell table:formula="of:=[SMD.B132]" office:value-type="float" office:value="80.15" calcext:value-type="float">
            <text:p>80,15</text:p>
          </table:table-cell>
        </table:table-row>
        <table:table-row table:style-name="ro1">
          <table:table-cell table:formula="of:=[SGD.A133]" office:value-type="float" office:value="1651" calcext:value-type="float">
            <text:p>1651</text:p>
          </table:table-cell>
          <table:table-cell table:formula="of:=[SGD.B133]" office:value-type="float" office:value="76.41" calcext:value-type="float">
            <text:p>76,41</text:p>
          </table:table-cell>
          <table:table-cell table:formula="of:=[SMD.B133]" office:value-type="float" office:value="80.15" calcext:value-type="float">
            <text:p>80,15</text:p>
          </table:table-cell>
        </table:table-row>
        <table:table-row table:style-name="ro1">
          <table:table-cell table:formula="of:=[SGD.A134]" office:value-type="float" office:value="1701" calcext:value-type="float">
            <text:p>1701</text:p>
          </table:table-cell>
          <table:table-cell table:formula="of:=[SGD.B134]" office:value-type="float" office:value="75.35" calcext:value-type="float">
            <text:p>75,35</text:p>
          </table:table-cell>
          <table:table-cell table:formula="of:=[SMD.B134]" office:value-type="float" office:value="80.16" calcext:value-type="float">
            <text:p>80,16</text:p>
          </table:table-cell>
        </table:table-row>
        <table:table-row table:style-name="ro1">
          <table:table-cell table:formula="of:=[SGD.A135]" office:value-type="float" office:value="1751" calcext:value-type="float">
            <text:p>1751</text:p>
          </table:table-cell>
          <table:table-cell table:formula="of:=[SGD.B135]" office:value-type="float" office:value="77.14" calcext:value-type="float">
            <text:p>77,14</text:p>
          </table:table-cell>
          <table:table-cell table:formula="of:=[SMD.B135]" office:value-type="float" office:value="80.16" calcext:value-type="float">
            <text:p>80,16</text:p>
          </table:table-cell>
        </table:table-row>
        <table:table-row table:style-name="ro1">
          <table:table-cell table:formula="of:=[SGD.A136]" office:value-type="float" office:value="1801" calcext:value-type="float">
            <text:p>1801</text:p>
          </table:table-cell>
          <table:table-cell table:formula="of:=[SGD.B136]" office:value-type="float" office:value="77.04" calcext:value-type="float">
            <text:p>77,04</text:p>
          </table:table-cell>
          <table:table-cell table:formula="of:=[SMD.B136]" office:value-type="float" office:value="80.15" calcext:value-type="float">
            <text:p>80,15</text:p>
          </table:table-cell>
        </table:table-row>
        <table:table-row table:style-name="ro1">
          <table:table-cell table:formula="of:=[SGD.A137]" office:value-type="float" office:value="1851" calcext:value-type="float">
            <text:p>1851</text:p>
          </table:table-cell>
          <table:table-cell table:formula="of:=[SGD.B137]" office:value-type="float" office:value="77.06" calcext:value-type="float">
            <text:p>77,06</text:p>
          </table:table-cell>
          <table:table-cell table:formula="of:=[SMD.B137]" office:value-type="float" office:value="80.14" calcext:value-type="float">
            <text:p>80,14</text:p>
          </table:table-cell>
        </table:table-row>
        <table:table-row table:style-name="ro1">
          <table:table-cell table:formula="of:=[SGD.A138]" office:value-type="float" office:value="1901" calcext:value-type="float">
            <text:p>1901</text:p>
          </table:table-cell>
          <table:table-cell table:formula="of:=[SGD.B138]" office:value-type="float" office:value="77.06" calcext:value-type="float">
            <text:p>77,06</text:p>
          </table:table-cell>
          <table:table-cell table:formula="of:=[SMD.B138]" office:value-type="float" office:value="80.13" calcext:value-type="float">
            <text:p>80,13</text:p>
          </table:table-cell>
        </table:table-row>
        <table:table-row table:style-name="ro1">
          <table:table-cell table:formula="of:=[SGD.A139]" office:value-type="float" office:value="1951" calcext:value-type="float">
            <text:p>1951</text:p>
          </table:table-cell>
          <table:table-cell table:formula="of:=[SGD.B139]" office:value-type="float" office:value="77.18" calcext:value-type="float">
            <text:p>77,18</text:p>
          </table:table-cell>
          <table:table-cell table:formula="of:=[SMD.B139]" office:value-type="float" office:value="80.13" calcext:value-type="float">
            <text:p>80,13</text:p>
          </table:table-cell>
        </table:table-row>
        <table:table-row table:style-name="ro1">
          <table:table-cell table:formula="of:=[SGD.A140]" office:value-type="float" office:value="2001" calcext:value-type="float">
            <text:p>2001</text:p>
          </table:table-cell>
          <table:table-cell table:formula="of:=[SGD.B140]" office:value-type="float" office:value="76.88" calcext:value-type="float">
            <text:p>76,88</text:p>
          </table:table-cell>
          <table:table-cell table:formula="of:=[SMD.B140]" office:value-type="float" office:value="80.13" calcext:value-type="float">
            <text:p>80,13</text:p>
          </table:table-cell>
        </table:table-row>
        <table:table-row table:style-name="ro1">
          <table:table-cell table:formula="of:=[SGD.A141]" office:value-type="float" office:value="2051" calcext:value-type="float">
            <text:p>2051</text:p>
          </table:table-cell>
          <table:table-cell table:formula="of:=[SGD.B141]" office:value-type="float" office:value="77.06" calcext:value-type="float">
            <text:p>77,06</text:p>
          </table:table-cell>
          <table:table-cell table:formula="of:=[SMD.B141]" office:value-type="float" office:value="80.14" calcext:value-type="float">
            <text:p>80,14</text:p>
          </table:table-cell>
        </table:table-row>
        <table:table-row table:style-name="ro1">
          <table:table-cell table:formula="of:=[SGD.A142]" office:value-type="float" office:value="2101" calcext:value-type="float">
            <text:p>2101</text:p>
          </table:table-cell>
          <table:table-cell table:formula="of:=[SGD.B142]" office:value-type="float" office:value="77.09" calcext:value-type="float">
            <text:p>77,09</text:p>
          </table:table-cell>
          <table:table-cell table:formula="of:=[SMD.B142]" office:value-type="float" office:value="80.16" calcext:value-type="float">
            <text:p>80,16</text:p>
          </table:table-cell>
        </table:table-row>
        <table:table-row table:style-name="ro1">
          <table:table-cell table:formula="of:=[SGD.A143]" office:value-type="float" office:value="2151" calcext:value-type="float">
            <text:p>2151</text:p>
          </table:table-cell>
          <table:table-cell table:formula="of:=[SGD.B143]" office:value-type="float" office:value="76.93" calcext:value-type="float">
            <text:p>76,93</text:p>
          </table:table-cell>
          <table:table-cell table:formula="of:=[SMD.B143]" office:value-type="float" office:value="80.15" calcext:value-type="float">
            <text:p>80,15</text:p>
          </table:table-cell>
        </table:table-row>
        <table:table-row table:style-name="ro1">
          <table:table-cell table:formula="of:=[SGD.A144]" office:value-type="float" office:value="2201" calcext:value-type="float">
            <text:p>2201</text:p>
          </table:table-cell>
          <table:table-cell table:formula="of:=[SGD.B144]" office:value-type="float" office:value="76.95" calcext:value-type="float">
            <text:p>76,95</text:p>
          </table:table-cell>
          <table:table-cell table:formula="of:=[SMD.B144]" office:value-type="float" office:value="80.15" calcext:value-type="float">
            <text:p>80,15</text:p>
          </table:table-cell>
        </table:table-row>
        <table:table-row table:style-name="ro1">
          <table:table-cell table:formula="of:=[SGD.A145]" office:value-type="float" office:value="2251" calcext:value-type="float">
            <text:p>2251</text:p>
          </table:table-cell>
          <table:table-cell table:formula="of:=[SGD.B145]" office:value-type="float" office:value="76.97" calcext:value-type="float">
            <text:p>76,97</text:p>
          </table:table-cell>
          <table:table-cell table:formula="of:=[SMD.B145]" office:value-type="float" office:value="80.15" calcext:value-type="float">
            <text:p>80,15</text:p>
          </table:table-cell>
        </table:table-row>
        <table:table-row table:style-name="ro1">
          <table:table-cell table:formula="of:=[SGD.A146]" office:value-type="float" office:value="2301" calcext:value-type="float">
            <text:p>2301</text:p>
          </table:table-cell>
          <table:table-cell table:formula="of:=[SGD.B146]" office:value-type="float" office:value="76.97" calcext:value-type="float">
            <text:p>76,97</text:p>
          </table:table-cell>
          <table:table-cell table:formula="of:=[SMD.B146]" office:value-type="float" office:value="80.15" calcext:value-type="float">
            <text:p>80,15</text:p>
          </table:table-cell>
        </table:table-row>
        <table:table-row table:style-name="ro1">
          <table:table-cell table:formula="of:=[SGD.A147]" office:value-type="float" office:value="2351" calcext:value-type="float">
            <text:p>2351</text:p>
          </table:table-cell>
          <table:table-cell table:formula="of:=[SGD.B147]" office:value-type="float" office:value="76.94" calcext:value-type="float">
            <text:p>76,94</text:p>
          </table:table-cell>
          <table:table-cell table:formula="of:=[SMD.B147]" office:value-type="float" office:value="80.15" calcext:value-type="float">
            <text:p>80,15</text:p>
          </table:table-cell>
        </table:table-row>
        <table:table-row table:style-name="ro1">
          <table:table-cell table:formula="of:=[SGD.A148]" office:value-type="float" office:value="2400" calcext:value-type="float">
            <text:p>2400</text:p>
          </table:table-cell>
          <table:table-cell table:formula="of:=[SGD.B148]" office:value-type="float" office:value="76.89" calcext:value-type="float">
            <text:p>76,89</text:p>
          </table:table-cell>
          <table:table-cell table:formula="of:=[SMD.B148]" office:value-type="float" office:value="80.14" calcext:value-type="float">
            <text:p>80,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1T08:34:26.374000000</meta:creation-date>
    <dc:date>2024-06-01T08:50:35.706000000</dc:date>
    <meta:editing-duration>PT10M14S</meta:editing-duration>
    <meta:editing-cycles>3</meta:editing-cycles>
    <meta:generator>LibreOffice/7.5.1.2$Windows_X86_64 LibreOffice_project/fcbaee479e84c6cd81291587d2ee68cba099e129</meta:generator>
    <meta:document-statistic meta:table-count="4" meta:cell-count="1776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line" chart:style-name="ch1">
        <chart:legend chart:legend-position="end" svg:x="13.908cm" svg:y="3.953cm" style:legend-expansion="high" chart:style-name="ch2"/>
        <chart:plot-area chart:style-name="ch3" table:cell-range-address="VS_loss.A1:VS_loss.C148" chart:data-source-has-labels="both" svg:x="0.32cm" svg:y="0.18cm" svg:width="13.268cm" svg:height="8.642cm">
          <chart:coordinate-region svg:x="1.047cm" svg:y="0.379cm" svg:width="12.541cm" svg:height="7.389cm"/>
          <chart:axis chart:dimension="x" chart:name="primary-x" chart:style-name="ch4" chartooo:axis-type="auto">
            <chartooo:date-scale/>
            <chart:categories table:cell-range-address="VS_loss.A2:VS_loss.A14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VS_loss.B2:VS_loss.B148" chart:label-cell-address="VS_loss.B1:VS_loss.B1" chart:class="chart:line">
            <chart:data-point chart:repeated="147"/>
          </chart:series>
          <chart:series chart:style-name="ch7" chart:values-cell-range-address="VS_loss.C2:VS_loss.C148" chart:label-cell-address="VS_loss.C1:VS_loss.C1" chart:class="chart:line">
            <chart:data-point chart:repeated="14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GD</text:p>
                <draw:g>
                  <svg:desc>VS_loss.B1:VS_loss.B1</svg:desc>
                </draw:g>
              </table:table-cell>
              <table:table-cell office:value-type="string">
                <text:p>SMD</text:p>
                <draw:g>
                  <svg:desc>VS_loss.C1:VS_loss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VS_loss.A2:VS_loss.A148</svg:desc>
                </draw:g>
              </table:table-cell>
              <table:table-cell office:value-type="float" office:value="2.30275979">
                <text:p>2.30275979</text:p>
                <draw:g>
                  <svg:desc>VS_loss.B2:VS_loss.B148</svg:desc>
                </draw:g>
              </table:table-cell>
              <table:table-cell office:value-type="float" office:value="2.3011661">
                <text:p>2.3011661</text:p>
                <draw:g>
                  <svg:desc>VS_loss.C2:VS_loss.C14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30262027">
                <text:p>2.30262027</text:p>
              </table:table-cell>
              <table:table-cell office:value-type="float" office:value="2.29966759">
                <text:p>2.299667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30262373">
                <text:p>2.30262373</text:p>
              </table:table-cell>
              <table:table-cell office:value-type="float" office:value="2.29820632">
                <text:p>2.2982063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30251512">
                <text:p>2.30251512</text:p>
              </table:table-cell>
              <table:table-cell office:value-type="float" office:value="2.29645429">
                <text:p>2.2964542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30246158">
                <text:p>2.30246158</text:p>
              </table:table-cell>
              <table:table-cell office:value-type="float" office:value="2.29457828">
                <text:p>2.2945782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30242719">
                <text:p>2.30242719</text:p>
              </table:table-cell>
              <table:table-cell office:value-type="float" office:value="2.29236632">
                <text:p>2.2923663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.30239652">
                <text:p>2.30239652</text:p>
              </table:table-cell>
              <table:table-cell office:value-type="float" office:value="2.28959281">
                <text:p>2.2895928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30227787">
                <text:p>2.30227787</text:p>
              </table:table-cell>
              <table:table-cell office:value-type="float" office:value="2.28625165">
                <text:p>2.2862516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30221594">
                <text:p>2.30221594</text:p>
              </table:table-cell>
              <table:table-cell office:value-type="float" office:value="2.28178894">
                <text:p>2.2817889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30216273">
                <text:p>2.30216273</text:p>
              </table:table-cell>
              <table:table-cell office:value-type="float" office:value="2.27601527">
                <text:p>2.2760152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.30217972">
                <text:p>2.30217972</text:p>
              </table:table-cell>
              <table:table-cell office:value-type="float" office:value="2.26827305">
                <text:p>2.2682730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.30211661">
                <text:p>2.30211661</text:p>
              </table:table-cell>
              <table:table-cell office:value-type="float" office:value="2.25712817">
                <text:p>2.2571281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.30180431">
                <text:p>2.30180431</text:p>
              </table:table-cell>
              <table:table-cell office:value-type="float" office:value="2.24060153">
                <text:p>2.2406015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.30196822">
                <text:p>2.30196822</text:p>
              </table:table-cell>
              <table:table-cell office:value-type="float" office:value="2.2150545">
                <text:p>2.215054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.30195747">
                <text:p>2.30195747</text:p>
              </table:table-cell>
              <table:table-cell office:value-type="float" office:value="2.17508943">
                <text:p>2.1750894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30184248">
                <text:p>2.30184248</text:p>
              </table:table-cell>
              <table:table-cell office:value-type="float" office:value="2.11299559">
                <text:p>2.1129955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.30171826">
                <text:p>2.30171826</text:p>
              </table:table-cell>
              <table:table-cell office:value-type="float" office:value="2.02176231">
                <text:p>2.0217623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.30170603">
                <text:p>2.30170603</text:p>
              </table:table-cell>
              <table:table-cell office:value-type="float" office:value="1.91086562">
                <text:p>1.9108656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.30163428">
                <text:p>2.30163428</text:p>
              </table:table-cell>
              <table:table-cell office:value-type="float" office:value="1.83276105">
                <text:p>1.8327610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3015726">
                <text:p>2.3015726</text:p>
              </table:table-cell>
              <table:table-cell office:value-type="float" office:value="1.75196874">
                <text:p>1.7519687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.30148236">
                <text:p>2.30148236</text:p>
              </table:table-cell>
              <table:table-cell office:value-type="float" office:value="1.71546884">
                <text:p>1.7154688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.3013773">
                <text:p>2.3013773</text:p>
              </table:table-cell>
              <table:table-cell office:value-type="float" office:value="1.72129012">
                <text:p>1.7212901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.30134981">
                <text:p>2.30134981</text:p>
              </table:table-cell>
              <table:table-cell office:value-type="float" office:value="1.52287011">
                <text:p>1.5228701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.30128324">
                <text:p>2.30128324</text:p>
              </table:table-cell>
              <table:table-cell office:value-type="float" office:value="2.01379443">
                <text:p>2.0137944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.30125769">
                <text:p>2.30125769</text:p>
              </table:table-cell>
              <table:table-cell office:value-type="float" office:value="1.46058991">
                <text:p>1.4605899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.30112023">
                <text:p>2.30112023</text:p>
              </table:table-cell>
              <table:table-cell office:value-type="float" office:value="1.40448626">
                <text:p>1.4044862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.3010954">
                <text:p>2.3010954</text:p>
              </table:table-cell>
              <table:table-cell office:value-type="float" office:value="1.45023452">
                <text:p>1.4502345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.30103077">
                <text:p>2.30103077</text:p>
              </table:table-cell>
              <table:table-cell office:value-type="float" office:value="1.33499237">
                <text:p>1.3349923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.30091118">
                <text:p>2.30091118</text:p>
              </table:table-cell>
              <table:table-cell office:value-type="float" office:value="1.40248433">
                <text:p>1.4024843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30091688">
                <text:p>2.30091688</text:p>
              </table:table-cell>
              <table:table-cell office:value-type="float" office:value="1.31038525">
                <text:p>1.3103852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.30081421">
                <text:p>2.30081421</text:p>
              </table:table-cell>
              <table:table-cell office:value-type="float" office:value="1.41046716">
                <text:p>1.4104671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.30080981">
                <text:p>2.30080981</text:p>
              </table:table-cell>
              <table:table-cell office:value-type="float" office:value="1.43558483">
                <text:p>1.4355848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.30064201">
                <text:p>2.30064201</text:p>
              </table:table-cell>
              <table:table-cell office:value-type="float" office:value="1.26351591">
                <text:p>1.2635159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.30061912">
                <text:p>2.30061912</text:p>
              </table:table-cell>
              <table:table-cell office:value-type="float" office:value="1.30930495">
                <text:p>1.3093049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.30059673">
                <text:p>2.30059673</text:p>
              </table:table-cell>
              <table:table-cell office:value-type="float" office:value="1.28337128">
                <text:p>1.2833712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.30069449">
                <text:p>2.30069449</text:p>
              </table:table-cell>
              <table:table-cell office:value-type="float" office:value="1.14274039">
                <text:p>1.1427403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.30045023">
                <text:p>2.30045023</text:p>
              </table:table-cell>
              <table:table-cell office:value-type="float" office:value="1.44745708">
                <text:p>1.4474570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.30046071">
                <text:p>2.30046071</text:p>
              </table:table-cell>
              <table:table-cell office:value-type="float" office:value="1.16783243">
                <text:p>1.1678324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.30031297">
                <text:p>2.30031297</text:p>
              </table:table-cell>
              <table:table-cell office:value-type="float" office:value="1.14183446">
                <text:p>1.1418344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30027205">
                <text:p>2.30027205</text:p>
              </table:table-cell>
              <table:table-cell office:value-type="float" office:value="1.11330915">
                <text:p>1.1133091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2.30023716">
                <text:p>2.30023716</text:p>
              </table:table-cell>
              <table:table-cell office:value-type="float" office:value="1.25699333">
                <text:p>1.2569933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.30014745">
                <text:p>2.30014745</text:p>
              </table:table-cell>
              <table:table-cell office:value-type="float" office:value="1.51065893">
                <text:p>1.5106589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.30002068">
                <text:p>2.30002068</text:p>
              </table:table-cell>
              <table:table-cell office:value-type="float" office:value="1.08818633">
                <text:p>1.0881863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.29990276">
                <text:p>2.29990276</text:p>
              </table:table-cell>
              <table:table-cell office:value-type="float" office:value="1.08524873">
                <text:p>1.0852487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.29995163">
                <text:p>2.29995163</text:p>
              </table:table-cell>
              <table:table-cell office:value-type="float" office:value="1.08192336">
                <text:p>1.0819233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.29980398">
                <text:p>2.29980398</text:p>
              </table:table-cell>
              <table:table-cell office:value-type="float" office:value="1.05470503">
                <text:p>1.0547050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.2998607">
                <text:p>2.2998607</text:p>
              </table:table-cell>
              <table:table-cell office:value-type="float" office:value="1.28339608">
                <text:p>1.2833960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.29976554">
                <text:p>2.29976554</text:p>
              </table:table-cell>
              <table:table-cell office:value-type="float" office:value="1.40399955">
                <text:p>1.4039995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.29964673">
                <text:p>2.29964673</text:p>
              </table:table-cell>
              <table:table-cell office:value-type="float" office:value="1.05941022">
                <text:p>1.0594102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.29957684">
                <text:p>2.29957684</text:p>
              </table:table-cell>
              <table:table-cell office:value-type="float" office:value="1.14031541">
                <text:p>1.1403154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2.29949534">
                <text:p>2.29949534</text:p>
              </table:table-cell>
              <table:table-cell office:value-type="float" office:value="1.05673819">
                <text:p>1.0567381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2.2994974">
                <text:p>2.2994974</text:p>
              </table:table-cell>
              <table:table-cell office:value-type="float" office:value="1.00886926">
                <text:p>1.0088692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2.29936801">
                <text:p>2.29936801</text:p>
              </table:table-cell>
              <table:table-cell office:value-type="float" office:value="1.09501389">
                <text:p>1.0950138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.2992816">
                <text:p>2.2992816</text:p>
              </table:table-cell>
              <table:table-cell office:value-type="float" office:value="1.16096015">
                <text:p>1.1609601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.29934055">
                <text:p>2.29934055</text:p>
              </table:table-cell>
              <table:table-cell office:value-type="float" office:value="0.96321136">
                <text:p>0.9632113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.29921782">
                <text:p>2.29921782</text:p>
              </table:table-cell>
              <table:table-cell office:value-type="float" office:value="1.03271603">
                <text:p>1.0327160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2.29909072">
                <text:p>2.29909072</text:p>
              </table:table-cell>
              <table:table-cell office:value-type="float" office:value="1.07121016">
                <text:p>1.0712101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2.29902976">
                <text:p>2.29902976</text:p>
              </table:table-cell>
              <table:table-cell office:value-type="float" office:value="1.00248496">
                <text:p>1.0024849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2.29900271">
                <text:p>2.29900271</text:p>
              </table:table-cell>
              <table:table-cell office:value-type="float" office:value="1.03284252">
                <text:p>1.0328425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.29881033">
                <text:p>2.29881033</text:p>
              </table:table-cell>
              <table:table-cell office:value-type="float" office:value="1.08503233">
                <text:p>1.0850323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2.29884668">
                <text:p>2.29884668</text:p>
              </table:table-cell>
              <table:table-cell office:value-type="float" office:value="0.99458758">
                <text:p>0.9945875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.29881838">
                <text:p>2.29881838</text:p>
              </table:table-cell>
              <table:table-cell office:value-type="float" office:value="1.13919496">
                <text:p>1.1391949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.29870092">
                <text:p>2.29870092</text:p>
              </table:table-cell>
              <table:table-cell office:value-type="float" office:value="1.27842448">
                <text:p>1.2784244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.29867807">
                <text:p>2.29867807</text:p>
              </table:table-cell>
              <table:table-cell office:value-type="float" office:value="1.37077089">
                <text:p>1.3707708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.29854977">
                <text:p>2.29854977</text:p>
              </table:table-cell>
              <table:table-cell office:value-type="float" office:value="0.96871872">
                <text:p>0.9687187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.29847808">
                <text:p>2.29847808</text:p>
              </table:table-cell>
              <table:table-cell office:value-type="float" office:value="0.91170208">
                <text:p>0.9117020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2.29840283">
                <text:p>2.29840283</text:p>
              </table:table-cell>
              <table:table-cell office:value-type="float" office:value="0.96264449">
                <text:p>0.9626444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2.29831187">
                <text:p>2.29831187</text:p>
              </table:table-cell>
              <table:table-cell office:value-type="float" office:value="0.93025717">
                <text:p>0.9302571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2.29822193">
                <text:p>2.29822193</text:p>
              </table:table-cell>
              <table:table-cell office:value-type="float" office:value="0.87951448">
                <text:p>0.8795144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.29817251">
                <text:p>2.29817251</text:p>
              </table:table-cell>
              <table:table-cell office:value-type="float" office:value="0.87483103">
                <text:p>0.8748310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2.29806422">
                <text:p>2.29806422</text:p>
              </table:table-cell>
              <table:table-cell office:value-type="float" office:value="0.92473237">
                <text:p>0.9247323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.29802242">
                <text:p>2.29802242</text:p>
              </table:table-cell>
              <table:table-cell office:value-type="float" office:value="0.9924773">
                <text:p>0.992477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2.29795235">
                <text:p>2.29795235</text:p>
              </table:table-cell>
              <table:table-cell office:value-type="float" office:value="0.8645912">
                <text:p>0.864591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2.29788354">
                <text:p>2.29788354</text:p>
              </table:table-cell>
              <table:table-cell office:value-type="float" office:value="0.88510084">
                <text:p>0.8851008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.29772455">
                <text:p>2.29772455</text:p>
              </table:table-cell>
              <table:table-cell office:value-type="float" office:value="0.86021739">
                <text:p>0.8602173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2.29770098">
                <text:p>2.29770098</text:p>
              </table:table-cell>
              <table:table-cell office:value-type="float" office:value="0.85922938">
                <text:p>0.8592293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2.29762626">
                <text:p>2.29762626</text:p>
              </table:table-cell>
              <table:table-cell office:value-type="float" office:value="0.97540599">
                <text:p>0.9754059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2.29756949">
                <text:p>2.29756949</text:p>
              </table:table-cell>
              <table:table-cell office:value-type="float" office:value="0.84120254">
                <text:p>0.8412025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2.29750884">
                <text:p>2.29750884</text:p>
              </table:table-cell>
              <table:table-cell office:value-type="float" office:value="0.84252208">
                <text:p>0.8425220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.29742126">
                <text:p>2.29742126</text:p>
              </table:table-cell>
              <table:table-cell office:value-type="float" office:value="0.8317497">
                <text:p>0.831749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2.29730629">
                <text:p>2.29730629</text:p>
              </table:table-cell>
              <table:table-cell office:value-type="float" office:value="0.84761368">
                <text:p>0.8476136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2.29722551">
                <text:p>2.29722551</text:p>
              </table:table-cell>
              <table:table-cell office:value-type="float" office:value="1.05142195">
                <text:p>1.0514219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2.29712339">
                <text:p>2.29712339</text:p>
              </table:table-cell>
              <table:table-cell office:value-type="float" office:value="1.34341603">
                <text:p>1.3434160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.29708738">
                <text:p>2.29708738</text:p>
              </table:table-cell>
              <table:table-cell office:value-type="float" office:value="0.84716662">
                <text:p>0.8471666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.29698094">
                <text:p>2.29698094</text:p>
              </table:table-cell>
              <table:table-cell office:value-type="float" office:value="0.80885361">
                <text:p>0.80885361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.29698129">
                <text:p>2.29698129</text:p>
              </table:table-cell>
              <table:table-cell office:value-type="float" office:value="0.80037609">
                <text:p>0.80037609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2.29681591">
                <text:p>2.29681591</text:p>
              </table:table-cell>
              <table:table-cell office:value-type="float" office:value="0.84322141">
                <text:p>0.8432214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.29671609">
                <text:p>2.29671609</text:p>
              </table:table-cell>
              <table:table-cell office:value-type="float" office:value="0.79051889">
                <text:p>0.79051889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.29668633">
                <text:p>2.29668633</text:p>
              </table:table-cell>
              <table:table-cell office:value-type="float" office:value="0.89015283">
                <text:p>0.8901528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.29656826">
                <text:p>2.29656826</text:p>
              </table:table-cell>
              <table:table-cell office:value-type="float" office:value="1.0006082">
                <text:p>1.000608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2.29640222">
                <text:p>2.29640222</text:p>
              </table:table-cell>
              <table:table-cell office:value-type="float" office:value="0.7723169">
                <text:p>0.772316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.29635324">
                <text:p>2.29635324</text:p>
              </table:table-cell>
              <table:table-cell office:value-type="float" office:value="0.78759061">
                <text:p>0.78759061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2.29627538">
                <text:p>2.29627538</text:p>
              </table:table-cell>
              <table:table-cell office:value-type="float" office:value="0.86545193">
                <text:p>0.8654519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.29616695">
                <text:p>2.29616695</text:p>
              </table:table-cell>
              <table:table-cell office:value-type="float" office:value="0.75958663">
                <text:p>0.75958663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.29610009">
                <text:p>2.29610009</text:p>
              </table:table-cell>
              <table:table-cell office:value-type="float" office:value="0.76762138">
                <text:p>0.7676213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2.29594581">
                <text:p>2.29594581</text:p>
              </table:table-cell>
              <table:table-cell office:value-type="float" office:value="0.76817162">
                <text:p>0.7681716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2.29591165">
                <text:p>2.29591165</text:p>
              </table:table-cell>
              <table:table-cell office:value-type="float" office:value="0.77629647">
                <text:p>0.7762964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2.29579447">
                <text:p>2.29579447</text:p>
              </table:table-cell>
              <table:table-cell office:value-type="float" office:value="0.8292358">
                <text:p>0.8292358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2.29572546">
                <text:p>2.29572546</text:p>
              </table:table-cell>
              <table:table-cell office:value-type="float" office:value="1.12773741">
                <text:p>1.1277374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.29558955">
                <text:p>2.29558955</text:p>
              </table:table-cell>
              <table:table-cell office:value-type="float" office:value="0.7891645">
                <text:p>0.7891645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2.29555446">
                <text:p>2.29555446</text:p>
              </table:table-cell>
              <table:table-cell office:value-type="float" office:value="0.86968607">
                <text:p>0.86968607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2.28879586">
                <text:p>2.28879586</text:p>
              </table:table-cell>
              <table:table-cell office:value-type="float" office:value="0.7106206">
                <text:p>0.7106206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2.27365135">
                <text:p>2.27365135</text:p>
              </table:table-cell>
              <table:table-cell office:value-type="float" office:value="0.72287633">
                <text:p>0.72287633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2.22300183">
                <text:p>2.22300183</text:p>
              </table:table-cell>
              <table:table-cell office:value-type="float" office:value="0.92653329">
                <text:p>0.92653329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2.05300336">
                <text:p>2.05300336</text:p>
              </table:table-cell>
              <table:table-cell office:value-type="float" office:value="0.77004579">
                <text:p>0.77004579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1.61739862">
                <text:p>1.61739862</text:p>
              </table:table-cell>
              <table:table-cell office:value-type="float" office:value="0.74938249">
                <text:p>0.74938249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1.22395234">
                <text:p>1.22395234</text:p>
              </table:table-cell>
              <table:table-cell office:value-type="float" office:value="1.18022384">
                <text:p>1.18022384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1.05500561">
                <text:p>1.05500561</text:p>
              </table:table-cell>
              <table:table-cell office:value-type="float" office:value="1.00016433">
                <text:p>1.00016433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0.97561252">
                <text:p>0.97561252</text:p>
              </table:table-cell>
              <table:table-cell office:value-type="float" office:value="0.89824228">
                <text:p>0.89824228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0.91263463">
                <text:p>0.91263463</text:p>
              </table:table-cell>
              <table:table-cell office:value-type="float" office:value="0.9084149">
                <text:p>0.9084149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0.86507524">
                <text:p>0.86507524</text:p>
              </table:table-cell>
              <table:table-cell office:value-type="float" office:value="1.0105345">
                <text:p>1.0105345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0.86660478">
                <text:p>0.86660478</text:p>
              </table:table-cell>
              <table:table-cell office:value-type="float" office:value="1.08903138">
                <text:p>1.08903138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0.89761998">
                <text:p>0.89761998</text:p>
              </table:table-cell>
              <table:table-cell office:value-type="float" office:value="1.1984944">
                <text:p>1.1984944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0.81215199">
                <text:p>0.81215199</text:p>
              </table:table-cell>
              <table:table-cell office:value-type="float" office:value="1.27725883">
                <text:p>1.27725883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0.81781044">
                <text:p>0.81781044</text:p>
              </table:table-cell>
              <table:table-cell office:value-type="float" office:value="1.31720829">
                <text:p>1.31720829</text:p>
              </table:table-cell>
            </table:table-row>
            <table:table-row>
              <table:table-cell office:value-type="float" office:value="851">
                <text:p>851</text:p>
              </table:table-cell>
              <table:table-cell office:value-type="float" office:value="0.85765452">
                <text:p>0.85765452</text:p>
              </table:table-cell>
              <table:table-cell office:value-type="float" office:value="1.34531511">
                <text:p>1.34531511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0.77688363">
                <text:p>0.77688363</text:p>
              </table:table-cell>
              <table:table-cell office:value-type="float" office:value="1.38074831">
                <text:p>1.38074831</text:p>
              </table:table-cell>
            </table:table-row>
            <table:table-row>
              <table:table-cell office:value-type="float" office:value="951">
                <text:p>951</text:p>
              </table:table-cell>
              <table:table-cell office:value-type="float" office:value="0.81985954">
                <text:p>0.81985954</text:p>
              </table:table-cell>
              <table:table-cell office:value-type="float" office:value="1.41735453">
                <text:p>1.41735453</text:p>
              </table:table-cell>
            </table:table-row>
            <table:table-row>
              <table:table-cell office:value-type="float" office:value="1001">
                <text:p>1001</text:p>
              </table:table-cell>
              <table:table-cell office:value-type="float" office:value="0.82973679">
                <text:p>0.82973679</text:p>
              </table:table-cell>
              <table:table-cell office:value-type="float" office:value="1.4168274">
                <text:p>1.4168274</text:p>
              </table:table-cell>
            </table:table-row>
            <table:table-row>
              <table:table-cell office:value-type="float" office:value="1051">
                <text:p>1051</text:p>
              </table:table-cell>
              <table:table-cell office:value-type="float" office:value="0.79433351">
                <text:p>0.79433351</text:p>
              </table:table-cell>
              <table:table-cell office:value-type="float" office:value="1.42468996">
                <text:p>1.42468996</text:p>
              </table:table-cell>
            </table:table-row>
            <table:table-row>
              <table:table-cell office:value-type="float" office:value="1101">
                <text:p>1101</text:p>
              </table:table-cell>
              <table:table-cell office:value-type="float" office:value="0.82725199">
                <text:p>0.82725199</text:p>
              </table:table-cell>
              <table:table-cell office:value-type="float" office:value="1.47078687">
                <text:p>1.47078687</text:p>
              </table:table-cell>
            </table:table-row>
            <table:table-row>
              <table:table-cell office:value-type="float" office:value="1151">
                <text:p>1151</text:p>
              </table:table-cell>
              <table:table-cell office:value-type="float" office:value="0.81332435">
                <text:p>0.81332435</text:p>
              </table:table-cell>
              <table:table-cell office:value-type="float" office:value="1.47942177">
                <text:p>1.47942177</text:p>
              </table:table-cell>
            </table:table-row>
            <table:table-row>
              <table:table-cell office:value-type="float" office:value="1201">
                <text:p>1201</text:p>
              </table:table-cell>
              <table:table-cell office:value-type="float" office:value="0.82379084">
                <text:p>0.82379084</text:p>
              </table:table-cell>
              <table:table-cell office:value-type="float" office:value="1.50205647">
                <text:p>1.50205647</text:p>
              </table:table-cell>
            </table:table-row>
            <table:table-row>
              <table:table-cell office:value-type="float" office:value="1251">
                <text:p>1251</text:p>
              </table:table-cell>
              <table:table-cell office:value-type="float" office:value="0.87062153">
                <text:p>0.87062153</text:p>
              </table:table-cell>
              <table:table-cell office:value-type="float" office:value="1.49490944">
                <text:p>1.49490944</text:p>
              </table:table-cell>
            </table:table-row>
            <table:table-row>
              <table:table-cell office:value-type="float" office:value="1301">
                <text:p>1301</text:p>
              </table:table-cell>
              <table:table-cell office:value-type="float" office:value="0.83564464">
                <text:p>0.83564464</text:p>
              </table:table-cell>
              <table:table-cell office:value-type="float" office:value="1.5186754">
                <text:p>1.5186754</text:p>
              </table:table-cell>
            </table:table-row>
            <table:table-row>
              <table:table-cell office:value-type="float" office:value="1351">
                <text:p>1351</text:p>
              </table:table-cell>
              <table:table-cell office:value-type="float" office:value="0.85541387">
                <text:p>0.85541387</text:p>
              </table:table-cell>
              <table:table-cell office:value-type="float" office:value="1.5416467">
                <text:p>1.5416467</text:p>
              </table:table-cell>
            </table:table-row>
            <table:table-row>
              <table:table-cell office:value-type="float" office:value="1401">
                <text:p>1401</text:p>
              </table:table-cell>
              <table:table-cell office:value-type="float" office:value="0.84470225">
                <text:p>0.84470225</text:p>
              </table:table-cell>
              <table:table-cell office:value-type="float" office:value="1.52933431">
                <text:p>1.52933431</text:p>
              </table:table-cell>
            </table:table-row>
            <table:table-row>
              <table:table-cell office:value-type="float" office:value="1451">
                <text:p>1451</text:p>
              </table:table-cell>
              <table:table-cell office:value-type="float" office:value="0.86156201">
                <text:p>0.86156201</text:p>
              </table:table-cell>
              <table:table-cell office:value-type="float" office:value="1.54819945">
                <text:p>1.54819945</text:p>
              </table:table-cell>
            </table:table-row>
            <table:table-row>
              <table:table-cell office:value-type="float" office:value="1501">
                <text:p>1501</text:p>
              </table:table-cell>
              <table:table-cell office:value-type="float" office:value="0.9062713">
                <text:p>0.9062713</text:p>
              </table:table-cell>
              <table:table-cell office:value-type="float" office:value="1.55976449">
                <text:p>1.55976449</text:p>
              </table:table-cell>
            </table:table-row>
            <table:table-row>
              <table:table-cell office:value-type="float" office:value="1551">
                <text:p>1551</text:p>
              </table:table-cell>
              <table:table-cell office:value-type="float" office:value="0.87717894">
                <text:p>0.87717894</text:p>
              </table:table-cell>
              <table:table-cell office:value-type="float" office:value="1.56828285">
                <text:p>1.56828285</text:p>
              </table:table-cell>
            </table:table-row>
            <table:table-row>
              <table:table-cell office:value-type="float" office:value="1601">
                <text:p>1601</text:p>
              </table:table-cell>
              <table:table-cell office:value-type="float" office:value="0.9295021">
                <text:p>0.9295021</text:p>
              </table:table-cell>
              <table:table-cell office:value-type="float" office:value="1.58143103">
                <text:p>1.58143103</text:p>
              </table:table-cell>
            </table:table-row>
            <table:table-row>
              <table:table-cell office:value-type="float" office:value="1651">
                <text:p>1651</text:p>
              </table:table-cell>
              <table:table-cell office:value-type="float" office:value="0.94872465">
                <text:p>0.94872465</text:p>
              </table:table-cell>
              <table:table-cell office:value-type="float" office:value="1.58273559">
                <text:p>1.58273559</text:p>
              </table:table-cell>
            </table:table-row>
            <table:table-row>
              <table:table-cell office:value-type="float" office:value="1701">
                <text:p>1701</text:p>
              </table:table-cell>
              <table:table-cell office:value-type="float" office:value="1.05724347">
                <text:p>1.05724347</text:p>
              </table:table-cell>
              <table:table-cell office:value-type="float" office:value="1.59120355">
                <text:p>1.59120355</text:p>
              </table:table-cell>
            </table:table-row>
            <table:table-row>
              <table:table-cell office:value-type="float" office:value="1751">
                <text:p>1751</text:p>
              </table:table-cell>
              <table:table-cell office:value-type="float" office:value="0.95775368">
                <text:p>0.95775368</text:p>
              </table:table-cell>
              <table:table-cell office:value-type="float" office:value="1.60213613">
                <text:p>1.60213613</text:p>
              </table:table-cell>
            </table:table-row>
            <table:table-row>
              <table:table-cell office:value-type="float" office:value="1801">
                <text:p>1801</text:p>
              </table:table-cell>
              <table:table-cell office:value-type="float" office:value="0.98212791">
                <text:p>0.98212791</text:p>
              </table:table-cell>
              <table:table-cell office:value-type="float" office:value="1.61602688">
                <text:p>1.61602688</text:p>
              </table:table-cell>
            </table:table-row>
            <table:table-row>
              <table:table-cell office:value-type="float" office:value="1851">
                <text:p>1851</text:p>
              </table:table-cell>
              <table:table-cell office:value-type="float" office:value="1.02940978">
                <text:p>1.02940978</text:p>
              </table:table-cell>
              <table:table-cell office:value-type="float" office:value="1.61726599">
                <text:p>1.61726599</text:p>
              </table:table-cell>
            </table:table-row>
            <table:table-row>
              <table:table-cell office:value-type="float" office:value="1901">
                <text:p>1901</text:p>
              </table:table-cell>
              <table:table-cell office:value-type="float" office:value="1.07274684">
                <text:p>1.07274684</text:p>
              </table:table-cell>
              <table:table-cell office:value-type="float" office:value="1.62281838">
                <text:p>1.62281838</text:p>
              </table:table-cell>
            </table:table-row>
            <table:table-row>
              <table:table-cell office:value-type="float" office:value="1951">
                <text:p>1951</text:p>
              </table:table-cell>
              <table:table-cell office:value-type="float" office:value="1.11838308">
                <text:p>1.11838308</text:p>
              </table:table-cell>
              <table:table-cell office:value-type="float" office:value="1.62011435">
                <text:p>1.62011435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.19169846">
                <text:p>1.19169846</text:p>
              </table:table-cell>
              <table:table-cell office:value-type="float" office:value="1.65332452">
                <text:p>1.65332452</text:p>
              </table:table-cell>
            </table:table-row>
            <table:table-row>
              <table:table-cell office:value-type="float" office:value="2051">
                <text:p>2051</text:p>
              </table:table-cell>
              <table:table-cell office:value-type="float" office:value="1.20314359">
                <text:p>1.20314359</text:p>
              </table:table-cell>
              <table:table-cell office:value-type="float" office:value="1.64053508">
                <text:p>1.64053508</text:p>
              </table:table-cell>
            </table:table-row>
            <table:table-row>
              <table:table-cell office:value-type="float" office:value="2101">
                <text:p>2101</text:p>
              </table:table-cell>
              <table:table-cell office:value-type="float" office:value="1.2554726">
                <text:p>1.2554726</text:p>
              </table:table-cell>
              <table:table-cell office:value-type="float" office:value="1.6413184">
                <text:p>1.6413184</text:p>
              </table:table-cell>
            </table:table-row>
            <table:table-row>
              <table:table-cell office:value-type="float" office:value="2151">
                <text:p>2151</text:p>
              </table:table-cell>
              <table:table-cell office:value-type="float" office:value="1.31728572">
                <text:p>1.31728572</text:p>
              </table:table-cell>
              <table:table-cell office:value-type="float" office:value="1.655472">
                <text:p>1.655472</text:p>
              </table:table-cell>
            </table:table-row>
            <table:table-row>
              <table:table-cell office:value-type="float" office:value="2201">
                <text:p>2201</text:p>
              </table:table-cell>
              <table:table-cell office:value-type="float" office:value="1.33513251">
                <text:p>1.33513251</text:p>
              </table:table-cell>
              <table:table-cell office:value-type="float" office:value="1.66234884">
                <text:p>1.66234884</text:p>
              </table:table-cell>
            </table:table-row>
            <table:table-row>
              <table:table-cell office:value-type="float" office:value="2251">
                <text:p>2251</text:p>
              </table:table-cell>
              <table:table-cell office:value-type="float" office:value="1.3878034">
                <text:p>1.3878034</text:p>
              </table:table-cell>
              <table:table-cell office:value-type="float" office:value="1.66385955">
                <text:p>1.66385955</text:p>
              </table:table-cell>
            </table:table-row>
            <table:table-row>
              <table:table-cell office:value-type="float" office:value="2301">
                <text:p>2301</text:p>
              </table:table-cell>
              <table:table-cell office:value-type="float" office:value="1.40085107">
                <text:p>1.40085107</text:p>
              </table:table-cell>
              <table:table-cell office:value-type="float" office:value="1.67217712">
                <text:p>1.67217712</text:p>
              </table:table-cell>
            </table:table-row>
            <table:table-row>
              <table:table-cell office:value-type="float" office:value="2351">
                <text:p>2351</text:p>
              </table:table-cell>
              <table:table-cell office:value-type="float" office:value="1.45324344">
                <text:p>1.45324344</text:p>
              </table:table-cell>
              <table:table-cell office:value-type="float" office:value="1.68483609">
                <text:p>1.68483609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.47922835">
                <text:p>1.47922835</text:p>
              </table:table-cell>
              <table:table-cell office:value-type="float" office:value="1.70018814">
                <text:p>1.700188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cm" svg:height="9.002cm" xlink:href=".." xlink:type="simple" chart:class="chart:line" chart:style-name="ch1">
        <chart:legend chart:legend-position="end" svg:x="13.909cm" svg:y="3.953cm" style:legend-expansion="high" chart:style-name="ch2"/>
        <chart:plot-area chart:style-name="ch3" table:cell-range-address="VS_acc.A1:VS_acc.C148" chart:data-source-has-labels="both" svg:x="0.32cm" svg:y="0.18cm" svg:width="13.269cm" svg:height="8.642cm">
          <chart:coordinate-region svg:x="0.941cm" svg:y="0.379cm" svg:width="12.648cm" svg:height="7.388cm"/>
          <chart:axis chart:dimension="x" chart:name="primary-x" chart:style-name="ch4" chartooo:axis-type="auto">
            <chartooo:date-scale/>
            <chart:categories table:cell-range-address="VS_acc.A2:VS_acc.A14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VS_acc.B2:VS_acc.B148" chart:label-cell-address="VS_acc.B1:VS_acc.B1" chart:class="chart:line">
            <chart:data-point chart:repeated="147"/>
          </chart:series>
          <chart:series chart:style-name="ch7" chart:values-cell-range-address="VS_acc.C2:VS_acc.C148" chart:label-cell-address="VS_acc.C1:VS_acc.C1" chart:class="chart:line">
            <chart:data-point chart:repeated="14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GD</text:p>
                <draw:g>
                  <svg:desc>VS_acc.B1:VS_acc.B1</svg:desc>
                </draw:g>
              </table:table-cell>
              <table:table-cell office:value-type="string">
                <text:p>SMD</text:p>
                <draw:g>
                  <svg:desc>VS_acc.C1:VS_acc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VS_acc.A2:VS_acc.A148</svg:desc>
                </draw:g>
              </table:table-cell>
              <table:table-cell office:value-type="float" office:value="10">
                <text:p>10</text:p>
                <draw:g>
                  <svg:desc>VS_acc.B2:VS_acc.B148</svg:desc>
                </draw:g>
              </table:table-cell>
              <table:table-cell office:value-type="float" office:value="10.82">
                <text:p>10.82</text:p>
                <draw:g>
                  <svg:desc>VS_acc.C2:VS_acc.C14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4.34">
                <text:p>14.3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8.28">
                <text:p>18.2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9.79">
                <text:p>19.7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0.35">
                <text:p>20.3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22.47">
                <text:p>22.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6.83">
                <text:p>26.8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29.12">
                <text:p>29.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1.32">
                <text:p>31.3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2.55">
                <text:p>32.5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4.84">
                <text:p>34.8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32.71">
                <text:p>32.7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27.12">
                <text:p>27.1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24.91">
                <text:p>24.9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24.59">
                <text:p>24.5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26.79">
                <text:p>26.7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25.27">
                <text:p>25.2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0.01">
                <text:p>10.01</text:p>
              </table:table-cell>
              <table:table-cell office:value-type="float" office:value="27.93">
                <text:p>27.9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0.02">
                <text:p>10.02</text:p>
              </table:table-cell>
              <table:table-cell office:value-type="float" office:value="31.91">
                <text:p>31.9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0.03">
                <text:p>10.03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0.04">
                <text:p>10.04</text:p>
              </table:table-cell>
              <table:table-cell office:value-type="float" office:value="26.52">
                <text:p>26.5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.08">
                <text:p>10.08</text:p>
              </table:table-cell>
              <table:table-cell office:value-type="float" office:value="43.41">
                <text:p>43.4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0.1">
                <text:p>10.1</text:p>
              </table:table-cell>
              <table:table-cell office:value-type="float" office:value="42.06">
                <text:p>42.0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0.13">
                <text:p>10.13</text:p>
              </table:table-cell>
              <table:table-cell office:value-type="float" office:value="37.24">
                <text:p>37.2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0.18">
                <text:p>10.18</text:p>
              </table:table-cell>
              <table:table-cell office:value-type="float" office:value="44.97">
                <text:p>44.9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0.23">
                <text:p>10.23</text:p>
              </table:table-cell>
              <table:table-cell office:value-type="float" office:value="39.4">
                <text:p>39.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.29">
                <text:p>10.29</text:p>
              </table:table-cell>
              <table:table-cell office:value-type="float" office:value="43.25">
                <text:p>43.2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0.37">
                <text:p>10.37</text:p>
              </table:table-cell>
              <table:table-cell office:value-type="float" office:value="40.27">
                <text:p>40.2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0.46">
                <text:p>10.46</text:p>
              </table:table-cell>
              <table:table-cell office:value-type="float" office:value="43.98">
                <text:p>43.9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0.59">
                <text:p>10.59</text:p>
              </table:table-cell>
              <table:table-cell office:value-type="float" office:value="45.49">
                <text:p>45.4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0.71">
                <text:p>10.71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0.85">
                <text:p>10.85</text:p>
              </table:table-cell>
              <table:table-cell office:value-type="float" office:value="41.57">
                <text:p>41.5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0.96">
                <text:p>10.96</text:p>
              </table:table-cell>
              <table:table-cell office:value-type="float" office:value="49.81">
                <text:p>49.8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1.09">
                <text:p>11.09</text:p>
              </table:table-cell>
              <table:table-cell office:value-type="float" office:value="36.6">
                <text:p>36.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1.21">
                <text:p>11.21</text:p>
              </table:table-cell>
              <table:table-cell office:value-type="float" office:value="50.71">
                <text:p>50.7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1.3">
                <text:p>11.3</text:p>
              </table:table-cell>
              <table:table-cell office:value-type="float" office:value="53.09">
                <text:p>53.0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.44">
                <text:p>11.44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.56">
                <text:p>11.56</text:p>
              </table:table-cell>
              <table:table-cell office:value-type="float" office:value="44.83">
                <text:p>44.8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1.66">
                <text:p>11.66</text:p>
              </table:table-cell>
              <table:table-cell office:value-type="float" office:value="38.66">
                <text:p>38.6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1.84">
                <text:p>11.84</text:p>
              </table:table-cell>
              <table:table-cell office:value-type="float" office:value="53.76">
                <text:p>53.7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1.91">
                <text:p>11.91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2.02">
                <text:p>12.02</text:p>
              </table:table-cell>
              <table:table-cell office:value-type="float" office:value="53.64">
                <text:p>53.6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2.11">
                <text:p>12.11</text:p>
              </table:table-cell>
              <table:table-cell office:value-type="float" office:value="57.48">
                <text:p>57.4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2.2">
                <text:p>12.2</text:p>
              </table:table-cell>
              <table:table-cell office:value-type="float" office:value="45.24">
                <text:p>45.2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2.29">
                <text:p>12.29</text:p>
              </table:table-cell>
              <table:table-cell office:value-type="float" office:value="44.48">
                <text:p>44.4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2.38">
                <text:p>12.38</text:p>
              </table:table-cell>
              <table:table-cell office:value-type="float" office:value="56.85">
                <text:p>56.8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.49">
                <text:p>12.49</text:p>
              </table:table-cell>
              <table:table-cell office:value-type="float" office:value="55.25">
                <text:p>55.2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2.56">
                <text:p>12.56</text:p>
              </table:table-cell>
              <table:table-cell office:value-type="float" office:value="57.07">
                <text:p>57.0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2.61">
                <text:p>12.61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2.67">
                <text:p>12.67</text:p>
              </table:table-cell>
              <table:table-cell office:value-type="float" office:value="54.39">
                <text:p>54.3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2.74">
                <text:p>12.74</text:p>
              </table:table-cell>
              <table:table-cell office:value-type="float" office:value="51.19">
                <text:p>51.1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2.83">
                <text:p>12.83</text:p>
              </table:table-cell>
              <table:table-cell office:value-type="float" office:value="59.41">
                <text:p>59.4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2.88">
                <text:p>12.88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2.94">
                <text:p>12.94</text:p>
              </table:table-cell>
              <table:table-cell office:value-type="float" office:value="56.72">
                <text:p>56.7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2.99">
                <text:p>12.99</text:p>
              </table:table-cell>
              <table:table-cell office:value-type="float" office:value="59.49">
                <text:p>59.4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3.03">
                <text:p>13.03</text:p>
              </table:table-cell>
              <table:table-cell office:value-type="float" office:value="58.28">
                <text:p>58.2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3.08">
                <text:p>13.08</text:p>
              </table:table-cell>
              <table:table-cell office:value-type="float" office:value="55.81">
                <text:p>55.81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3.13">
                <text:p>13.13</text:p>
              </table:table-cell>
              <table:table-cell office:value-type="float" office:value="59.22">
                <text:p>59.2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3.18">
                <text:p>13.18</text:p>
              </table:table-cell>
              <table:table-cell office:value-type="float" office:value="57.82">
                <text:p>57.8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3.25">
                <text:p>13.25</text:p>
              </table:table-cell>
              <table:table-cell office:value-type="float" office:value="55.53">
                <text:p>55.5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3.31">
                <text:p>13.31</text:p>
              </table:table-cell>
              <table:table-cell office:value-type="float" office:value="51.86">
                <text:p>51.8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3.36">
                <text:p>13.36</text:p>
              </table:table-cell>
              <table:table-cell office:value-type="float" office:value="60.46">
                <text:p>60.4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3.46">
                <text:p>13.46</text:p>
              </table:table-cell>
              <table:table-cell office:value-type="float" office:value="63.86">
                <text:p>63.8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3.52">
                <text:p>13.52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3.59">
                <text:p>13.59</text:p>
              </table:table-cell>
              <table:table-cell office:value-type="float" office:value="61.88">
                <text:p>61.8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3.7">
                <text:p>13.7</text:p>
              </table:table-cell>
              <table:table-cell office:value-type="float" office:value="64.71">
                <text:p>64.7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3.8">
                <text:p>13.8</text:p>
              </table:table-cell>
              <table:table-cell office:value-type="float" office:value="64.31">
                <text:p>64.3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3.88">
                <text:p>13.88</text:p>
              </table:table-cell>
              <table:table-cell office:value-type="float" office:value="62.36">
                <text:p>62.3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4.01">
                <text:p>14.01</text:p>
              </table:table-cell>
              <table:table-cell office:value-type="float" office:value="59.91">
                <text:p>59.9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4.12">
                <text:p>14.12</text:p>
              </table:table-cell>
              <table:table-cell office:value-type="float" office:value="64.71">
                <text:p>64.7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4.2">
                <text:p>14.2</text:p>
              </table:table-cell>
              <table:table-cell office:value-type="float" office:value="65.77">
                <text:p>65.7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4.32">
                <text:p>14.32</text:p>
              </table:table-cell>
              <table:table-cell office:value-type="float" office:value="64.68">
                <text:p>64.6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4.43">
                <text:p>14.43</text:p>
              </table:table-cell>
              <table:table-cell office:value-type="float" office:value="67.21">
                <text:p>67.2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4.57">
                <text:p>14.57</text:p>
              </table:table-cell>
              <table:table-cell office:value-type="float" office:value="61.99">
                <text:p>61.9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4.67">
                <text:p>14.67</text:p>
              </table:table-cell>
              <table:table-cell office:value-type="float" office:value="66.34">
                <text:p>66.3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4.8">
                <text:p>14.8</text:p>
              </table:table-cell>
              <table:table-cell office:value-type="float" office:value="67.39">
                <text:p>67.3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4.91">
                <text:p>14.91</text:p>
              </table:table-cell>
              <table:table-cell office:value-type="float" office:value="66.59">
                <text:p>66.5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4.99">
                <text:p>14.99</text:p>
              </table:table-cell>
              <table:table-cell office:value-type="float" office:value="67.11">
                <text:p>67.1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5.1">
                <text:p>15.1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5.21">
                <text:p>15.21</text:p>
              </table:table-cell>
              <table:table-cell office:value-type="float" office:value="56.97">
                <text:p>56.9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5.29">
                <text:p>15.29</text:p>
              </table:table-cell>
              <table:table-cell office:value-type="float" office:value="65.93">
                <text:p>65.9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5.43">
                <text:p>15.4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5.53">
                <text:p>15.53</text:p>
              </table:table-cell>
              <table:table-cell office:value-type="float" office:value="68.58">
                <text:p>68.5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5.7">
                <text:p>15.7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5.85">
                <text:p>15.85</text:p>
              </table:table-cell>
              <table:table-cell office:value-type="float" office:value="69.16">
                <text:p>69.1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5.96">
                <text:p>15.96</text:p>
              </table:table-cell>
              <table:table-cell office:value-type="float" office:value="68.24">
                <text:p>68.2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6.14">
                <text:p>16.14</text:p>
              </table:table-cell>
              <table:table-cell office:value-type="float" office:value="63.03">
                <text:p>63.03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6.24">
                <text:p>16.24</text:p>
              </table:table-cell>
              <table:table-cell office:value-type="float" office:value="70.44">
                <text:p>70.44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6.34">
                <text:p>16.34</text:p>
              </table:table-cell>
              <table:table-cell office:value-type="float" office:value="69.12">
                <text:p>69.1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6.5">
                <text:p>16.5</text:p>
              </table:table-cell>
              <table:table-cell office:value-type="float" office:value="67.53">
                <text:p>67.5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6.63">
                <text:p>16.63</text:p>
              </table:table-cell>
              <table:table-cell office:value-type="float" office:value="71.88">
                <text:p>71.8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6.75">
                <text:p>16.75</text:p>
              </table:table-cell>
              <table:table-cell office:value-type="float" office:value="71.56">
                <text:p>71.5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6.86">
                <text:p>16.8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7.06">
                <text:p>17.06</text:p>
              </table:table-cell>
              <table:table-cell office:value-type="float" office:value="69.89">
                <text:p>69.8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7.21">
                <text:p>17.21</text:p>
              </table:table-cell>
              <table:table-cell office:value-type="float" office:value="68.06">
                <text:p>68.0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7.34">
                <text:p>17.34</text:p>
              </table:table-cell>
              <table:table-cell office:value-type="float" office:value="62.18">
                <text:p>62.1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7.45">
                <text:p>17.45</text:p>
              </table:table-cell>
              <table:table-cell office:value-type="float" office:value="71.03">
                <text:p>71.03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7.59">
                <text:p>17.59</text:p>
              </table:table-cell>
              <table:table-cell office:value-type="float" office:value="67.21">
                <text:p>67.21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26.75">
                <text:p>26.75</text:p>
              </table:table-cell>
              <table:table-cell office:value-type="float" office:value="75.47">
                <text:p>75.47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36.89">
                <text:p>36.89</text:p>
              </table:table-cell>
              <table:table-cell office:value-type="float" office:value="76.42">
                <text:p>76.42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37.46">
                <text:p>37.46</text:p>
              </table:table-cell>
              <table:table-cell office:value-type="float" office:value="72.72">
                <text:p>72.72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31.92">
                <text:p>31.92</text:p>
              </table:table-cell>
              <table:table-cell office:value-type="float" office:value="77.72">
                <text:p>77.72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40.08">
                <text:p>40.08</text:p>
              </table:table-cell>
              <table:table-cell office:value-type="float" office:value="79.18">
                <text:p>79.18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51.54">
                <text:p>51.54</text:p>
              </table:table-cell>
              <table:table-cell office:value-type="float" office:value="69.62">
                <text:p>69.62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57.51">
                <text:p>57.51</text:p>
              </table:table-cell>
              <table:table-cell office:value-type="float" office:value="72.19">
                <text:p>72.19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61.46">
                <text:p>61.46</text:p>
              </table:table-cell>
              <table:table-cell office:value-type="float" office:value="79.92">
                <text:p>79.92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63.91">
                <text:p>63.91</text:p>
              </table:table-cell>
              <table:table-cell office:value-type="float" office:value="80.29">
                <text:p>80.29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67.39">
                <text:p>67.39</text:p>
              </table:table-cell>
              <table:table-cell office:value-type="float" office:value="79.41">
                <text:p>79.41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67.69">
                <text:p>67.69</text:p>
              </table:table-cell>
              <table:table-cell office:value-type="float" office:value="80.2">
                <text:p>80.2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67.71">
                <text:p>67.71</text:p>
              </table:table-cell>
              <table:table-cell office:value-type="float" office:value="80.23">
                <text:p>80.23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71.47">
                <text:p>71.47</text:p>
              </table:table-cell>
              <table:table-cell office:value-type="float" office:value="80.25">
                <text:p>80.25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70.66">
                <text:p>70.66</text:p>
              </table:table-cell>
              <table:table-cell office:value-type="float" office:value="80.22">
                <text:p>80.22</text:p>
              </table:table-cell>
            </table:table-row>
            <table:table-row>
              <table:table-cell office:value-type="float" office:value="851">
                <text:p>851</text:p>
              </table:table-cell>
              <table:table-cell office:value-type="float" office:value="70.19">
                <text:p>70.19</text:p>
              </table:table-cell>
              <table:table-cell office:value-type="float" office:value="80.23">
                <text:p>80.23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72.38">
                <text:p>72.38</text:p>
              </table:table-cell>
              <table:table-cell office:value-type="float" office:value="80.18">
                <text:p>80.18</text:p>
              </table:table-cell>
            </table:table-row>
            <table:table-row>
              <table:table-cell office:value-type="float" office:value="951">
                <text:p>951</text:p>
              </table:table-cell>
              <table:table-cell office:value-type="float" office:value="72.43">
                <text:p>72.43</text:p>
              </table:table-cell>
              <table:table-cell office:value-type="float" office:value="80.15">
                <text:p>80.15</text:p>
              </table:table-cell>
            </table:table-row>
            <table:table-row>
              <table:table-cell office:value-type="float" office:value="1001">
                <text:p>1001</text:p>
              </table:table-cell>
              <table:table-cell office:value-type="float" office:value="71.85">
                <text:p>71.85</text:p>
              </table:table-cell>
              <table:table-cell office:value-type="float" office:value="80.16">
                <text:p>80.16</text:p>
              </table:table-cell>
            </table:table-row>
            <table:table-row>
              <table:table-cell office:value-type="float" office:value="1051">
                <text:p>1051</text:p>
              </table:table-cell>
              <table:table-cell office:value-type="float" office:value="73.37">
                <text:p>73.37</text:p>
              </table:table-cell>
              <table:table-cell office:value-type="float" office:value="80.16">
                <text:p>80.16</text:p>
              </table:table-cell>
            </table:table-row>
            <table:table-row>
              <table:table-cell office:value-type="float" office:value="1101">
                <text:p>1101</text:p>
              </table:table-cell>
              <table:table-cell office:value-type="float" office:value="73.24">
                <text:p>73.24</text:p>
              </table:table-cell>
              <table:table-cell office:value-type="float" office:value="80.18">
                <text:p>80.18</text:p>
              </table:table-cell>
            </table:table-row>
            <table:table-row>
              <table:table-cell office:value-type="float" office:value="1151">
                <text:p>1151</text:p>
              </table:table-cell>
              <table:table-cell office:value-type="float" office:value="73.98">
                <text:p>73.98</text:p>
              </table:table-cell>
              <table:table-cell office:value-type="float" office:value="80.17">
                <text:p>80.17</text:p>
              </table:table-cell>
            </table:table-row>
            <table:table-row>
              <table:table-cell office:value-type="float" office:value="1201">
                <text:p>1201</text:p>
              </table:table-cell>
              <table:table-cell office:value-type="float" office:value="74.33">
                <text:p>74.33</text:p>
              </table:table-cell>
              <table:table-cell office:value-type="float" office:value="80.17">
                <text:p>80.17</text:p>
              </table:table-cell>
            </table:table-row>
            <table:table-row>
              <table:table-cell office:value-type="float" office:value="1251">
                <text:p>1251</text:p>
              </table:table-cell>
              <table:table-cell office:value-type="float" office:value="73.34">
                <text:p>73.34</text:p>
              </table:table-cell>
              <table:table-cell office:value-type="float" office:value="80.17">
                <text:p>80.17</text:p>
              </table:table-cell>
            </table:table-row>
            <table:table-row>
              <table:table-cell office:value-type="float" office:value="1301">
                <text:p>1301</text:p>
              </table:table-cell>
              <table:table-cell office:value-type="float" office:value="75.25">
                <text:p>75.25</text:p>
              </table:table-cell>
              <table:table-cell office:value-type="float" office:value="80.17">
                <text:p>80.17</text:p>
              </table:table-cell>
            </table:table-row>
            <table:table-row>
              <table:table-cell office:value-type="float" office:value="1351">
                <text:p>1351</text:p>
              </table:table-cell>
              <table:table-cell office:value-type="float" office:value="75.29">
                <text:p>75.29</text:p>
              </table:table-cell>
              <table:table-cell office:value-type="float" office:value="80.16">
                <text:p>80.16</text:p>
              </table:table-cell>
            </table:table-row>
            <table:table-row>
              <table:table-cell office:value-type="float" office:value="1401">
                <text:p>1401</text:p>
              </table:table-cell>
              <table:table-cell office:value-type="float" office:value="75.83">
                <text:p>75.83</text:p>
              </table:table-cell>
              <table:table-cell office:value-type="float" office:value="80.17">
                <text:p>80.17</text:p>
              </table:table-cell>
            </table:table-row>
            <table:table-row>
              <table:table-cell office:value-type="float" office:value="1451">
                <text:p>1451</text:p>
              </table:table-cell>
              <table:table-cell office:value-type="float" office:value="75.73">
                <text:p>75.73</text:p>
              </table:table-cell>
              <table:table-cell office:value-type="float" office:value="80.15">
                <text:p>80.15</text:p>
              </table:table-cell>
            </table:table-row>
            <table:table-row>
              <table:table-cell office:value-type="float" office:value="1501">
                <text:p>1501</text:p>
              </table:table-cell>
              <table:table-cell office:value-type="float" office:value="75.58">
                <text:p>75.58</text:p>
              </table:table-cell>
              <table:table-cell office:value-type="float" office:value="80.15">
                <text:p>80.15</text:p>
              </table:table-cell>
            </table:table-row>
            <table:table-row>
              <table:table-cell office:value-type="float" office:value="1551">
                <text:p>1551</text:p>
              </table:table-cell>
              <table:table-cell office:value-type="float" office:value="76.55">
                <text:p>76.55</text:p>
              </table:table-cell>
              <table:table-cell office:value-type="float" office:value="80.13">
                <text:p>80.13</text:p>
              </table:table-cell>
            </table:table-row>
            <table:table-row>
              <table:table-cell office:value-type="float" office:value="1601">
                <text:p>1601</text:p>
              </table:table-cell>
              <table:table-cell office:value-type="float" office:value="76.52">
                <text:p>76.52</text:p>
              </table:table-cell>
              <table:table-cell office:value-type="float" office:value="80.15">
                <text:p>80.15</text:p>
              </table:table-cell>
            </table:table-row>
            <table:table-row>
              <table:table-cell office:value-type="float" office:value="1651">
                <text:p>1651</text:p>
              </table:table-cell>
              <table:table-cell office:value-type="float" office:value="76.41">
                <text:p>76.41</text:p>
              </table:table-cell>
              <table:table-cell office:value-type="float" office:value="80.15">
                <text:p>80.15</text:p>
              </table:table-cell>
            </table:table-row>
            <table:table-row>
              <table:table-cell office:value-type="float" office:value="1701">
                <text:p>1701</text:p>
              </table:table-cell>
              <table:table-cell office:value-type="float" office:value="75.35">
                <text:p>75.35</text:p>
              </table:table-cell>
              <table:table-cell office:value-type="float" office:value="80.16">
                <text:p>80.16</text:p>
              </table:table-cell>
            </table:table-row>
            <table:table-row>
              <table:table-cell office:value-type="float" office:value="1751">
                <text:p>1751</text:p>
              </table:table-cell>
              <table:table-cell office:value-type="float" office:value="77.14">
                <text:p>77.14</text:p>
              </table:table-cell>
              <table:table-cell office:value-type="float" office:value="80.16">
                <text:p>80.16</text:p>
              </table:table-cell>
            </table:table-row>
            <table:table-row>
              <table:table-cell office:value-type="float" office:value="1801">
                <text:p>1801</text:p>
              </table:table-cell>
              <table:table-cell office:value-type="float" office:value="77.04">
                <text:p>77.04</text:p>
              </table:table-cell>
              <table:table-cell office:value-type="float" office:value="80.15">
                <text:p>80.15</text:p>
              </table:table-cell>
            </table:table-row>
            <table:table-row>
              <table:table-cell office:value-type="float" office:value="1851">
                <text:p>1851</text:p>
              </table:table-cell>
              <table:table-cell office:value-type="float" office:value="77.06">
                <text:p>77.06</text:p>
              </table:table-cell>
              <table:table-cell office:value-type="float" office:value="80.14">
                <text:p>80.14</text:p>
              </table:table-cell>
            </table:table-row>
            <table:table-row>
              <table:table-cell office:value-type="float" office:value="1901">
                <text:p>1901</text:p>
              </table:table-cell>
              <table:table-cell office:value-type="float" office:value="77.06">
                <text:p>77.06</text:p>
              </table:table-cell>
              <table:table-cell office:value-type="float" office:value="80.13">
                <text:p>80.13</text:p>
              </table:table-cell>
            </table:table-row>
            <table:table-row>
              <table:table-cell office:value-type="float" office:value="1951">
                <text:p>1951</text:p>
              </table:table-cell>
              <table:table-cell office:value-type="float" office:value="77.18">
                <text:p>77.18</text:p>
              </table:table-cell>
              <table:table-cell office:value-type="float" office:value="80.13">
                <text:p>80.13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76.88">
                <text:p>76.88</text:p>
              </table:table-cell>
              <table:table-cell office:value-type="float" office:value="80.13">
                <text:p>80.13</text:p>
              </table:table-cell>
            </table:table-row>
            <table:table-row>
              <table:table-cell office:value-type="float" office:value="2051">
                <text:p>2051</text:p>
              </table:table-cell>
              <table:table-cell office:value-type="float" office:value="77.06">
                <text:p>77.06</text:p>
              </table:table-cell>
              <table:table-cell office:value-type="float" office:value="80.14">
                <text:p>80.14</text:p>
              </table:table-cell>
            </table:table-row>
            <table:table-row>
              <table:table-cell office:value-type="float" office:value="2101">
                <text:p>2101</text:p>
              </table:table-cell>
              <table:table-cell office:value-type="float" office:value="77.09">
                <text:p>77.09</text:p>
              </table:table-cell>
              <table:table-cell office:value-type="float" office:value="80.16">
                <text:p>80.16</text:p>
              </table:table-cell>
            </table:table-row>
            <table:table-row>
              <table:table-cell office:value-type="float" office:value="2151">
                <text:p>2151</text:p>
              </table:table-cell>
              <table:table-cell office:value-type="float" office:value="76.93">
                <text:p>76.93</text:p>
              </table:table-cell>
              <table:table-cell office:value-type="float" office:value="80.15">
                <text:p>80.15</text:p>
              </table:table-cell>
            </table:table-row>
            <table:table-row>
              <table:table-cell office:value-type="float" office:value="2201">
                <text:p>2201</text:p>
              </table:table-cell>
              <table:table-cell office:value-type="float" office:value="76.95">
                <text:p>76.95</text:p>
              </table:table-cell>
              <table:table-cell office:value-type="float" office:value="80.15">
                <text:p>80.15</text:p>
              </table:table-cell>
            </table:table-row>
            <table:table-row>
              <table:table-cell office:value-type="float" office:value="2251">
                <text:p>2251</text:p>
              </table:table-cell>
              <table:table-cell office:value-type="float" office:value="76.97">
                <text:p>76.97</text:p>
              </table:table-cell>
              <table:table-cell office:value-type="float" office:value="80.15">
                <text:p>80.15</text:p>
              </table:table-cell>
            </table:table-row>
            <table:table-row>
              <table:table-cell office:value-type="float" office:value="2301">
                <text:p>2301</text:p>
              </table:table-cell>
              <table:table-cell office:value-type="float" office:value="76.97">
                <text:p>76.97</text:p>
              </table:table-cell>
              <table:table-cell office:value-type="float" office:value="80.15">
                <text:p>80.15</text:p>
              </table:table-cell>
            </table:table-row>
            <table:table-row>
              <table:table-cell office:value-type="float" office:value="2351">
                <text:p>2351</text:p>
              </table:table-cell>
              <table:table-cell office:value-type="float" office:value="76.94">
                <text:p>76.94</text:p>
              </table:table-cell>
              <table:table-cell office:value-type="float" office:value="80.15">
                <text:p>80.15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76.89">
                <text:p>76.89</text:p>
              </table:table-cell>
              <table:table-cell office:value-type="float" office:value="80.14">
                <text:p>80.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